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ucida Sans1" svg:font-family="'Lucida Sans'"/>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title"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6" style:family="paragraph" style:parent-style-name="Standard">
      <style:text-properties fo:language="none" fo:country="none" style:language-asian="none" style:country-asian="none"/>
    </style:style>
    <style:style style:name="P7" style:family="paragraph" style:parent-style-name="Standard" style:list-style-name="WW8Num49"/>
    <style:style style:name="P8" style:family="paragraph" style:parent-style-name="Standard" style:list-style-name="WW8Num64"/>
    <style:style style:name="P9"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 style:family="paragraph" style:parent-style-name="Standard" style:list-style-name="WW8Num24"/>
    <style:style style:name="P11" style:family="paragraph" style:parent-style-name="Standard" style:list-style-name="WW8Num53"/>
    <style:style style:name="P12" style:family="paragraph" style:parent-style-name="Standard" style:list-style-name="WW8Num57"/>
    <style:style style:name="P13" style:family="paragraph" style:parent-style-name="Standard" style:list-style-name="WW8Num23"/>
    <style:style style:name="P14" style:family="paragraph" style:parent-style-name="Standard" style:list-style-name="WW8Num17"/>
    <style:style style:name="P15" style:family="paragraph" style:parent-style-name="Standard" style:list-style-name="WW8Num56"/>
    <style:style style:name="P16" style:family="paragraph" style:parent-style-name="Standard" style:list-style-name="WW8Num39"/>
    <style:style style:name="P17" style:family="paragraph" style:parent-style-name="Standard">
      <style:text-properties fo:font-weight="bold" style:font-weight-asian="bold"/>
    </style:style>
    <style:style style:name="P18" style:family="paragraph" style:parent-style-name="Standard" style:list-style-name="WW8Num55"/>
    <style:style style:name="P19" style:family="paragraph" style:parent-style-name="Standard" style:list-style-name="WW8Num47"/>
    <style:style style:name="P20" style:family="paragraph" style:parent-style-name="Standard" style:list-style-name="WW8Num65"/>
    <style:style style:name="P21" style:family="paragraph" style:parent-style-name="Standard" style:list-style-name="WW8Num50"/>
    <style:style style:name="P22"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23"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24" style:family="paragraph" style:parent-style-name="Standard" style:list-style-name="WW8Num62"/>
    <style:style style:name="P25" style:family="paragraph" style:parent-style-name="Standard">
      <style:text-properties text:display="none"/>
    </style:style>
    <style:style style:name="P26" style:family="paragraph" style:parent-style-name="Standard">
      <style:text-properties style:font-name="Trebuchet MS" text:display="none"/>
    </style:style>
    <style:style style:name="P27" style:family="paragraph" style:parent-style-name="Standard">
      <style:text-properties style:font-name="Trebuchet MS" fo:font-size="11pt" fo:font-weight="bold" style:font-size-asian="11pt" style:font-weight-asian="bold"/>
    </style:style>
    <style:style style:name="P28" style:family="paragraph" style:parent-style-name="Standard" style:list-style-name="WW8Num35"/>
    <style:style style:name="P29" style:family="paragraph" style:parent-style-name="Standard" style:list-style-name="WW8Num52"/>
    <style:style style:name="P30" style:family="paragraph" style:parent-style-name="Standard" style:list-style-name="WW8Num29"/>
    <style:style style:name="P31" style:family="paragraph" style:parent-style-name="Standard" style:list-style-name="WW8Num15"/>
    <style:style style:name="P32" style:family="paragraph" style:parent-style-name="Standard">
      <style:paragraph-properties>
        <style:tab-stops>
          <style:tab-stop style:position="0.5in"/>
        </style:tab-stops>
      </style:paragraph-properties>
    </style:style>
    <style:style style:name="P33" style:family="paragraph" style:parent-style-name="Standard">
      <style:paragraph-properties>
        <style:tab-stops>
          <style:tab-stop style:position="0.75in"/>
        </style:tab-stops>
      </style:paragraph-properties>
    </style:style>
    <style:style style:name="P34" style:family="paragraph" style:parent-style-name="Standard" style:list-style-name="WW8Num41"/>
    <style:style style:name="P35" style:family="paragraph" style:parent-style-name="Standard" style:list-style-name="WW8Num18"/>
    <style:style style:name="P36" style:family="paragraph" style:parent-style-name="Standard" style:list-style-name="WW8Num51"/>
    <style:style style:name="P37" style:family="paragraph" style:parent-style-name="Standard" style:list-style-name="WW8Num42"/>
    <style:style style:name="P38" style:family="paragraph" style:parent-style-name="Standard" style:list-style-name="WW8Num27"/>
    <style:style style:name="P39" style:family="paragraph" style:parent-style-name="Standard" style:list-style-name="WW8Num54"/>
    <style:style style:name="P40" style:family="paragraph" style:parent-style-name="Standard" style:list-style-name="WW8Num22"/>
    <style:style style:name="P41" style:family="paragraph" style:parent-style-name="Standard" style:list-style-name="WW8Num33"/>
    <style:style style:name="P42" style:family="paragraph" style:parent-style-name="Standard" style:list-style-name="WW8Num26"/>
    <style:style style:name="P43" style:family="paragraph" style:parent-style-name="Standard" style:list-style-name="WW8Num58"/>
    <style:style style:name="P44" style:family="paragraph" style:parent-style-name="Standard" style:list-style-name="WW8Num63"/>
    <style:style style:name="P45" style:family="paragraph" style:parent-style-name="Standard" style:list-style-name="WW8Num21"/>
    <style:style style:name="P46" style:family="paragraph" style:parent-style-name="Standard" style:list-style-name="WW8Num14"/>
    <style:style style:name="P47" style:family="paragraph" style:parent-style-name="Standard" style:list-style-name="WW8Num44"/>
    <style:style style:name="P48" style:family="paragraph" style:parent-style-name="Standard" style:list-style-name="WW8Num32"/>
    <style:style style:name="P49" style:family="paragraph" style:parent-style-name="Standard" style:list-style-name="WW8Num40"/>
    <style:style style:name="P50" style:family="paragraph" style:parent-style-name="Standard" style:list-style-name="WW8Num38"/>
    <style:style style:name="P51" style:family="paragraph" style:parent-style-name="Standard" style:list-style-name="WW8Num46"/>
    <style:style style:name="P52" style:family="paragraph" style:parent-style-name="Standard">
      <style:paragraph-properties fo:margin-left="0.248in" fo:margin-right="0in" fo:text-indent="0in" style:auto-text-indent="false"/>
    </style:style>
    <style:style style:name="P53" style:family="paragraph" style:parent-style-name="Standard">
      <style:paragraph-properties fo:margin-left="0.248in" fo:margin-right="0in" fo:text-indent="0in" style:auto-text-indent="false"/>
      <style:text-properties fo:font-weight="bold" style:font-weight-asian="bold"/>
    </style:style>
    <style:style style:name="P54" style:family="paragraph" style:parent-style-name="Standard">
      <style:paragraph-properties fo:margin-left="0in" fo:margin-right="0in" fo:text-indent="0in" style:auto-text-indent="false"/>
    </style:style>
    <style:style style:name="P55" style:family="paragraph" style:parent-style-name="Standard">
      <style:paragraph-properties fo:margin-left="0in" fo:margin-right="0in" fo:text-indent="0in" style:auto-text-indent="false" style:snap-to-layout-grid="false"/>
    </style:style>
    <style:style style:name="P56"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57"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58" style:family="paragraph" style:parent-style-name="Standard">
      <style:paragraph-properties fo:margin-left="0in" fo:margin-right="0in" fo:text-align="start" style:justify-single-word="false" fo:text-indent="0in" style:auto-text-indent="false"/>
    </style:style>
    <style:style style:name="P59" style:family="paragraph" style:parent-style-name="Standard">
      <style:paragraph-properties fo:margin-top="0in" fo:margin-bottom="0in"/>
    </style:style>
    <style:style style:name="P60" style:family="paragraph" style:parent-style-name="Standard">
      <style:paragraph-properties fo:margin-top="0in" fo:margin-bottom="0in" fo:text-align="start" style:justify-single-word="false"/>
    </style:style>
    <style:style style:name="P61"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2"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37">
      <style:paragraph-properties fo:margin-top="0in" fo:margin-bottom="0in" fo:text-align="start" style:justify-single-word="false" fo:orphans="0" fo:widows="0" style:text-autospace="none"/>
    </style:style>
    <style:style style:name="P69" style:family="paragraph" style:parent-style-name="Standard" style:list-style-name="WW8Num60">
      <style:paragraph-properties fo:margin-top="0in" fo:margin-bottom="0in" fo:text-align="start" style:justify-single-word="false" fo:orphans="0" fo:widows="0" style:text-autospace="none">
        <style:tab-stops>
          <style:tab-stop style:position="0.3in"/>
        </style:tab-stops>
      </style:paragraph-properties>
    </style:style>
    <style:style style:name="P70"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1" style:family="paragraph" style:parent-style-name="Standard" style:list-style-name="WW8Num8">
      <style:paragraph-properties fo:margin-top="0in" fo:margin-bottom="0in" fo:text-align="start" style:justify-single-word="false" fo:orphans="0" fo:widows="0" style:text-autospace="none"/>
    </style:style>
    <style:style style:name="P72" style:family="paragraph" style:parent-style-name="Standard" style:list-style-name="WW8Num36">
      <style:paragraph-properties fo:margin-top="0in" fo:margin-bottom="0in" fo:text-align="start" style:justify-single-word="false"/>
    </style:style>
    <style:style style:name="P73" style:family="paragraph" style:parent-style-name="Standard">
      <style:paragraph-properties fo:margin-top="0in" fo:margin-bottom="0in" fo:text-align="start" style:justify-single-word="false" style:snap-to-layout-grid="false"/>
    </style:style>
    <style:style style:name="P74" style:family="paragraph" style:parent-style-name="Standard" style:list-style-name="WW8Num36">
      <style:paragraph-properties fo:margin-top="0in" fo:margin-bottom="0in" fo:text-align="start" style:justify-single-word="false"/>
      <style:text-properties fo:color="#000000" style:font-name-asian="Times New Roman" style:font-size-complex="12pt"/>
    </style:style>
    <style:style style:name="P75" style:family="paragraph" style:parent-style-name="Standard">
      <style:paragraph-properties fo:margin-left="0.2957in" fo:margin-right="0in" fo:text-indent="-0.2957in" style:auto-text-indent="false"/>
    </style:style>
    <style:style style:name="P76"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77"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78" style:family="paragraph" style:parent-style-name="Standard">
      <style:paragraph-properties fo:margin-left="0.748in" fo:margin-right="0in" fo:text-indent="0in" style:auto-text-indent="false"/>
    </style:style>
    <style:style style:name="P79" style:family="paragraph" style:parent-style-name="Standard">
      <style:paragraph-properties fo:margin-left="0.748in" fo:margin-right="0in" fo:text-indent="0in" style:auto-text-indent="false"/>
      <style:text-properties style:font-name="Trebuchet MS" fo:font-size="11pt" style:font-size-asian="11pt"/>
    </style:style>
    <style:style style:name="P80" style:family="paragraph" style:parent-style-name="Standard">
      <style:paragraph-properties fo:margin-top="0.0799in" fo:margin-bottom="0in"/>
    </style:style>
    <style:style style:name="P81" style:family="paragraph" style:parent-style-name="Standard" style:list-style-name="WW8Num8">
      <style:paragraph-properties fo:margin-top="0.0799in" fo:margin-bottom="0in" fo:text-align="start" style:justify-single-word="false" fo:orphans="0" fo:widows="0" style:text-autospace="none"/>
    </style:style>
    <style:style style:name="P82" style:family="paragraph" style:parent-style-name="Standard">
      <style:paragraph-properties fo:margin-left="1in" fo:margin-right="0in" fo:text-indent="-0.25in" style:auto-text-indent="false">
        <style:tab-stops>
          <style:tab-stop style:position="0.75in"/>
        </style:tab-stops>
      </style:paragraph-properties>
    </style:style>
    <style:style style:name="P83" style:family="paragraph" style:parent-style-name="Standard">
      <style:paragraph-properties fo:margin-left="0.5in" fo:margin-right="0in" fo:text-indent="-0.25in" style:auto-text-indent="false">
        <style:tab-stops>
          <style:tab-stop style:position="0.5in"/>
        </style:tab-stops>
      </style:paragraph-properties>
    </style:style>
    <style:style style:name="P84"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85"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86"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87" style:family="paragraph" style:parent-style-name="Standard" style:list-style-name="WW8Num36">
      <style:paragraph-properties fo:margin-top="0.1945in" fo:margin-bottom="0in" fo:text-align="start" style:justify-single-word="false"/>
    </style:style>
    <style:style style:name="P88" style:family="paragraph" style:parent-style-name="Standard" style:list-style-name="WW8Num36">
      <style:paragraph-properties fo:margin-top="0in" fo:margin-bottom="0.1945in" fo:text-align="start" style:justify-single-word="false"/>
      <style:text-properties fo:color="#000000" style:font-name-asian="Times New Roman" style:font-size-complex="12pt"/>
    </style:style>
    <style:style style:name="P89" style:family="paragraph" style:parent-style-name="Standard" style:list-style-name="WW8Num18">
      <style:paragraph-properties fo:margin-left="1.498in" fo:margin-right="0in" fo:text-indent="-0.25in" style:auto-text-indent="false"/>
    </style:style>
    <style:style style:name="P90" style:family="paragraph" style:parent-style-name="Standard">
      <style:paragraph-properties fo:margin-left="0.7425in" fo:margin-right="0in" fo:text-indent="0in" style:auto-text-indent="false"/>
    </style:style>
    <style:style style:name="P91" style:family="paragraph" style:parent-style-name="Standard" style:list-style-name="WW8Num59">
      <style:paragraph-properties fo:margin-left="0.7874in" fo:margin-right="0in" fo:text-indent="-0.25in" style:auto-text-indent="false"/>
    </style:style>
    <style:style style:name="P92" style:family="paragraph" style:parent-style-name="Standard" style:list-style-name="WW8Num16">
      <style:paragraph-properties fo:margin-left="0.7874in" fo:margin-right="0in" fo:text-indent="-0.25in" style:auto-text-indent="false"/>
    </style:style>
    <style:style style:name="P93" style:family="paragraph" style:parent-style-name="Standard">
      <style:paragraph-properties fo:margin-left="1.5in" fo:margin-right="0in" fo:text-align="start" style:justify-single-word="false" fo:text-indent="0in" style:auto-text-indent="false"/>
    </style:style>
    <style:style style:name="P94" style:family="paragraph" style:parent-style-name="Standard">
      <style:paragraph-properties fo:margin-left="1.0835in" fo:margin-right="0in" fo:text-align="start" style:justify-single-word="false" fo:text-indent="0in" style:auto-text-indent="false"/>
    </style:style>
    <style:style style:name="P95" style:family="paragraph" style:parent-style-name="Standard" style:list-style-name="WW8Num59">
      <style:paragraph-properties fo:margin-left="0.7874in" fo:margin-right="0in" fo:text-indent="-0.2953in" style:auto-text-indent="false"/>
    </style:style>
    <style:style style:name="P96" style:family="paragraph" style:parent-style-name="Standard" style:list-style-name="WW8Num18">
      <style:paragraph-properties fo:margin-left="0.7874in" fo:margin-right="0in" fo:text-indent="-0.2953in" style:auto-text-indent="false"/>
    </style:style>
    <style:style style:name="P97" style:family="paragraph" style:parent-style-name="Standard">
      <style:paragraph-properties fo:margin-left="0.002in" fo:margin-right="0in" fo:text-indent="0in" style:auto-text-indent="false"/>
    </style:style>
    <style:style style:name="P98" style:family="paragraph" style:parent-style-name="Standard">
      <style:paragraph-properties fo:margin-left="0in" fo:margin-right="0in" fo:text-indent="0.2957in" style:auto-text-indent="false"/>
    </style:style>
    <style:style style:name="P99" style:family="paragraph" style:parent-style-name="Standard">
      <style:paragraph-properties fo:margin-left="0.002in" fo:margin-right="0in" fo:text-indent="0.2937in" style:auto-text-indent="false"/>
    </style:style>
    <style:style style:name="P100" style:family="paragraph" style:parent-style-name="Standard" style:list-style-name="WW8Num21">
      <style:paragraph-properties fo:margin-left="0.5in" fo:margin-right="0in" fo:text-indent="-0.252in" style:auto-text-indent="false"/>
    </style:style>
    <style:style style:name="P101" style:family="paragraph" style:parent-style-name="Heading_20_1">
      <style:text-properties fo:language="en" fo:country="GB"/>
    </style:style>
    <style:style style:name="P102" style:family="paragraph" style:parent-style-name="Heading_20_1" style:master-page-name="Convert_20_1">
      <style:paragraph-properties style:page-number="auto"/>
    </style:style>
    <style:style style:name="P103"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104" style:family="paragraph" style:parent-style-name="title" style:master-page-name="Standard">
      <style:paragraph-properties style:page-number="auto"/>
    </style:style>
    <style:style style:name="P105"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06" style:family="paragraph" style:parent-style-name="Heading_20_1_20_no_20_TOC">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none" fo:country="none" style:language-asian="none" style:country-asian="none"/>
    </style:style>
    <style:style style:name="T5" style:family="text">
      <style:text-properties fo:language="none" fo:country="none" fo:font-weight="bold" style:language-asian="none" style:country-asian="none" style:font-weight-asian="bold"/>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style:language-complex="none" style:country-complex="none"/>
    </style:style>
    <style:style style:name="T9" style:family="text">
      <style:text-properties fo:language="en" fo:country="GB"/>
    </style:style>
    <style:style style:name="T10" style:family="text">
      <style:text-properties fo:language="en" fo:country="GB" style:font-size-complex="11pt"/>
    </style:style>
    <style:style style:name="T11" style:family="text">
      <style:text-properties style:text-position="super 58%"/>
    </style:style>
    <style:style style:name="T12" style:family="text">
      <style:text-properties style:font-name="Trebuchet MS" fo:font-size="11pt" fo:font-weight="bold" style:font-size-asian="11pt" style:font-weight-asian="bold"/>
    </style:style>
    <style:style style:name="T13" style:family="text">
      <style:text-properties style:font-name="Trebuchet MS" fo:font-size="11pt" fo:language="en" fo:country="GB" fo:font-weight="bold" style:font-size-asian="11pt" style:font-weight-asian="bold"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fo:color="#333333" style:font-name="Trebuchet MS" fo:font-size="11pt" fo:language="en" fo:country="GB" fo:font-style="italic" style:font-size-asian="11pt" style:font-style-asian="italic" style:font-size-complex="11pt"/>
    </style:style>
    <style:style style:name="T16" style:family="text">
      <style:text-properties style:text-position="40% 100%" style:font-name="Trebuchet MS" fo:font-size="11pt" fo:language="en" fo:country="GB" style:font-size-asian="11pt" style:font-size-complex="11pt"/>
    </style:style>
    <style:style style:name="T17" style:family="text">
      <style:text-properties fo:language="it" fo:country="IT"/>
    </style:style>
    <style:style style:name="T18" style:family="text">
      <style:text-properties fo:language="it" fo:country="IT" fo:font-style="italic" fo:font-weight="bold" style:font-style-asian="italic" style:font-weight-asian="bold" style:font-size-complex="12pt"/>
    </style:style>
    <style:style style:name="T19" style:family="text">
      <style:text-properties style:font-weight-complex="bold"/>
    </style:style>
    <style:style style:name="T20" style:family="text">
      <style:text-properties style:font-style-complex="italic"/>
    </style:style>
    <style:style style:name="T21" style:family="text">
      <style:text-properties fo:color="#660099"/>
    </style:style>
    <style:style style:name="T22" style:family="text">
      <style:text-properties style:font-size-complex="12pt"/>
    </style:style>
    <style:style style:name="T23" style:family="text">
      <style:text-properties fo:color="#993300" style:font-size-complex="12pt"/>
    </style:style>
    <style:style style:name="T24" style:family="text">
      <style:text-properties fo:color="#993300" fo:language="it" fo:country="IT" style:font-size-complex="12pt"/>
    </style:style>
    <style:style style:name="T25" style:family="text">
      <style:text-properties style:font-name="Monaco" fo:font-size="10pt" fo:language="it" fo:country="IT" style:font-size-asian="10pt" style:font-name-complex="Monaco"/>
    </style:style>
    <style:style style:name="T26"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675356240" text:id="ct675356240">
          <text:insertion>
            <office:change-info>
              <dc:creator>Fabio Vitali</dc:creator>
              <dc:date>2012-07-21T14:36:00</dc:date>
            </office:change-info>
          </text:insertion>
        </text:changed-region>
        <text:changed-region xml:id="ct675358000" text:id="ct675358000">
          <text:insertion>
            <office:change-info>
              <dc:creator>Fabio Vitali</dc:creator>
              <dc:date>2012-07-21T14:38:00</dc:date>
            </office:change-info>
          </text:insertion>
        </text:changed-region>
        <text:changed-region xml:id="ct675358848" text:id="ct675358848">
          <text:insertion>
            <office:change-info>
              <dc:creator>Fabio Vitali</dc:creator>
              <dc:date>2012-07-21T14:36:00</dc:date>
            </office:change-info>
          </text:insertion>
        </text:changed-region>
        <text:changed-region xml:id="ct675358288" text:id="ct675358288">
          <text:insertion>
            <office:change-info>
              <dc:creator>Fabio Vitali</dc:creator>
              <dc:date>2012-07-21T14:39:00</dc:date>
            </office:change-info>
          </text:insertion>
        </text:changed-region>
        <text:changed-region xml:id="ct675359808" text:id="ct675359808">
          <text:insertion>
            <office:change-info>
              <dc:creator>Fabio Vitali</dc:creator>
              <dc:date>2012-07-21T14:36:00</dc:date>
            </office:change-info>
          </text:insertion>
        </text:changed-region>
        <text:changed-region xml:id="ct675356336" text:id="ct675356336">
          <text:insertion>
            <office:change-info>
              <dc:creator>Fabio Vitali</dc:creator>
              <dc:date>2012-07-21T14:37:00</dc:date>
            </office:change-info>
          </text:insertion>
        </text:changed-region>
        <text:changed-region xml:id="ct675357904" text:id="ct675357904">
          <text:insertion>
            <office:change-info>
              <dc:creator>Fabio Vitali</dc:creator>
              <dc:date>2012-07-21T14:36:00</dc:date>
            </office:change-info>
          </text:insertion>
        </text:changed-region>
        <text:changed-region xml:id="ct675359152" text:id="ct675359152">
          <text:insertion>
            <office:change-info>
              <dc:creator>Fabio Vitali</dc:creator>
              <dc:date>2012-07-21T14:38:00</dc:date>
            </office:change-info>
          </text:insertion>
        </text:changed-region>
        <text:changed-region xml:id="ct675358416" text:id="ct675358416">
          <text:insertion>
            <office:change-info>
              <dc:creator>Fabio Vitali</dc:creator>
              <dc:date>2012-07-21T14:39:00</dc:date>
            </office:change-info>
          </text:insertion>
        </text:changed-region>
        <text:changed-region xml:id="ct675358640" text:id="ct675358640">
          <text:insertion>
            <office:change-info>
              <dc:creator>Fabio Vitali</dc:creator>
              <dc:date>2012-07-21T14:37:00</dc:date>
            </office:change-info>
          </text:insertion>
        </text:changed-region>
        <text:changed-region xml:id="ct675358096" text:id="ct675358096">
          <text:insertion>
            <office:change-info>
              <dc:creator>Fabio Vitali</dc:creator>
              <dc:date>2012-07-21T14:38:00</dc:date>
            </office:change-info>
          </text:insertion>
        </text:changed-region>
        <text:changed-region xml:id="ct675359984" text:id="ct675359984">
          <text:insertion>
            <office:change-info>
              <dc:creator>Fabio Vitali</dc:creator>
              <dc:date>2012-07-21T14:39:00</dc:date>
            </office:change-info>
          </text:insertion>
        </text:changed-region>
        <text:changed-region xml:id="ct675358944" text:id="ct675358944">
          <text:insertion>
            <office:change-info>
              <dc:creator>Fabio Vitali</dc:creator>
              <dc:date>2012-07-21T14:38:00</dc:date>
            </office:change-info>
          </text:insertion>
        </text:changed-region>
        <text:changed-region xml:id="ct675359280" text:id="ct675359280">
          <text:insertion>
            <office:change-info>
              <dc:creator>Fabio Vitali</dc:creator>
              <dc:date>2012-07-21T14:39:00</dc:date>
            </office:change-info>
          </text:insertion>
        </text:changed-region>
        <text:changed-region xml:id="ct675358192" text:id="ct675358192">
          <text:insertion>
            <office:change-info>
              <dc:creator>Fabio Vitali</dc:creator>
              <dc:date>2012-07-21T14:38:00</dc:date>
            </office:change-info>
          </text:insertion>
        </text:changed-region>
        <text:changed-region xml:id="ct676334752" text:id="ct676334752">
          <text:insertion>
            <office:change-info>
              <dc:creator>Fabio Vitali</dc:creator>
              <dc:date>2013-01-18T15:44:00</dc:date>
            </office:change-info>
          </text:insertion>
        </text:changed-region>
        <text:changed-region xml:id="ct676337728" text:id="ct676337728">
          <text:deletion>
            <office:change-info>
              <dc:creator>Fabio Vitali</dc:creator>
              <dc:date>2013-01-18T15:44:00</dc:date>
            </office:change-info>
            <text:p text:style-name="P1">2</text:p>
          </text:deletion>
        </text:changed-region>
        <text:changed-region xml:id="ct676341296" text:id="ct676341296">
          <text:insertion>
            <office:change-info>
              <dc:creator>Fabio Vitali</dc:creator>
              <dc:date>2013-01-18T15:45:00</dc:date>
            </office:change-info>
          </text:insertion>
        </text:changed-region>
        <text:changed-region xml:id="ct676341616" text:id="ct676341616">
          <text:deletion>
            <office:change-info>
              <dc:creator>Fabio Vitali</dc:creator>
              <dc:date>2013-01-18T15:45:00</dc:date>
            </office:change-info>
            <text:p text:style-name="P2"><text:span text:style-name="T1"><text:s/>22 July 2012</text:span></text:p>
          </text:deletion>
        </text:changed-region>
        <text:changed-region xml:id="ct676341488" text:id="ct676341488">
          <text:insertion>
            <office:change-info>
              <dc:creator>Fabio Vitali</dc:creator>
              <dc:date>2013-01-18T15:45:00</dc:date>
            </office:change-info>
          </text:insertion>
        </text:changed-region>
        <text:changed-region xml:id="ct676356656" text:id="ct676356656">
          <text:insertion>
            <office:change-info>
              <dc:creator>Fabio Vitali</dc:creator>
              <dc:date>2013-01-20T16:53:00</dc:date>
            </office:change-info>
          </text:insertion>
        </text:changed-region>
        <text:changed-region xml:id="ct676341168" text:id="ct676341168">
          <text:insertion>
            <office:change-info>
              <dc:creator>Fabio Vitali</dc:creator>
              <dc:date>2013-01-18T15:45:00</dc:date>
            </office:change-info>
          </text:insertion>
        </text:changed-region>
        <text:changed-region xml:id="ct676356912" text:id="ct676356912">
          <text:insertion>
            <office:change-info>
              <dc:creator>Fabio Vitali</dc:creator>
              <dc:date>2013-01-20T16:55:00</dc:date>
            </office:change-info>
          </text:insertion>
        </text:changed-region>
        <text:changed-region xml:id="ct676356784" text:id="ct676356784">
          <text:insertion>
            <office:change-info>
              <dc:creator>Fabio Vitali</dc:creator>
              <dc:date>2013-01-20T16:55:00</dc:date>
            </office:change-info>
          </text:insertion>
        </text:changed-region>
        <text:changed-region xml:id="ct676357168" text:id="ct676357168">
          <text:deletion>
            <office:change-info>
              <dc:creator>Fabio Vitali</dc:creator>
              <dc:date>2013-01-20T16:58:00</dc:date>
            </office:change-info>
            <text:p text:style-name="Standard">are </text:p>
          </text:deletion>
        </text:changed-region>
        <text:changed-region xml:id="ct676357040" text:id="ct676357040">
          <text:insertion>
            <office:change-info>
              <dc:creator>Fabio Vitali</dc:creator>
              <dc:date>2013-01-20T16:58:00</dc:date>
            </office:change-info>
          </text:insertion>
        </text:changed-region>
        <text:changed-region xml:id="ct676357296" text:id="ct676357296">
          <text:deletion>
            <office:change-info>
              <dc:creator>Fabio Vitali</dc:creator>
              <dc:date>2013-01-20T16:58:00</dc:date>
            </office:change-info>
            <text:p text:style-name="Standard">all </text:p>
          </text:deletion>
        </text:changed-region>
        <text:changed-region xml:id="ct676357552" text:id="ct676357552">
          <text:insertion>
            <office:change-info>
              <dc:creator>Fabio Vitali</dc:creator>
              <dc:date>2013-01-20T17:02:00</dc:date>
            </office:change-info>
          </text:insertion>
        </text:changed-region>
        <text:changed-region xml:id="ct676357680" text:id="ct676357680">
          <text:deletion>
            <office:change-info>
              <dc:creator>Fabio Vitali</dc:creator>
              <dc:date>2013-01-20T17:02:00</dc:date>
            </office:change-info>
            <text:p text:style-name="Standard">after </text:p>
          </text:deletion>
        </text:changed-region>
        <text:changed-region xml:id="ct676357424" text:id="ct676357424">
          <text:insertion>
            <office:change-info>
              <dc:creator>Fabio Vitali</dc:creator>
              <dc:date>2013-01-20T17:02:00</dc:date>
            </office:change-info>
          </text:insertion>
        </text:changed-region>
        <text:changed-region xml:id="ct676358320" text:id="ct676358320">
          <text:insertion>
            <office:change-info>
              <dc:creator>Fabio Vitali</dc:creator>
              <dc:date>2013-01-20T17:03:00</dc:date>
            </office:change-info>
          </text:insertion>
        </text:changed-region>
        <text:changed-region xml:id="ct676359856" text:id="ct676359856">
          <text:insertion>
            <office:change-info>
              <dc:creator>Fabio Vitali</dc:creator>
              <dc:date>2013-01-20T17:06:00</dc:date>
            </office:change-info>
          </text:insertion>
        </text:changed-region>
        <text:changed-region xml:id="ct676358192" text:id="ct676358192">
          <text:insertion>
            <office:change-info>
              <dc:creator>Fabio Vitali</dc:creator>
              <dc:date>2013-01-20T17:03:00</dc:date>
            </office:change-info>
          </text:insertion>
        </text:changed-region>
        <text:changed-region xml:id="ct676359984" text:id="ct676359984">
          <text:insertion>
            <office:change-info>
              <dc:creator>Fabio Vitali</dc:creator>
              <dc:date>2013-01-20T17:06:00</dc:date>
            </office:change-info>
          </text:insertion>
        </text:changed-region>
        <text:changed-region xml:id="ct676359472" text:id="ct676359472">
          <text:insertion>
            <office:change-info>
              <dc:creator>Fabio Vitali</dc:creator>
              <dc:date>2013-01-20T17:04:00</dc:date>
            </office:change-info>
          </text:insertion>
        </text:changed-region>
        <text:changed-region xml:id="ct676357808" text:id="ct676357808">
          <text:insertion>
            <office:change-info>
              <dc:creator>Fabio Vitali</dc:creator>
              <dc:date>2013-01-20T17:03:00</dc:date>
            </office:change-info>
          </text:insertion>
        </text:changed-region>
        <text:changed-region xml:id="ct676359344" text:id="ct676359344">
          <text:insertion>
            <office:change-info>
              <dc:creator>Fabio Vitali</dc:creator>
              <dc:date>2013-01-20T17:04:00</dc:date>
            </office:change-info>
          </text:insertion>
        </text:changed-region>
        <text:changed-region xml:id="ct676360112" text:id="ct676360112">
          <text:insertion>
            <office:change-info>
              <dc:creator>Fabio Vitali</dc:creator>
              <dc:date>2013-01-20T17:06:00</dc:date>
            </office:change-info>
          </text:insertion>
        </text:changed-region>
        <text:changed-region xml:id="ct676357936" text:id="ct676357936">
          <text:insertion>
            <office:change-info>
              <dc:creator>Fabio Vitali</dc:creator>
              <dc:date>2013-01-20T17:03:00</dc:date>
            </office:change-info>
          </text:insertion>
        </text:changed-region>
        <text:changed-region xml:id="ct676359216" text:id="ct676359216">
          <text:insertion>
            <office:change-info>
              <dc:creator>Fabio Vitali</dc:creator>
              <dc:date>2013-01-20T17:04:00</dc:date>
            </office:change-info>
          </text:insertion>
        </text:changed-region>
        <text:changed-region xml:id="ct676358064" text:id="ct676358064">
          <text:insertion>
            <office:change-info>
              <dc:creator>Fabio Vitali</dc:creator>
              <dc:date>2013-01-20T17:03:00</dc:date>
            </office:change-info>
          </text:insertion>
        </text:changed-region>
        <text:changed-region xml:id="ct676359600" text:id="ct676359600">
          <text:insertion>
            <office:change-info>
              <dc:creator>Fabio Vitali</dc:creator>
              <dc:date>2013-01-20T17:05:00</dc:date>
            </office:change-info>
          </text:insertion>
        </text:changed-region>
        <text:changed-region xml:id="ct676360240" text:id="ct676360240">
          <text:insertion>
            <office:change-info>
              <dc:creator>Fabio Vitali</dc:creator>
              <dc:date>2013-01-20T17:06:00</dc:date>
            </office:change-info>
          </text:insertion>
        </text:changed-region>
        <text:changed-region xml:id="ct676360880" text:id="ct676360880">
          <text:insertion>
            <office:change-info>
              <dc:creator>Fabio Vitali</dc:creator>
              <dc:date>2013-01-20T17:07:00</dc:date>
            </office:change-info>
          </text:insertion>
        </text:changed-region>
        <text:changed-region xml:id="ct676358448" text:id="ct676358448">
          <text:insertion>
            <office:change-info>
              <dc:creator>Fabio Vitali</dc:creator>
              <dc:date>2013-01-20T17:03:00</dc:date>
            </office:change-info>
          </text:insertion>
        </text:changed-region>
        <text:changed-region xml:id="ct676360368" text:id="ct676360368">
          <text:insertion>
            <office:change-info>
              <dc:creator>Fabio Vitali</dc:creator>
              <dc:date>2013-01-20T17:06:00</dc:date>
            </office:change-info>
          </text:insertion>
        </text:changed-region>
        <text:changed-region xml:id="ct676358576" text:id="ct676358576">
          <text:insertion>
            <office:change-info>
              <dc:creator>Fabio Vitali</dc:creator>
              <dc:date>2013-01-20T17:03:00</dc:date>
            </office:change-info>
          </text:insertion>
        </text:changed-region>
        <text:changed-region xml:id="ct676360496" text:id="ct676360496">
          <text:insertion>
            <office:change-info>
              <dc:creator>Fabio Vitali</dc:creator>
              <dc:date>2013-01-20T17:06:00</dc:date>
            </office:change-info>
          </text:insertion>
        </text:changed-region>
        <text:changed-region xml:id="ct676358704" text:id="ct676358704">
          <text:insertion>
            <office:change-info>
              <dc:creator>Fabio Vitali</dc:creator>
              <dc:date>2013-01-20T17:03:00</dc:date>
            </office:change-info>
          </text:insertion>
        </text:changed-region>
        <text:changed-region xml:id="ct676360624" text:id="ct676360624">
          <text:insertion>
            <office:change-info>
              <dc:creator>Fabio Vitali</dc:creator>
              <dc:date>2013-01-20T17:06:00</dc:date>
            </office:change-info>
          </text:insertion>
        </text:changed-region>
        <text:changed-region xml:id="ct676358832" text:id="ct676358832">
          <text:insertion>
            <office:change-info>
              <dc:creator>Fabio Vitali</dc:creator>
              <dc:date>2013-01-20T17:03:00</dc:date>
            </office:change-info>
          </text:insertion>
        </text:changed-region>
        <text:changed-region xml:id="ct676360752" text:id="ct676360752">
          <text:insertion>
            <office:change-info>
              <dc:creator>Fabio Vitali</dc:creator>
              <dc:date>2013-01-20T17:06:00</dc:date>
            </office:change-info>
          </text:insertion>
        </text:changed-region>
        <text:changed-region xml:id="ct676358960" text:id="ct676358960">
          <text:insertion>
            <office:change-info>
              <dc:creator>Fabio Vitali</dc:creator>
              <dc:date>2013-01-20T17:03:00</dc:date>
            </office:change-info>
          </text:insertion>
        </text:changed-region>
        <text:changed-region xml:id="ct676359728" text:id="ct676359728">
          <text:insertion>
            <office:change-info>
              <dc:creator>Fabio Vitali</dc:creator>
              <dc:date>2013-01-20T17:05:00</dc:date>
            </office:change-info>
          </text:insertion>
        </text:changed-region>
        <text:changed-region xml:id="ct676359088" text:id="ct676359088">
          <text:insertion>
            <office:change-info>
              <dc:creator>Fabio Vitali</dc:creator>
              <dc:date>2013-01-20T17:03:00</dc:date>
            </office:change-info>
          </text:insertion>
        </text:changed-region>
        <text:changed-region xml:id="ct676361008" text:id="ct676361008">
          <text:insertion>
            <office:change-info>
              <dc:creator>Fabio Vitali</dc:creator>
              <dc:date>2013-01-20T17:08:00</dc:date>
            </office:change-info>
          </text:insertion>
        </text:changed-region>
        <text:changed-region xml:id="ct676341072" text:id="ct676341072">
          <text:insertion>
            <office:change-info>
              <dc:creator>Fabio Vitali</dc:creator>
              <dc:date>2013-01-18T15:45:00</dc:date>
            </office:change-info>
          </text:insertion>
        </text:changed-region>
        <text:changed-region xml:id="ct676361904" text:id="ct676361904">
          <text:insertion>
            <office:change-info>
              <dc:creator>Fabio Vitali</dc:creator>
              <dc:date>2013-01-20T17:25:00</dc:date>
            </office:change-info>
          </text:insertion>
        </text:changed-region>
        <text:changed-region xml:id="ct676341744" text:id="ct676341744">
          <text:insertion>
            <office:change-info>
              <dc:creator>Fabio Vitali</dc:creator>
              <dc:date>2013-01-18T15:46:00</dc:date>
            </office:change-info>
          </text:insertion>
        </text:changed-region>
        <text:changed-region xml:id="ct676361264" text:id="ct676361264">
          <text:insertion>
            <office:change-info>
              <dc:creator>Fabio Vitali</dc:creator>
              <dc:date>2013-01-20T17:10:00</dc:date>
            </office:change-info>
          </text:insertion>
        </text:changed-region>
        <text:changed-region xml:id="ct676341840" text:id="ct676341840">
          <text:insertion>
            <office:change-info>
              <dc:creator>Fabio Vitali</dc:creator>
              <dc:date>2013-01-18T15:46:00</dc:date>
            </office:change-info>
          </text:insertion>
        </text:changed-region>
        <text:changed-region xml:id="ct57627760" text:id="ct57627760">
          <text:insertion>
            <office:change-info>
              <dc:creator>Fabio Vitali</dc:creator>
              <dc:date>2013-01-18T15:45:00</dc:date>
            </office:change-info>
          </text:insertion>
        </text:changed-region>
        <text:changed-region xml:id="ct676361136" text:id="ct676361136">
          <text:insertion>
            <office:change-info>
              <dc:creator>Fabio Vitali</dc:creator>
              <dc:date>2013-01-20T17:10:00</dc:date>
            </office:change-info>
          </text:insertion>
        </text:changed-region>
        <text:changed-region xml:id="ct676341936" text:id="ct676341936">
          <text:insertion>
            <office:change-info>
              <dc:creator>Fabio Vitali</dc:creator>
              <dc:date>2013-01-18T15:46:00</dc:date>
            </office:change-info>
          </text:insertion>
        </text:changed-region>
        <text:changed-region xml:id="ct676342992" text:id="ct676342992">
          <text:insertion>
            <office:change-info>
              <dc:creator>Fabio Vitali</dc:creator>
              <dc:date>2013-01-18T15:50:00</dc:date>
            </office:change-info>
          </text:insertion>
        </text:changed-region>
        <text:changed-region xml:id="ct676343088" text:id="ct676343088">
          <text:insertion>
            <office:change-info>
              <dc:creator>Fabio Vitali</dc:creator>
              <dc:date>2013-01-18T15:51:00</dc:date>
            </office:change-info>
          </text:insertion>
        </text:changed-region>
        <text:changed-region xml:id="ct676343216" text:id="ct676343216">
          <text:insertion>
            <office:change-info>
              <dc:creator>Fabio Vitali</dc:creator>
              <dc:date>2013-01-18T15:52:00</dc:date>
            </office:change-info>
          </text:insertion>
        </text:changed-region>
        <text:changed-region xml:id="ct676343472" text:id="ct676343472">
          <text:insertion>
            <office:change-info>
              <dc:creator>Fabio Vitali</dc:creator>
              <dc:date>2013-01-18T15:58:00</dc:date>
            </office:change-info>
          </text:insertion>
        </text:changed-region>
        <text:changed-region xml:id="ct676343888" text:id="ct676343888">
          <text:insertion>
            <office:change-info>
              <dc:creator>Fabio Vitali</dc:creator>
              <dc:date>2013-01-18T16:00:00</dc:date>
            </office:change-info>
          </text:insertion>
        </text:changed-region>
        <text:changed-region xml:id="ct676343344" text:id="ct676343344">
          <text:insertion>
            <office:change-info>
              <dc:creator>Fabio Vitali</dc:creator>
              <dc:date>2013-01-18T15:58:00</dc:date>
            </office:change-info>
          </text:insertion>
        </text:changed-region>
        <text:changed-region xml:id="ct676343600" text:id="ct676343600">
          <text:insertion>
            <office:change-info>
              <dc:creator>Fabio Vitali</dc:creator>
              <dc:date>2013-01-18T15:59:00</dc:date>
            </office:change-info>
          </text:insertion>
        </text:changed-region>
        <text:changed-region xml:id="ct676343792" text:id="ct676343792">
          <text:insertion>
            <office:change-info>
              <dc:creator>Fabio Vitali</dc:creator>
              <dc:date>2013-01-18T16:00:00</dc:date>
            </office:change-info>
          </text:insertion>
        </text:changed-region>
        <text:changed-region xml:id="ct676344496" text:id="ct676344496">
          <text:insertion>
            <office:change-info>
              <dc:creator>Fabio Vitali</dc:creator>
              <dc:date>2013-01-18T16:03:00</dc:date>
            </office:change-info>
          </text:insertion>
        </text:changed-region>
        <text:changed-region xml:id="ct676353584" text:id="ct676353584">
          <text:insertion>
            <office:change-info>
              <dc:creator>Fabio Vitali</dc:creator>
              <dc:date>2013-01-19T14:21:00</dc:date>
            </office:change-info>
          </text:insertion>
        </text:changed-region>
        <text:changed-region xml:id="ct676344368" text:id="ct676344368">
          <text:insertion>
            <office:change-info>
              <dc:creator>Fabio Vitali</dc:creator>
              <dc:date>2013-01-18T16:03:00</dc:date>
            </office:change-info>
          </text:insertion>
        </text:changed-region>
        <text:changed-region xml:id="ct676344752" text:id="ct676344752">
          <text:insertion>
            <office:change-info>
              <dc:creator>Fabio Vitali</dc:creator>
              <dc:date>2013-01-18T16:05:00</dc:date>
            </office:change-info>
          </text:insertion>
        </text:changed-region>
        <text:changed-region xml:id="ct676344624" text:id="ct676344624">
          <text:insertion>
            <office:change-info>
              <dc:creator>Fabio Vitali</dc:creator>
              <dc:date>2013-01-18T16:04:00</dc:date>
            </office:change-info>
          </text:insertion>
        </text:changed-region>
        <text:changed-region xml:id="ct676343984" text:id="ct676343984">
          <text:insertion>
            <office:change-info>
              <dc:creator>Fabio Vitali</dc:creator>
              <dc:date>2013-01-18T16:00:00</dc:date>
            </office:change-info>
          </text:insertion>
        </text:changed-region>
        <text:changed-region xml:id="ct676344112" text:id="ct676344112">
          <text:insertion>
            <office:change-info>
              <dc:creator>Fabio Vitali</dc:creator>
              <dc:date>2013-01-18T16:01:00</dc:date>
            </office:change-info>
          </text:insertion>
        </text:changed-region>
        <text:changed-region xml:id="ct676344240" text:id="ct676344240">
          <text:insertion>
            <office:change-info>
              <dc:creator>Fabio Vitali</dc:creator>
              <dc:date>2013-01-18T16:02:00</dc:date>
            </office:change-info>
          </text:insertion>
        </text:changed-region>
        <text:changed-region xml:id="ct676344880" text:id="ct676344880">
          <text:insertion>
            <office:change-info>
              <dc:creator>Fabio Vitali</dc:creator>
              <dc:date>2013-01-18T16:05:00</dc:date>
            </office:change-info>
          </text:insertion>
        </text:changed-region>
        <text:changed-region xml:id="ct676345008" text:id="ct676345008">
          <text:insertion>
            <office:change-info>
              <dc:creator>Fabio Vitali</dc:creator>
              <dc:date>2013-01-18T16:07:00</dc:date>
            </office:change-info>
          </text:insertion>
        </text:changed-region>
        <text:changed-region xml:id="ct676345136" text:id="ct676345136">
          <text:insertion>
            <office:change-info>
              <dc:creator>Fabio Vitali</dc:creator>
              <dc:date>2013-01-18T16:08:00</dc:date>
            </office:change-info>
          </text:insertion>
        </text:changed-region>
        <text:changed-region xml:id="ct676345264" text:id="ct676345264">
          <text:insertion>
            <office:change-info>
              <dc:creator>Fabio Vitali</dc:creator>
              <dc:date>2013-01-18T16:09:00</dc:date>
            </office:change-info>
          </text:insertion>
        </text:changed-region>
        <text:changed-region xml:id="ct676345392" text:id="ct676345392">
          <text:insertion>
            <office:change-info>
              <dc:creator>Fabio Vitali</dc:creator>
              <dc:date>2013-01-18T16:11:00</dc:date>
            </office:change-info>
          </text:insertion>
        </text:changed-region>
        <text:changed-region xml:id="ct676346672" text:id="ct676346672">
          <text:insertion>
            <office:change-info>
              <dc:creator>Fabio Vitali</dc:creator>
              <dc:date>2013-01-18T16:13:00</dc:date>
            </office:change-info>
          </text:insertion>
        </text:changed-region>
        <text:changed-region xml:id="ct676345520" text:id="ct676345520">
          <text:insertion>
            <office:change-info>
              <dc:creator>Fabio Vitali</dc:creator>
              <dc:date>2013-01-18T16:11:00</dc:date>
            </office:change-info>
          </text:insertion>
        </text:changed-region>
        <text:changed-region xml:id="ct676346800" text:id="ct676346800">
          <text:insertion>
            <office:change-info>
              <dc:creator>Fabio Vitali</dc:creator>
              <dc:date>2013-01-18T16:13:00</dc:date>
            </office:change-info>
          </text:insertion>
        </text:changed-region>
        <text:changed-region xml:id="ct676345648" text:id="ct676345648">
          <text:insertion>
            <office:change-info>
              <dc:creator>Fabio Vitali</dc:creator>
              <dc:date>2013-01-18T16:11:00</dc:date>
            </office:change-info>
          </text:insertion>
        </text:changed-region>
        <text:changed-region xml:id="ct676346928" text:id="ct676346928">
          <text:insertion>
            <office:change-info>
              <dc:creator>Fabio Vitali</dc:creator>
              <dc:date>2013-01-18T16:13:00</dc:date>
            </office:change-info>
          </text:insertion>
        </text:changed-region>
        <text:changed-region xml:id="ct676345776" text:id="ct676345776">
          <text:insertion>
            <office:change-info>
              <dc:creator>Fabio Vitali</dc:creator>
              <dc:date>2013-01-18T16:11:00</dc:date>
            </office:change-info>
          </text:insertion>
        </text:changed-region>
        <text:changed-region xml:id="ct676346160" text:id="ct676346160">
          <text:insertion>
            <office:change-info>
              <dc:creator>Fabio Vitali</dc:creator>
              <dc:date>2013-01-18T16:12:00</dc:date>
            </office:change-info>
          </text:insertion>
        </text:changed-region>
        <text:changed-region xml:id="ct676345904" text:id="ct676345904">
          <text:insertion>
            <office:change-info>
              <dc:creator>Fabio Vitali</dc:creator>
              <dc:date>2013-01-18T16:11:00</dc:date>
            </office:change-info>
          </text:insertion>
        </text:changed-region>
        <text:changed-region xml:id="ct676347056" text:id="ct676347056">
          <text:insertion>
            <office:change-info>
              <dc:creator>Fabio Vitali</dc:creator>
              <dc:date>2013-01-18T16:13:00</dc:date>
            </office:change-info>
          </text:insertion>
        </text:changed-region>
        <text:changed-region xml:id="ct676346032" text:id="ct676346032">
          <text:insertion>
            <office:change-info>
              <dc:creator>Fabio Vitali</dc:creator>
              <dc:date>2013-01-18T16:11:00</dc:date>
            </office:change-info>
          </text:insertion>
        </text:changed-region>
        <text:changed-region xml:id="ct676346544" text:id="ct676346544">
          <text:insertion>
            <office:change-info>
              <dc:creator>Fabio Vitali</dc:creator>
              <dc:date>2013-01-18T16:13:00</dc:date>
            </office:change-info>
          </text:insertion>
        </text:changed-region>
        <text:changed-region xml:id="ct676347184" text:id="ct676347184">
          <text:insertion>
            <office:change-info>
              <dc:creator>Fabio Vitali</dc:creator>
              <dc:date>2013-01-18T16:14:00</dc:date>
            </office:change-info>
          </text:insertion>
        </text:changed-region>
        <text:changed-region xml:id="ct676346416" text:id="ct676346416">
          <text:insertion>
            <office:change-info>
              <dc:creator>Fabio Vitali</dc:creator>
              <dc:date>2013-01-18T16:13:00</dc:date>
            </office:change-info>
          </text:insertion>
        </text:changed-region>
        <text:changed-region xml:id="ct676347312" text:id="ct676347312">
          <text:insertion>
            <office:change-info>
              <dc:creator>Fabio Vitali</dc:creator>
              <dc:date>2013-01-18T16:14:00</dc:date>
            </office:change-info>
          </text:insertion>
        </text:changed-region>
        <text:changed-region xml:id="ct676346288" text:id="ct676346288">
          <text:insertion>
            <office:change-info>
              <dc:creator>Fabio Vitali</dc:creator>
              <dc:date>2013-01-18T16:13:00</dc:date>
            </office:change-info>
          </text:insertion>
        </text:changed-region>
        <text:changed-region xml:id="ct676347440" text:id="ct676347440">
          <text:insertion>
            <office:change-info>
              <dc:creator>Fabio Vitali</dc:creator>
              <dc:date>2013-01-18T16:15:00</dc:date>
            </office:change-info>
          </text:insertion>
        </text:changed-region>
        <text:changed-region xml:id="ct676347568" text:id="ct676347568">
          <text:insertion>
            <office:change-info>
              <dc:creator>Fabio Vitali</dc:creator>
              <dc:date>2013-01-18T16:16:00</dc:date>
            </office:change-info>
          </text:insertion>
        </text:changed-region>
        <text:changed-region xml:id="ct676347696" text:id="ct676347696">
          <text:insertion>
            <office:change-info>
              <dc:creator>Fabio Vitali</dc:creator>
              <dc:date>2013-01-18T16:17:00</dc:date>
            </office:change-info>
          </text:insertion>
        </text:changed-region>
        <text:changed-region xml:id="ct676347824" text:id="ct676347824">
          <text:insertion>
            <office:change-info>
              <dc:creator>Fabio Vitali</dc:creator>
              <dc:date>2013-01-18T16:18:00</dc:date>
            </office:change-info>
          </text:insertion>
        </text:changed-region>
        <text:changed-region xml:id="ct676353712" text:id="ct676353712">
          <text:insertion>
            <office:change-info>
              <dc:creator>Fabio Vitali</dc:creator>
              <dc:date>2013-01-20T16:21:00</dc:date>
            </office:change-info>
          </text:insertion>
        </text:changed-region>
        <text:changed-region xml:id="ct676353840" text:id="ct676353840">
          <text:insertion>
            <office:change-info>
              <dc:creator>Fabio Vitali</dc:creator>
              <dc:date>2013-01-20T16:22:00</dc:date>
            </office:change-info>
          </text:insertion>
        </text:changed-region>
        <text:changed-region xml:id="ct676354608" text:id="ct676354608">
          <text:insertion>
            <office:change-info>
              <dc:creator>Fabio Vitali</dc:creator>
              <dc:date>2013-01-20T16:24:00</dc:date>
            </office:change-info>
          </text:insertion>
        </text:changed-region>
        <text:changed-region xml:id="ct676355120" text:id="ct676355120">
          <text:insertion>
            <office:change-info>
              <dc:creator>Fabio Vitali</dc:creator>
              <dc:date>2013-01-20T16:30:00</dc:date>
            </office:change-info>
          </text:insertion>
        </text:changed-region>
        <text:changed-region xml:id="ct676354480" text:id="ct676354480">
          <text:insertion>
            <office:change-info>
              <dc:creator>Fabio Vitali</dc:creator>
              <dc:date>2013-01-20T16:24:00</dc:date>
            </office:change-info>
          </text:insertion>
        </text:changed-region>
        <text:changed-region xml:id="ct676355376" text:id="ct676355376">
          <text:insertion>
            <office:change-info>
              <dc:creator>Fabio Vitali</dc:creator>
              <dc:date>2013-01-20T16:30:00</dc:date>
            </office:change-info>
          </text:insertion>
        </text:changed-region>
        <text:changed-region xml:id="ct676354352" text:id="ct676354352">
          <text:insertion>
            <office:change-info>
              <dc:creator>Fabio Vitali</dc:creator>
              <dc:date>2013-01-20T16:24:00</dc:date>
            </office:change-info>
          </text:insertion>
        </text:changed-region>
        <text:changed-region xml:id="ct676355248" text:id="ct676355248">
          <text:insertion>
            <office:change-info>
              <dc:creator>Fabio Vitali</dc:creator>
              <dc:date>2013-01-20T16:30:00</dc:date>
            </office:change-info>
          </text:insertion>
        </text:changed-region>
        <text:changed-region xml:id="ct676354224" text:id="ct676354224">
          <text:insertion>
            <office:change-info>
              <dc:creator>Fabio Vitali</dc:creator>
              <dc:date>2013-01-20T16:24:00</dc:date>
            </office:change-info>
          </text:insertion>
        </text:changed-region>
        <text:changed-region xml:id="ct676354736" text:id="ct676354736">
          <text:insertion>
            <office:change-info>
              <dc:creator>Fabio Vitali</dc:creator>
              <dc:date>2013-01-20T16:25:00</dc:date>
            </office:change-info>
          </text:insertion>
        </text:changed-region>
        <text:changed-region xml:id="ct676354096" text:id="ct676354096">
          <text:insertion>
            <office:change-info>
              <dc:creator>Fabio Vitali</dc:creator>
              <dc:date>2013-01-20T16:24:00</dc:date>
            </office:change-info>
          </text:insertion>
        </text:changed-region>
        <text:changed-region xml:id="ct676354992" text:id="ct676354992">
          <text:insertion>
            <office:change-info>
              <dc:creator>Fabio Vitali</dc:creator>
              <dc:date>2013-01-20T16:30:00</dc:date>
            </office:change-info>
          </text:insertion>
        </text:changed-region>
        <text:changed-region xml:id="ct676353968" text:id="ct676353968">
          <text:insertion>
            <office:change-info>
              <dc:creator>Fabio Vitali</dc:creator>
              <dc:date>2013-01-20T16:24:00</dc:date>
            </office:change-info>
          </text:insertion>
        </text:changed-region>
        <text:changed-region xml:id="ct676354864" text:id="ct676354864">
          <text:insertion>
            <office:change-info>
              <dc:creator>Fabio Vitali</dc:creator>
              <dc:date>2013-01-20T16:29:00</dc:date>
            </office:change-info>
          </text:insertion>
        </text:changed-region>
        <text:changed-region xml:id="ct676355632" text:id="ct676355632">
          <text:insertion>
            <office:change-info>
              <dc:creator>Fabio Vitali</dc:creator>
              <dc:date>2013-01-20T16:31:00</dc:date>
            </office:change-info>
          </text:insertion>
        </text:changed-region>
        <text:changed-region xml:id="ct676356144" text:id="ct676356144">
          <text:insertion>
            <office:change-info>
              <dc:creator>Fabio Vitali</dc:creator>
              <dc:date>2013-01-20T16:33:00</dc:date>
            </office:change-info>
          </text:insertion>
        </text:changed-region>
        <text:changed-region xml:id="ct676355504" text:id="ct676355504">
          <text:insertion>
            <office:change-info>
              <dc:creator>Fabio Vitali</dc:creator>
              <dc:date>2013-01-20T16:31:00</dc:date>
            </office:change-info>
          </text:insertion>
        </text:changed-region>
        <text:changed-region xml:id="ct676356016" text:id="ct676356016">
          <text:insertion>
            <office:change-info>
              <dc:creator>Fabio Vitali</dc:creator>
              <dc:date>2013-01-20T16:33:00</dc:date>
            </office:change-info>
          </text:insertion>
        </text:changed-region>
        <text:changed-region xml:id="ct676356272" text:id="ct676356272">
          <text:insertion>
            <office:change-info>
              <dc:creator>Fabio Vitali</dc:creator>
              <dc:date>2013-01-20T16:50:00</dc:date>
            </office:change-info>
          </text:insertion>
        </text:changed-region>
        <text:changed-region xml:id="ct676355888" text:id="ct676355888">
          <text:insertion>
            <office:change-info>
              <dc:creator>Fabio Vitali</dc:creator>
              <dc:date>2013-01-20T16:33:00</dc:date>
            </office:change-info>
          </text:insertion>
        </text:changed-region>
        <text:changed-region xml:id="ct676356400" text:id="ct676356400">
          <text:insertion>
            <office:change-info>
              <dc:creator>Fabio Vitali</dc:creator>
              <dc:date>2013-01-20T16:50:00</dc:date>
            </office:change-info>
          </text:insertion>
        </text:changed-region>
        <text:changed-region xml:id="ct676356528" text:id="ct676356528">
          <text:insertion>
            <office:change-info>
              <dc:creator>Fabio Vitali</dc:creator>
              <dc:date>2013-01-20T16:51:00</dc:date>
            </office:change-info>
          </text:insertion>
        </text:changed-region>
        <text:changed-region xml:id="ct676355760" text:id="ct676355760">
          <text:insertion>
            <office:change-info>
              <dc:creator>Fabio Vitali</dc:creator>
              <dc:date>2013-01-20T16:33:00</dc:date>
            </office:change-info>
          </text:insertion>
        </text:changed-region>
        <text:changed-region xml:id="ct676347952" text:id="ct676347952">
          <text:insertion>
            <office:change-info>
              <dc:creator>Fabio Vitali</dc:creator>
              <dc:date>2013-01-18T16:18:00</dc:date>
            </office:change-info>
          </text:insertion>
        </text:changed-region>
        <text:changed-region xml:id="ct676348080" text:id="ct676348080">
          <text:insertion>
            <office:change-info>
              <dc:creator>Fabio Vitali</dc:creator>
              <dc:date>2013-01-18T16:49:00</dc:date>
            </office:change-info>
          </text:insertion>
        </text:changed-region>
        <text:changed-region xml:id="ct676353456" text:id="ct676353456">
          <text:insertion>
            <office:change-info>
              <dc:creator>Fabio Vitali</dc:creator>
              <dc:date>2013-01-18T19:09:00</dc:date>
            </office:change-info>
          </text:insertion>
        </text:changed-region>
        <text:changed-region xml:id="ct676348208" text:id="ct676348208">
          <text:insertion>
            <office:change-info>
              <dc:creator>Fabio Vitali</dc:creator>
              <dc:date>2013-01-18T16:49:00</dc:date>
            </office:change-info>
          </text:insertion>
        </text:changed-region>
        <text:changed-region xml:id="ct676348720" text:id="ct676348720">
          <text:insertion>
            <office:change-info>
              <dc:creator>Fabio Vitali</dc:creator>
              <dc:date>2013-01-18T16:50:00</dc:date>
            </office:change-info>
          </text:insertion>
        </text:changed-region>
        <text:changed-region xml:id="ct676350512" text:id="ct676350512">
          <text:insertion>
            <office:change-info>
              <dc:creator>Fabio Vitali</dc:creator>
              <dc:date>2013-01-18T17:31:00</dc:date>
            </office:change-info>
          </text:insertion>
        </text:changed-region>
        <text:changed-region xml:id="ct676348592" text:id="ct676348592">
          <text:insertion>
            <office:change-info>
              <dc:creator>Fabio Vitali</dc:creator>
              <dc:date>2013-01-18T16:50:00</dc:date>
            </office:change-info>
          </text:insertion>
        </text:changed-region>
        <text:changed-region xml:id="ct676350384" text:id="ct676350384">
          <text:insertion>
            <office:change-info>
              <dc:creator>Fabio Vitali</dc:creator>
              <dc:date>2013-01-18T17:31:00</dc:date>
            </office:change-info>
          </text:insertion>
        </text:changed-region>
        <text:changed-region xml:id="ct676348464" text:id="ct676348464">
          <text:insertion>
            <office:change-info>
              <dc:creator>Fabio Vitali</dc:creator>
              <dc:date>2013-01-18T16:50:00</dc:date>
            </office:change-info>
          </text:insertion>
        </text:changed-region>
        <text:changed-region xml:id="ct676350256" text:id="ct676350256">
          <text:insertion>
            <office:change-info>
              <dc:creator>Fabio Vitali</dc:creator>
              <dc:date>2013-01-18T17:31:00</dc:date>
            </office:change-info>
          </text:insertion>
        </text:changed-region>
        <text:changed-region xml:id="ct676348336" text:id="ct676348336">
          <text:insertion>
            <office:change-info>
              <dc:creator>Fabio Vitali</dc:creator>
              <dc:date>2013-01-18T16:50:00</dc:date>
            </office:change-info>
          </text:insertion>
        </text:changed-region>
        <text:changed-region xml:id="ct676348848" text:id="ct676348848">
          <text:insertion>
            <office:change-info>
              <dc:creator>Fabio Vitali</dc:creator>
              <dc:date>2013-01-18T16:51:00</dc:date>
            </office:change-info>
          </text:insertion>
        </text:changed-region>
        <text:changed-region xml:id="ct676350128" text:id="ct676350128">
          <text:insertion>
            <office:change-info>
              <dc:creator>Fabio Vitali</dc:creator>
              <dc:date>2013-01-18T17:31:00</dc:date>
            </office:change-info>
          </text:insertion>
        </text:changed-region>
        <text:changed-region xml:id="ct676348976" text:id="ct676348976">
          <text:insertion>
            <office:change-info>
              <dc:creator>Fabio Vitali</dc:creator>
              <dc:date>2013-01-18T16:51:00</dc:date>
            </office:change-info>
          </text:insertion>
        </text:changed-region>
        <text:changed-region xml:id="ct676350000" text:id="ct676350000">
          <text:insertion>
            <office:change-info>
              <dc:creator>Fabio Vitali</dc:creator>
              <dc:date>2013-01-18T17:31:00</dc:date>
            </office:change-info>
          </text:insertion>
        </text:changed-region>
        <text:changed-region xml:id="ct676351408" text:id="ct676351408">
          <text:insertion>
            <office:change-info>
              <dc:creator>Fabio Vitali</dc:creator>
              <dc:date>2013-01-18T17:33:00</dc:date>
            </office:change-info>
          </text:insertion>
        </text:changed-region>
        <text:changed-region xml:id="ct676349232" text:id="ct676349232">
          <text:insertion>
            <office:change-info>
              <dc:creator>Fabio Vitali</dc:creator>
              <dc:date>2013-01-18T17:01:00</dc:date>
            </office:change-info>
          </text:insertion>
        </text:changed-region>
        <text:changed-region xml:id="ct676351280" text:id="ct676351280">
          <text:insertion>
            <office:change-info>
              <dc:creator>Fabio Vitali</dc:creator>
              <dc:date>2013-01-18T17:33:00</dc:date>
            </office:change-info>
          </text:insertion>
        </text:changed-region>
        <text:changed-region xml:id="ct676349360" text:id="ct676349360">
          <text:insertion>
            <office:change-info>
              <dc:creator>Fabio Vitali</dc:creator>
              <dc:date>2013-01-18T17:01:00</dc:date>
            </office:change-info>
          </text:insertion>
        </text:changed-region>
        <text:changed-region xml:id="ct676349104" text:id="ct676349104">
          <text:insertion>
            <office:change-info>
              <dc:creator>Fabio Vitali</dc:creator>
              <dc:date>2013-01-18T17:03:00</dc:date>
            </office:change-info>
          </text:insertion>
        </text:changed-region>
        <text:changed-region xml:id="ct676349744" text:id="ct676349744">
          <text:insertion>
            <office:change-info>
              <dc:creator>Fabio Vitali</dc:creator>
              <dc:date>2013-01-18T17:29:00</dc:date>
            </office:change-info>
          </text:insertion>
        </text:changed-region>
        <text:changed-region xml:id="ct676349488" text:id="ct676349488">
          <text:insertion>
            <office:change-info>
              <dc:creator>Fabio Vitali</dc:creator>
              <dc:date>2013-01-18T17:03:00</dc:date>
            </office:change-info>
          </text:insertion>
        </text:changed-region>
        <text:changed-region xml:id="ct676349872" text:id="ct676349872">
          <text:insertion>
            <office:change-info>
              <dc:creator>Fabio Vitali</dc:creator>
              <dc:date>2013-01-18T17:29:00</dc:date>
            </office:change-info>
          </text:insertion>
        </text:changed-region>
        <text:changed-region xml:id="ct676349616" text:id="ct676349616">
          <text:insertion>
            <office:change-info>
              <dc:creator>Fabio Vitali</dc:creator>
              <dc:date>2013-01-18T17:03:00</dc:date>
            </office:change-info>
          </text:insertion>
        </text:changed-region>
        <text:changed-region xml:id="ct676350768" text:id="ct676350768">
          <text:insertion>
            <office:change-info>
              <dc:creator>Fabio Vitali</dc:creator>
              <dc:date>2013-01-18T17:32:00</dc:date>
            </office:change-info>
          </text:insertion>
        </text:changed-region>
        <text:changed-region xml:id="ct676351536" text:id="ct676351536">
          <text:insertion>
            <office:change-info>
              <dc:creator>Fabio Vitali</dc:creator>
              <dc:date>2013-01-18T17:33:00</dc:date>
            </office:change-info>
          </text:insertion>
        </text:changed-region>
        <text:changed-region xml:id="ct676350896" text:id="ct676350896">
          <text:insertion>
            <office:change-info>
              <dc:creator>Fabio Vitali</dc:creator>
              <dc:date>2013-01-18T17:32:00</dc:date>
            </office:change-info>
          </text:insertion>
        </text:changed-region>
        <text:changed-region xml:id="ct676351664" text:id="ct676351664">
          <text:insertion>
            <office:change-info>
              <dc:creator>Fabio Vitali</dc:creator>
              <dc:date>2013-01-18T17:33:00</dc:date>
            </office:change-info>
          </text:insertion>
        </text:changed-region>
        <text:changed-region xml:id="ct676351024" text:id="ct676351024">
          <text:insertion>
            <office:change-info>
              <dc:creator>Fabio Vitali</dc:creator>
              <dc:date>2013-01-18T17:32:00</dc:date>
            </office:change-info>
          </text:insertion>
        </text:changed-region>
        <text:changed-region xml:id="ct676351792" text:id="ct676351792">
          <text:insertion>
            <office:change-info>
              <dc:creator>Fabio Vitali</dc:creator>
              <dc:date>2013-01-18T17:33:00</dc:date>
            </office:change-info>
          </text:insertion>
        </text:changed-region>
        <text:changed-region xml:id="ct676350640" text:id="ct676350640">
          <text:insertion>
            <office:change-info>
              <dc:creator>Fabio Vitali</dc:creator>
              <dc:date>2013-01-18T17:32:00</dc:date>
            </office:change-info>
          </text:insertion>
        </text:changed-region>
        <text:changed-region xml:id="ct676351152" text:id="ct676351152">
          <text:insertion>
            <office:change-info>
              <dc:creator>Fabio Vitali</dc:creator>
              <dc:date>2013-01-18T17:33:00</dc:date>
            </office:change-info>
          </text:insertion>
        </text:changed-region>
        <text:changed-region xml:id="ct676352048" text:id="ct676352048">
          <text:insertion>
            <office:change-info>
              <dc:creator>Fabio Vitali</dc:creator>
              <dc:date>2013-01-18T17:34:00</dc:date>
            </office:change-info>
          </text:insertion>
        </text:changed-region>
        <text:changed-region xml:id="ct676352304" text:id="ct676352304">
          <text:insertion>
            <office:change-info>
              <dc:creator>Fabio Vitali</dc:creator>
              <dc:date>2013-01-18T17:35:00</dc:date>
            </office:change-info>
          </text:insertion>
        </text:changed-region>
        <text:changed-region xml:id="ct676351920" text:id="ct676351920">
          <text:insertion>
            <office:change-info>
              <dc:creator>Fabio Vitali</dc:creator>
              <dc:date>2013-01-18T17:34:00</dc:date>
            </office:change-info>
          </text:insertion>
        </text:changed-region>
        <text:changed-region xml:id="ct676352176" text:id="ct676352176">
          <text:insertion>
            <office:change-info>
              <dc:creator>Fabio Vitali</dc:creator>
              <dc:date>2013-01-18T17:35:00</dc:date>
            </office:change-info>
          </text:insertion>
        </text:changed-region>
        <text:changed-region xml:id="ct676352432" text:id="ct676352432">
          <text:insertion>
            <office:change-info>
              <dc:creator>Fabio Vitali</dc:creator>
              <dc:date>2013-01-18T19:00:00</dc:date>
            </office:change-info>
          </text:insertion>
        </text:changed-region>
        <text:changed-region xml:id="ct676352816" text:id="ct676352816">
          <text:insertion>
            <office:change-info>
              <dc:creator>Fabio Vitali</dc:creator>
              <dc:date>2013-01-18T19:01:00</dc:date>
            </office:change-info>
          </text:insertion>
        </text:changed-region>
        <text:changed-region xml:id="ct676352560" text:id="ct676352560">
          <text:insertion>
            <office:change-info>
              <dc:creator>Fabio Vitali</dc:creator>
              <dc:date>2013-01-18T19:00:00</dc:date>
            </office:change-info>
          </text:insertion>
        </text:changed-region>
        <text:changed-region xml:id="ct676352688" text:id="ct676352688">
          <text:insertion>
            <office:change-info>
              <dc:creator>Fabio Vitali</dc:creator>
              <dc:date>2013-01-18T19:01:00</dc:date>
            </office:change-info>
          </text:insertion>
        </text:changed-region>
        <text:changed-region xml:id="ct676352944" text:id="ct676352944">
          <text:insertion>
            <office:change-info>
              <dc:creator>Fabio Vitali</dc:creator>
              <dc:date>2013-01-18T19:05:00</dc:date>
            </office:change-info>
          </text:insertion>
        </text:changed-region>
        <text:changed-region xml:id="ct676353328" text:id="ct676353328">
          <text:insertion>
            <office:change-info>
              <dc:creator>Fabio Vitali</dc:creator>
              <dc:date>2013-01-18T19:07:00</dc:date>
            </office:change-info>
          </text:insertion>
        </text:changed-region>
        <text:changed-region xml:id="ct676353072" text:id="ct676353072">
          <text:insertion>
            <office:change-info>
              <dc:creator>Fabio Vitali</dc:creator>
              <dc:date>2013-01-18T19:05:00</dc:date>
            </office:change-info>
          </text:insertion>
        </text:changed-region>
        <text:changed-region xml:id="ct676353200" text:id="ct676353200">
          <text:insertion>
            <office:change-info>
              <dc:creator>Fabio Vitali</dc:creator>
              <dc:date>2013-01-18T19:06:00</dc:date>
            </office:change-info>
          </text:insertion>
        </text:changed-region>
        <text:changed-region xml:id="ct676361392" text:id="ct676361392">
          <text:insertion>
            <office:change-info>
              <dc:creator>Fabio Vitali</dc:creator>
              <dc:date>2013-01-20T17:16:00</dc:date>
            </office:change-info>
          </text:insertion>
        </text:changed-region>
        <text:changed-region xml:id="ct676361648" text:id="ct676361648">
          <text:insertion>
            <office:change-info>
              <dc:creator>Fabio Vitali</dc:creator>
              <dc:date>2013-01-20T17:17:00</dc:date>
            </office:change-info>
          </text:insertion>
        </text:changed-region>
        <text:changed-region xml:id="ct676361520" text:id="ct676361520">
          <text:insertion>
            <office:change-info>
              <dc:creator>Fabio Vitali</dc:creator>
              <dc:date>2013-01-20T17:16:00</dc:date>
            </office:change-info>
          </text:insertion>
        </text:changed-region>
        <text:changed-region xml:id="ct676361776" text:id="ct676361776">
          <text:insertion>
            <office:change-info>
              <dc:creator>Fabio Vitali</dc:creator>
              <dc:date>2013-01-20T17: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ma Ntoso <text:change-start text:change-id="ct676334752"/>3<text:change-end text:change-id="ct676334752"/><text:change text:change-id="ct676337728"/>.0 Release Notes</text:p>
      <text:p text:style-name="P2"><text:span text:style-name="T1">Release</text:span><text:change-start text:change-id="ct676341296"/><text:span text:style-name="T1"> </text:span><text:change-end text:change-id="ct676341296"/><text:change text:change-id="ct676341616"/><text:change-start text:change-id="ct676341488"/><text:span text:style-name="T1">CSD01 – </text:span><text:change-end text:change-id="ct676341488"/><text:change-start text:change-id="ct676356656"/><text:span text:style-name="T1">20</text:span><text:change-end text:change-id="ct676356656"/><text:change-start text:change-id="ct676341168"/><text:span text:style-name="T1"> January 2013</text:span><text:change-end text:change-id="ct676341168"/></text:p>
      <text:p text:style-name="P4">Technical Supervision: Fabio Vitali</text:p>
      <text:p text:style-name="P4">Legal Domain Supervision: Monica Palmirani</text:p>
      <text:p text:style-name="P4">University of Bologna</text:p>
      <text:p text:style-name="P106"/>
      <text:p text:style-name="P106"/>
      <text:p text:style-name="P106"/>
      <text:p text:style-name="P106">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05"><text:s/>Table of content<text:tab/>1</text:p>
          <text:p text:style-name="P105">1 Introduction<text:tab/>2</text:p>
          <text:p text:style-name="P105">2 Namespaces<text:tab/>2</text:p>
          <text:p text:style-name="P105">3 Global overview of the schema<text:tab/>2</text:p>
          <text:p text:style-name="P105">4 Patterns<text:tab/>3</text:p>
          <text:p text:style-name="P105">5 Metadata elements<text:tab/>5</text:p>
          <text:p text:style-name="P105">6 Amendments, versions and document lifecycle <text:tab/>5</text:p>
          <text:p text:style-name="P105">7 References<text:tab/>7</text:p>
          <text:p text:style-name="P105">8 AKOMA NTOSO Naming Convention<text:tab/>14</text:p>
          <text:p text:style-name="P105">9 Differences from previous releases<text:tab/>32</text:p>
        </text:index-body>
      </text:table-of-content>
      <text:p text:style-name="P5"/>
      <text:p text:style-name="P6"/>
      <text:h text:style-name="P102" text:outline-level="1">Introduction</text:h>
      <text:p text:style-name="Standard">This document introduces and explains the schema for AKOMA NTOSO 2.0,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2.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Namespaces</text:h>
      <text:p text:style-name="Standard">AKOMA NTOSO 2.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herefore “<text:span text:style-name="code">http://www.akomantoso.org/2.0</text:span>”. </text:p>
      <text:p text:style-name="Standard">Starting from the 15 July 2011 release of the language, Akoma Ntoso enters in the 2.0 namespace. As a transitory evolutionary path, the 15 July 2011 version of the Akoma Ntoso language is released using both the old namespace (1.0) and the new namespace (2.0). Documents using the 15 July 2011 release of the language <text:span text:style-name="T3">may</text:span> either use the 1.0 or the 2.0 namespace. Documents using older versions<text:span text:style-name="T3"> must </text:span>use the 1.0 namespace. Documents using subsequent releases<text:span text:style-name="T3"> must </text:span>use the 2.0 namespace. <text:s/></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661463590" text:style-name="WW8Num49">
        <text:list-item>
          <text:p text:style-name="P7">The root element <text:span text:style-name="code">&lt;akomantoso&gt;</text:span></text:p>
        </text:list-item>
        <text:list-item>
          <text:p text:style-name="P7">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7">The shared container elements, one for each main part of the abovementioned structures, except for <text:span text:style-name="Macchina_20_da_20_scrivere_20_HTML">&lt;meta&gt;</text:span>, which is described in the apposite section.</text:p>
        </text:list-item>
        <text:list-item>
          <text:p text:style-name="P7">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7">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7">Elements for judgements, particularly <text:span text:style-name="code">&lt;background&gt;, &lt;motivation&gt;, &lt;decision&gt;,</text:span> and for open structures, particularly <text:span text:style-name="code">&lt;item&gt;</text:span>.</text:p>
        </text:list-item>
        <text:list-item>
          <text:p text:style-name="P7">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7">Generic elements: the list of available generic elements (one for each of the main categories of content models). </text:p>
        </text:list-item>
        <text:list-item>
          <text:p text:style-name="P7">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7">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9">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2.0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396621044" text:style-name="WW8Num64">
        <text:list-item>
          <text:p text:style-name="P8">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8">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8">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8">The <text:span text:style-name="T1">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8">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8">The <text:span text:style-name="T1">hierarchy</text:span>: a hierarchy is a set of sections nested to an arbitrary depth, all provided with title and numbering. Each level of the nesting can contain either more nested sections or a container. No text is allowed directly inside the <text:soft-page-break/>hierarchy, but only within a block element that is contained within a container element (not considering, of course, titles and numbering). AKOMA NTOSO 2.0 uses only one hierarchy, with predefined names and no constraints on their order or systematic layering. </text:p>
        </text:list-item>
      </text:list>
      <text:p text:style-name="P52">There are two exceptions to the systematic use of patterns: </text:p>
      <text:list xml:id="list1010582056" text:style-name="WW8Num24">
        <text:list-item>
          <text:p text:style-name="P10">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0">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4">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Amendments, versions and document lifecycle </text:h>
      <text:p text:style-name="Standard">AKOMA NTOSO 2.0 include a sophisticated mechanism to keep track of the life cycle and evolution of a legal document. This is particularly useful for acts that are amended and <text:soft-page-break/>modified in time, while maintaining their fundamental nature. </text:p>
      <text:p text:style-name="Standard">The management of evolution of a document makes two important assumptions: </text:p>
      <text:list xml:id="list121081786" text:style-name="WW8Num53">
        <text:list-item>
          <text:p text:style-name="P11">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1">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779003096" text:style-name="WW8Num57">
        <text:list-item>
          <text:p text:style-name="P12"><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2"><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12"><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text:soft-page-break/>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2083437225" text:style-name="WW8Num23">
        <text:list-item>
          <text:p text:style-name="P13"><text:span text:style-name="Macchina_20_da_20_scrivere_20_HTML">href</text:span>: the U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3"><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3"><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3"><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text:soft-page-break/>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2110416408" text:style-name="WW8Num17">
        <text:list-item>
          <text:p text:style-name="P14"><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4"><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4"><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4"><text:span text:style-name="Macchina_20_da_20_scrivere_20_HTML">by</text:span>: points to a person, i.e., an instance of the class TLCPerson in the references section, relative to the person by which the content has been provided. </text:p>
        </text:list-item>
        <text:list-item>
          <text:p text:style-name="P14"><text:span text:style-name="Macchina_20_da_20_scrivere_20_HTML">as</text:span>: points to a role, i.e., an instance of the class TLCRole in the references, relative to the role held by the person when uttering the content. </text:p>
        </text:list-item>
        <text:list-item>
          <text:p text:style-name="P14"><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504402627" text:style-name="WW8Num56">
        <text:list-item>
          <text:p text:style-name="P15">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5"><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5"><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5"><text:soft-page-break/>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4">The following inline elements may appear to be references, but are rather definitions: </text:p>
      <text:list xml:id="list432261718" text:style-name="WW8Num39">
        <text:list-item>
          <text:p text:style-name="P16"><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6"><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6"><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Element</text:p>
          </table:table-cell>
          <table:table-cell table:style-name="Table1.A1" office:value-type="string">
            <text:p text:style-name="P56">Identifier</text:p>
          </table:table-cell>
          <table:table-cell table:style-name="Table1.A1" office:value-type="string">
            <text:p text:style-name="P56">Example</text:p>
          </table:table-cell>
          <table:table-cell table:style-name="Table1.D1" office:value-type="string">
            <text:p text:style-name="P56">Identifier of example</text:p>
          </table:table-cell>
        </table:table-row>
        <table:table-row table:style-name="Table1.1">
          <table:table-cell table:style-name="Table1.A1" office:value-type="string">
            <text:p text:style-name="P55"><text:span text:style-name="code"><text:span text:style-name="T8">&lt;book&gt;</text:span></text:span></text:p>
          </table:table-cell>
          <table:table-cell table:style-name="Table1.A1" office:value-type="string">
            <text:p text:style-name="P55"><text:span text:style-name="code"><text:span text:style-name="T8">secXX</text:span></text:span></text:p>
          </table:table-cell>
          <table:table-cell table:style-name="Table1.A1" office:value-type="string">
            <text:p text:style-name="P57">Book 2 of this act</text:p>
          </table:table-cell>
          <table:table-cell table:style-name="Table1.D1" office:value-type="string">
            <text:p text:style-name="P55"><text:span text:style-name="code"><text:span text:style-name="T8">Bck2</text:span></text:span></text:p>
          </table:table-cell>
        </table:table-row>
        <table:table-row table:style-name="Table1.1">
          <table:table-cell table:style-name="Table1.A1" office:value-type="string">
            <text:p text:style-name="P55"><text:span text:style-name="code"><text:span text:style-name="T8">&lt;part&gt;</text:span></text:span></text:p>
          </table:table-cell>
          <table:table-cell table:style-name="Table1.A1" office:value-type="string">
            <text:p text:style-name="P55"><text:span text:style-name="code"><text:span text:style-name="T8">prtXX</text:span></text:span></text:p>
          </table:table-cell>
          <table:table-cell table:style-name="Table1.A1" office:value-type="string">
            <text:p text:style-name="P57">Part 1 of book 2 of this act</text:p>
          </table:table-cell>
          <table:table-cell table:style-name="Table1.D1" office:value-type="string">
            <text:p text:style-name="P55"><text:span text:style-name="code"><text:span text:style-name="T8">bck2-prt1</text:span></text:span></text:p>
          </table:table-cell>
        </table:table-row>
        <table:table-row table:style-name="Table1.1">
          <table:table-cell table:style-name="Table1.A1" office:value-type="string">
            <text:p text:style-name="P55"><text:span text:style-name="code"><text:span text:style-name="T8">&lt;paragraph&gt;</text:span></text:span></text:p>
          </table:table-cell>
          <table:table-cell table:style-name="Table1.A1" office:value-type="string">
            <text:p text:style-name="P55"><text:span text:style-name="code"><text:span text:style-name="T8">parXX</text:span></text:span></text:p>
          </table:table-cell>
          <table:table-cell table:style-name="Table1.A1" office:value-type="string">
            <text:p text:style-name="P57">Paragraph 3 of part 1 of book 2 of this act</text:p>
          </table:table-cell>
          <table:table-cell table:style-name="Table1.D1" office:value-type="string">
            <text:p text:style-name="P55"><text:span text:style-name="code"><text:span text:style-name="T8">bck2-prt1-par3</text:span></text:span></text:p>
          </table:table-cell>
        </table:table-row>
        <table:table-row table:style-name="Table1.1">
          <table:table-cell table:style-name="Table1.A1" office:value-type="string">
            <text:p text:style-name="P55"><text:span text:style-name="code"><text:span text:style-name="T8">&lt;chapter&gt;</text:span></text:span></text:p>
          </table:table-cell>
          <table:table-cell table:style-name="Table1.A1" office:value-type="string">
            <text:p text:style-name="P55"><text:span text:style-name="code"><text:span text:style-name="T8">chpXX</text:span></text:span></text:p>
          </table:table-cell>
          <table:table-cell table:style-name="Table1.A1" office:value-type="string">
            <text:p text:style-name="P57">Chapter 5 of paragraph 3 of part 1 of book 2 of this act</text:p>
          </table:table-cell>
          <table:table-cell table:style-name="Table1.D1" office:value-type="string">
            <text:p text:style-name="P55"><text:span text:style-name="code"><text:span text:style-name="T8">bck2-prt1-par3-chp5</text:span></text:span></text:p>
          </table:table-cell>
        </table:table-row>
        <table:table-row table:style-name="Table1.1">
          <table:table-cell table:style-name="Table1.A1" office:value-type="string">
            <text:p text:style-name="P55"><text:span text:style-name="code"><text:span text:style-name="T8">&lt;article&gt;</text:span></text:span></text:p>
          </table:table-cell>
          <table:table-cell table:style-name="Table1.A1" office:value-type="string">
            <text:p text:style-name="P55"><text:span text:style-name="code"><text:span text:style-name="T8">artXX</text:span></text:span></text:p>
          </table:table-cell>
          <table:table-cell table:style-name="Table1.A1" office:value-type="string">
            <text:p text:style-name="P57">Article 12</text:p>
          </table:table-cell>
          <table:table-cell table:style-name="Table1.D1" office:value-type="string">
            <text:p text:style-name="P55"><text:span text:style-name="code"><text:span text:style-name="T8">art12</text:span></text:span></text:p>
          </table:table-cell>
        </table:table-row>
        <table:table-row table:style-name="Table1.1">
          <table:table-cell table:style-name="Table1.A1" office:value-type="string">
            <text:p text:style-name="P55"><text:span text:style-name="code"><text:span text:style-name="T8">&lt;clause&gt;</text:span></text:span></text:p>
          </table:table-cell>
          <table:table-cell table:style-name="Table1.A1" office:value-type="string">
            <text:p text:style-name="P55"><text:span text:style-name="code"><text:span text:style-name="T8">claXX</text:span></text:span></text:p>
          </table:table-cell>
          <table:table-cell table:style-name="Table1.A1" office:value-type="string">
            <text:p text:style-name="P57">Clause 3 of article 12</text:p>
          </table:table-cell>
          <table:table-cell table:style-name="Table1.D1" office:value-type="string">
            <text:p text:style-name="P55"><text:span text:style-name="code"><text:span text:style-name="T8">art12-cla3</text:span></text:span></text:p>
          </table:table-cell>
        </table:table-row>
        <text:soft-page-break/>
        <table:table-row table:style-name="Table1.1">
          <table:table-cell table:style-name="Table1.A1" office:value-type="string">
            <text:p text:style-name="P55"><text:span text:style-name="code"><text:span text:style-name="T8">&lt;li&gt;</text:span></text:span></text:p>
          </table:table-cell>
          <table:table-cell table:style-name="Table1.A1" office:value-type="string">
            <text:p text:style-name="P55"><text:span text:style-name="code"><text:span text:style-name="T8">itmXX</text:span></text:span></text:p>
          </table:table-cell>
          <table:table-cell table:style-name="Table1.A1" office:value-type="string">
            <text:p text:style-name="P57">item “c” of clause 3 of article 12</text:p>
          </table:table-cell>
          <table:table-cell table:style-name="Table1.D1" office:value-type="string">
            <text:p text:style-name="P55"><text:span text:style-name="code"><text:span text:style-name="T8">art12-cla3-itm3</text:span></text:span></text:p>
          </table:table-cell>
        </table:table-row>
        <table:table-row table:style-name="Table1.1">
          <table:table-cell table:style-name="Table1.A1" office:value-type="string">
            <text:p text:style-name="P55"><text:span text:style-name="code"><text:span text:style-name="T8">&lt;p&gt;</text:span></text:span></text:p>
          </table:table-cell>
          <table:table-cell table:style-name="Table1.A1" office:value-type="string">
            <text:p text:style-name="P55"><text:span text:style-name="code"><text:span text:style-name="T8">blkXX</text:span></text:span></text:p>
          </table:table-cell>
          <table:table-cell table:style-name="Table1.A1" office:value-type="string">
            <text:p text:style-name="P57">Third paragraph of clause 3 of article 12</text:p>
          </table:table-cell>
          <table:table-cell table:style-name="Table1.D1" office:value-type="string">
            <text:p text:style-name="P55"><text:span text:style-name="code"><text:span text:style-name="T8">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s/></text:p>
      <text:p text:style-name="Standard">The problems in the permanence of ids appear in four situations: </text:p>
      <text:list xml:id="list1960872639" text:style-name="WW8Num55">
        <text:list-item>
          <text:p text:style-name="P18">in a multilingual document, the concurrence of two similarly named structures in two languages, say art.2 in the French and art.2 in the English part of the document</text:p>
        </text:list-item>
        <text:list-item>
          <text:p text:style-name="P18">in a multi-version document, the concurrence of two similarly named structures from two versions, say art.2 in the past version and art.2 in the current version. </text:p>
        </text:list-item>
        <text:list-item>
          <text:p text:style-name="P18">in a modification act, the concurrence of two similarly named structures in the amending and in the amended document, say I am amending art.2 of the amended act, and of course an art.2 exists already in the amending act. </text:p>
        </text:list-item>
        <text:list-item>
          <text:p text:style-name="P18">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8">First use case – renumbering in bills: an approved amendment A inserts a new article between art.1 and art.2 of version 1 of bill B. Because of this decision, art.2 is known in version 2 of B as art.3, art.3 is known as art.4, etc. </text:p>
            </text:list-item>
            <text:list-item>
              <text:p text:style-name="P18">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text:soft-page-break/>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ust maintain some fundamental principles: <text:s/></text:p>
      <text:list xml:id="list905771888" text:style-name="WW8Num47">
        <text:list-item>
          <text:p text:style-name="P19"><text:span text:style-name="T1">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19"><text:span text:style-name="T1">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19"><text:span text:style-name="T1">Unicity</text:span>: the id of a part must be unique within the document. </text:p>
        </text:list-item>
        <text:list-item>
          <text:p text:style-name="P19"><text:span text:style-name="T1">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19"><text:span text:style-name="T1">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19"><text:span text:style-name="T1">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19"><text:span text:style-name="T1">Contiguity</text:span>: the id of a part must be near the part it refers to, e.g., as an attribute to the relevant element<text:span text:style-name="Footnote_20_Symbol"><text:note text:id="ftn1" text:note-class="footnote"><text:note-citation>1</text:note-citation><text:note-body><text:p text:style-name="Footnote"><text:s/>Contiguity does NOT mean that the id must be called "id", or that it must be the only attribute to exhibit identification characteristics</text:p></text:note-body></text:note></text:span>. </text:p>
        </text:list-item>
        <text:list-item>
          <text:p text:style-name="P19"><text:span text:style-name="T1">Meaningfulness</text:span>: the id of a part must, as much as possible, express basic facts about its nature, position, or relation to superior and/or neighboring elements that are meaningful to the local tradition. <text:s/></text:p>
        </text:list-item>
        <text:list-item>
          <text:p text:style-name="P19"><text:span text:style-name="T1">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text:soft-page-break/>be transferable to the id of the structure in a new version of the bill.<text:span text:style-name="Footnote_20_Symbol"><text:note text:id="ftn2" text:note-class="footnote"><text:note-citation>2</text:note-citation><text:note-body><text:p text:style-name="Footnote"><text:s/>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he first is persistent, while the second is evolving in time. Whenever the persistent id and the evolving id do not differ, only the persistent id is specified in the document. </text:p>
      <text:p text:style-name="Standard">When a situation occurs, that requires the navigable id to differ from the persistent id, such as one of the above-mentioned situations 1, 2, 3 or 4, then the <text:span text:style-name="Macchina_20_da_20_scrivere_20_HTML">id</text:span> attribute contains the persistent identifier, while the <text:span text:style-name="Macchina_20_da_20_scrivere_20_HTML">evolvingId</text:span> attribute contains the identifier that should be used if this this fragment was alone, without previous history or similarly named fragments. Thus, after any change in the document, the persistent id never changes, and the evolving id is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770135683" text:style-name="WW8Num65">
        <text:list-item>
          <text:p text:style-name="P20"><text:span text:style-name="T1">Multi-lingual document</text:span>: The fragment in the default language uses the basic id, the <text:s/>fragment is any further language uses a modified id, and both use the same evolvingId. E.g.:</text:p>
        </text:list-item>
      </text:list>
      <text:p text:style-name="P59"><text:span text:style-name="Macchina_20_da_20_scrivere_20_HTML">&lt;art id="art2" evolvingId="art2"&gt;</text:span></text:p>
      <text:p text:style-name="P59"><text:span text:style-name="Macchina_20_da_20_scrivere_20_HTML"><text:s/>&lt;num&gt;2&lt;/num&gt;</text:span></text:p>
      <text:p text:style-name="P59"><text:span text:style-name="Macchina_20_da_20_scrivere_20_HTML"><text:s/>&lt;content&gt;</text:span></text:p>
      <text:p text:style-name="P59"><text:span text:style-name="Macchina_20_da_20_scrivere_20_HTML"><text:s text:c="3"/>&lt;p&gt;Some text in English&lt;/p&gt;</text:span></text:p>
      <text:p text:style-name="P59"><text:span text:style-name="Macchina_20_da_20_scrivere_20_HTML"><text:s/>&lt;/content&gt;</text:span></text:p>
      <text:p text:style-name="P59"><text:span text:style-name="Macchina_20_da_20_scrivere_20_HTML">&lt;/art&gt;</text:span></text:p>
      <text:p text:style-name="P59"><text:span text:style-name="Macchina_20_da_20_scrivere_20_HTML">&lt;art id="art2fra" evolvingId="art2"&gt;</text:span></text:p>
      <text:p text:style-name="P59"><text:span text:style-name="Macchina_20_da_20_scrivere_20_HTML"><text:s/>&lt;num&gt;2&lt;/num&gt;</text:span></text:p>
      <text:p text:style-name="P59"><text:span text:style-name="Macchina_20_da_20_scrivere_20_HTML"><text:s/>&lt;content&gt;</text:span></text:p>
      <text:p text:style-name="P59"><text:span text:style-name="Macchina_20_da_20_scrivere_20_HTML"><text:s text:c="3"/>&lt;p&gt;Du texte en Français&lt;/p&gt;</text:span></text:p>
      <text:p text:style-name="P59"><text:span text:style-name="Macchina_20_da_20_scrivere_20_HTML"><text:s/>&lt;/content&gt;</text:span></text:p>
      <text:p text:style-name="P59"><text:span text:style-name="Macchina_20_da_20_scrivere_20_HTML">&lt;/art&gt;</text:span></text:p>
      <text:p text:style-name="P75"><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1245206074" text:style-name="WW8Num50">
        <text:list-item>
          <text:p text:style-name="P21"><text:span text:style-name="T1">Multi-version document</text:span>: The "default" fragment uses a plain id, the "secondary" destination uses a modified id, and both use the same evolvingId. </text:p>
        </text:list-item>
      </text:list>
      <text:p text:style-name="P59"><text:span text:style-name="Macchina_20_da_20_scrivere_20_HTML">&lt;art id="art2" evolvingId="art2"&gt;</text:span></text:p>
      <text:p text:style-name="P59"><text:span text:style-name="Macchina_20_da_20_scrivere_20_HTML"><text:s/>&lt;num&gt;2&lt;/num&gt;</text:span></text:p>
      <text:p text:style-name="P59"><text:span text:style-name="Macchina_20_da_20_scrivere_20_HTML"><text:s/>&lt;content&gt;</text:span></text:p>
      <text:p text:style-name="P59"><text:span text:style-name="Macchina_20_da_20_scrivere_20_HTML"><text:s text:c="3"/>&lt;p&gt;New version of art.2&lt;/p&gt;</text:span></text:p>
      <text:p text:style-name="P59"><text:span text:style-name="Macchina_20_da_20_scrivere_20_HTML"><text:s/>&lt;/content&gt;</text:span></text:p>
      <text:p text:style-name="P59"><text:span text:style-name="Macchina_20_da_20_scrivere_20_HTML">&lt;/art&gt;</text:span></text:p>
      <text:p text:style-name="P59"><text:span text:style-name="Macchina_20_da_20_scrivere_20_HTML">&lt;art id="art2v1" evolvingId="art2"&gt;</text:span></text:p>
      <text:p text:style-name="P59"><text:span text:style-name="Macchina_20_da_20_scrivere_20_HTML"><text:s/>&lt;num&gt;2&lt;/num&gt;</text:span></text:p>
      <text:p text:style-name="P59"><text:span text:style-name="Macchina_20_da_20_scrivere_20_HTML"><text:s/>&lt;content&gt;</text:span></text:p>
      <text:p text:style-name="P59"><text:span text:style-name="Macchina_20_da_20_scrivere_20_HTML"><text:s text:c="3"/>&lt;p&gt;Old version of art.2&lt;/p&gt;</text:span></text:p>
      <text:p text:style-name="P59"><text:span text:style-name="Macchina_20_da_20_scrivere_20_HTML"><text:s/>&lt;/content&gt;</text:span></text:p>
      <text:p text:style-name="P59"><text:span text:style-name="Macchina_20_da_20_scrivere_20_HTML">&lt;/art&gt;</text:span></text:p>
      <text:p text:style-name="P52">In this situation it is assumed that the expected default behavior when traversing documents is to go to the newer version of the document, and if the navigation mechanism <text:soft-page-break/>knows something more specific about the needs of the user, it would lead to the older version of the fragment instead. </text:p>
      <text:list xml:id="list745984617" text:continue-numbering="true" text:style-name="WW8Num50">
        <text:list-item>
          <text:p text:style-name="P21"><text:span text:style-name="T1">Amending act</text:span>: the structured content use evolvingId as a suggestion of the id that the structure will have in the new version of the amended document: </text:p>
        </text:list-item>
      </text:list>
      <text:p text:style-name="P59"><text:span text:style-name="Macchina_20_da_20_scrivere_20_HTML">&lt;mod id="mod1"&gt;</text:span></text:p>
      <text:p text:style-name="P59"><text:span text:style-name="Macchina_20_da_20_scrivere_20_HTML"><text:tab/>Art. 5 is changed as follows: </text:span></text:p>
      <text:p text:style-name="P59"><text:span text:style-name="Macchina_20_da_20_scrivere_20_HTML"><text:tab/>&lt;quotedStructure id="mod1-quo1"&gt;</text:span></text:p>
      <text:p text:style-name="P59"><text:span text:style-name="Macchina_20_da_20_scrivere_20_HTML"><text:tab/><text:tab/>&lt;art id="mod1-quo1-art5" evolvingId="art5"&gt;</text:span></text:p>
      <text:p text:style-name="P59"><text:span text:style-name="Macchina_20_da_20_scrivere_20_HTML"><text:tab/><text:tab/><text:tab/>...</text:span></text:p>
      <text:p text:style-name="P59"><text:span text:style-name="Macchina_20_da_20_scrivere_20_HTML"><text:tab/><text:tab/>&lt;/art&gt;</text:span></text:p>
      <text:p text:style-name="P59"><text:span text:style-name="Macchina_20_da_20_scrivere_20_HTML"><text:tab/>&lt;/quotedStructure&gt;</text:span></text:p>
      <text:p text:style-name="P59"><text:span text:style-name="Macchina_20_da_20_scrivere_20_HTML">&lt;/mod&gt;</text:span></text:p>
      <text:list xml:id="list2143759196" text:continue-numbering="true" text:style-name="WW8Num50">
        <text:list-item>
          <text:p text:style-name="P21"><text:span text:style-name="T1">Renumbering of bill (see use case 4.1)</text:span>: The first version of the bill has simple ids: </text:p>
        </text:list-item>
      </text:list>
      <text:p text:style-name="Standard"/>
      <text:p text:style-name="P59"><text:span text:style-name="Macchina_20_da_20_scrivere_20_HTML"><text:tab/><text:tab/>&lt;article id="art1"&gt;</text:span></text:p>
      <text:p text:style-name="P59"><text:span text:style-name="Macchina_20_da_20_scrivere_20_HTML"><text:tab/><text:tab/><text:tab/>&lt;num&gt;1&lt;/num&gt;</text:span></text:p>
      <text:p text:style-name="P59"><text:span text:style-name="Macchina_20_da_20_scrivere_20_HTML"><text:tab/><text:tab/><text:tab/>&lt;content&gt;&lt;p&gt;Originally article 1&lt;/p&gt;&lt;/content&gt;</text:span></text:p>
      <text:p text:style-name="P59"><text:span text:style-name="Macchina_20_da_20_scrivere_20_HTML"><text:tab/><text:tab/>&lt;/article&gt;</text:span></text:p>
      <text:p text:style-name="P59"><text:span text:style-name="Macchina_20_da_20_scrivere_20_HTML"><text:tab/><text:tab/>&lt;article id="art2"&gt;</text:span></text:p>
      <text:p text:style-name="P59"><text:span text:style-name="Macchina_20_da_20_scrivere_20_HTML"><text:tab/><text:tab/><text:tab/>&lt;num&gt;2&lt;/num&gt;</text:span></text:p>
      <text:p text:style-name="P59"><text:span text:style-name="Macchina_20_da_20_scrivere_20_HTML"><text:tab/><text:tab/><text:tab/>&lt;content&gt;&lt;p&gt;Originally article 2&lt;/p&gt;&lt;/content&gt;</text:span></text:p>
      <text:p text:style-name="P59"><text:span text:style-name="Macchina_20_da_20_scrivere_20_HTML"><text:tab/><text:tab/>&lt;/article&gt;</text:span></text:p>
      <text:p text:style-name="P59"><text:span text:style-name="Macchina_20_da_20_scrivere_20_HTML"><text:tab/><text:tab/>&lt;article id="art3"&gt;</text:span></text:p>
      <text:p text:style-name="P59"><text:span text:style-name="Macchina_20_da_20_scrivere_20_HTML"><text:tab/><text:tab/><text:tab/>&lt;num&gt;3&lt;/num&gt;</text:span></text:p>
      <text:p text:style-name="P59"><text:span text:style-name="Macchina_20_da_20_scrivere_20_HTML"><text:tab/><text:tab/><text:tab/>&lt;content&gt;&lt;p&gt;Originally article 3&lt;/p&gt;&lt;/content&gt;</text:span></text:p>
      <text:p text:style-name="P59"><text:span text:style-name="Macchina_20_da_20_scrivere_20_HTML"><text:tab/><text:tab/>&lt;/article&gt;</text:span></text:p>
      <text:p text:style-name="Standard"/>
      <text:p text:style-name="P75"><text:tab/>The second version of the bill, after a new article 2 was inserted, generating a renumbering of the subsequent articles, uses id to specify the original ids, regardless of the position, and uses evolvingId to specify the id each article should have if this were a new document.</text:p>
      <text:p text:style-name="Standard"/>
      <text:p text:style-name="P59"><text:span text:style-name="Macchina_20_da_20_scrivere_20_HTML"><text:tab/><text:tab/>&lt;article id="art1"&gt;</text:span></text:p>
      <text:p text:style-name="P59"><text:span text:style-name="Macchina_20_da_20_scrivere_20_HTML"><text:tab/><text:tab/><text:tab/>&lt;num&gt;1&lt;/num&gt;</text:span></text:p>
      <text:p text:style-name="P59"><text:span text:style-name="Macchina_20_da_20_scrivere_20_HTML"><text:tab/><text:tab/><text:tab/>&lt;content&gt;&lt;p&gt;Originally article 1&lt;/p&gt;&lt;/content&gt;</text:span></text:p>
      <text:p text:style-name="P59"><text:span text:style-name="Macchina_20_da_20_scrivere_20_HTML"><text:tab/><text:tab/>&lt;/article&gt;</text:span></text:p>
      <text:p text:style-name="P59"><text:span text:style-name="Macchina_20_da_20_scrivere_20_HTML"><text:tab/><text:tab/>&lt;article id="art2new" evolvingId="art2"&gt;</text:span></text:p>
      <text:p text:style-name="P59"><text:span text:style-name="Macchina_20_da_20_scrivere_20_HTML"><text:tab/><text:tab/><text:tab/>&lt;num&gt;2&lt;/num&gt;</text:span></text:p>
      <text:p text:style-name="P59"><text:span text:style-name="Macchina_20_da_20_scrivere_20_HTML"><text:tab/><text:tab/><text:tab/>&lt;content&gt;&lt;p&gt;New article 2&lt;/p&gt;&lt;/content&gt;</text:span></text:p>
      <text:p text:style-name="P59"><text:span text:style-name="Macchina_20_da_20_scrivere_20_HTML"><text:tab/><text:tab/>&lt;/article&gt;</text:span></text:p>
      <text:p text:style-name="P59"><text:span text:style-name="Macchina_20_da_20_scrivere_20_HTML"><text:tab/><text:tab/>&lt;article id="art2" evolvingId="art3"&gt;</text:span></text:p>
      <text:p text:style-name="P59"><text:span text:style-name="Macchina_20_da_20_scrivere_20_HTML"><text:tab/><text:tab/><text:tab/>&lt;num&gt;3&lt;/num&gt;</text:span></text:p>
      <text:p text:style-name="P59"><text:span text:style-name="Macchina_20_da_20_scrivere_20_HTML"><text:tab/><text:tab/><text:tab/>&lt;content&gt;&lt;p&gt;Originally article 2&lt;/p&gt;&lt;/content&gt;</text:span></text:p>
      <text:p text:style-name="P59"><text:span text:style-name="Macchina_20_da_20_scrivere_20_HTML"><text:tab/><text:tab/>&lt;/article&gt;</text:span></text:p>
      <text:p text:style-name="P59"><text:span text:style-name="Macchina_20_da_20_scrivere_20_HTML"><text:tab/><text:tab/>&lt;article id="art3" evolvingId="art4"&gt;</text:span></text:p>
      <text:p text:style-name="P59"><text:span text:style-name="Macchina_20_da_20_scrivere_20_HTML"><text:tab/><text:tab/><text:tab/>&lt;num&gt;4&lt;/num&gt;</text:span></text:p>
      <text:p text:style-name="P59"><text:span text:style-name="Macchina_20_da_20_scrivere_20_HTML"><text:tab/><text:tab/><text:tab/>&lt;content&gt;&lt;p&gt;Originally article 3&lt;/p&gt;&lt;/content&gt;</text:span></text:p>
      <text:p text:style-name="P59"><text:span text:style-name="Macchina_20_da_20_scrivere_20_HTML"><text:tab/><text:tab/>&lt;/article&gt;</text:span></text:p>
      <text:p text:style-name="P75"><text:tab/>Since bills mostly receive static references, and since static references always include the version number, it is always very clear what refers to what: <text:span text:style-name="Macchina_20_da_20_scrivere_20_HTML">bill@v1#art2</text:span> refers to the same article as <text:span text:style-name="Macchina_20_da_20_scrivere_20_HTML">bill@v2#art3</text:span> and a different one than <text:span text:style-name="Macchina_20_da_20_scrivere_20_HTML">bill@v2#art2</text:span>.</text:p>
      <text:list xml:id="list1070010269" text:continue-numbering="true" text:style-name="WW8Num50">
        <text:list-item>
          <text:p text:style-name="P21"><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text:soft-page-break/>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1">in act X the reference is <text:span text:style-name="Macchina_20_da_20_scrivere_20_HTML">Y#art2</text:span>. This corresponds to the structure that in version 1 had <text:span text:style-name="Macchina_20_da_20_scrivere_20_HTML">evolvingId="art2" </text:span>and<text:span text:style-name="Macchina_20_da_20_scrivere_20_HTML"> id="art2"</text:span></text:p>
            </text:list-item>
            <text:list-item>
              <text:p text:style-name="P21">in act W the reference is <text:span text:style-name="Macchina_20_da_20_scrivere_20_HTML">Y#art15</text:span>. This corresponds to the structure that in version 2 had <text:span text:style-name="Macchina_20_da_20_scrivere_20_HTML">evolvingId="art15" </text:span>and<text:span text:style-name="Macchina_20_da_20_scrivere_20_HTML"> id="art2"</text:span></text:p>
            </text:list-item>
            <text:list-item>
              <text:p text:style-name="P21">in act Z the reference is <text:span text:style-name="Macchina_20_da_20_scrivere_20_HTML">Y#art2</text:span>. This corresponds to the structure that in version 2 had <text:span text:style-name="Macchina_20_da_20_scrivere_20_HTML">evolvingID="art2" </text:span>and<text:span text:style-name="Macchina_20_da_20_scrivere_20_HTML"> id="art2new"</text:span>.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01" text:outline-level="1">AKOMA NTOSO Naming Convention</text:h>
      <text:p text:style-name="P2"/>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 reference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525973317" text:style-name="WW8Num20">
        <text:list-item>
          <text:p text:style-name="P61">WORK – the abstract concept of the legal resource (e.g., act 3 of 2005).</text:p>
        </text:list-item>
        <text:list-item>
          <text:p text:style-name="P61">EXPRESSION - any version of the WORK whose content is specified and different from others for any reason: language, versions, etc. (e.g., act 3 of 2005 as in the version following the amendments entered into force on July 3<text:span text:style-name="T11">rd</text:span>, 2006).</text:p>
        </text:list-item>
        <text:list-item>
          <text:p text:style-name="P61">MANIFESTATION - any electronic or physical format of the EXPRESSION: MS Word, Open Office, XML, TIFF, PDF, etc (e.g., PDF representation of act 3 of 2005 as in the version following the amendments entered into force on July 3<text:span text:style-name="T11">rd</text:span>, 2006).</text:p>
        </text:list-item>
        <text:list-item>
          <text:p text:style-name="P61">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1">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text:soft-page-break/>main body possibly followed by a number of attachments such as schedules and tables): </text:p>
      <text:list xml:id="list396477646" text:style-name="WW8Num37">
        <text:list-item>
          <text:p text:style-name="P68">WorkComponents (e.g., main, schedule, table, etc) - the WorkComponents are abstract entities that can be referenced to refer to different ExpressionComponents in time. </text:p>
        </text:list-item>
        <text:list-item>
          <text:p text:style-name="P68">ExpressionComponent (e.g., main, schedule, table, etc.) - the ExpressionComponents represent the visible division of the document as generated by the content author (Parliament, etc.)</text:p>
        </text:list-item>
        <text:list-item>
          <text:p text:style-name="P68">ManifestationComponent (e.g., xml files, PDF files, TIFF images, etc.) - the ManifestationComponents represent the division of the document as generated by the manifestation author (e.g., the XML editor).</text:p>
        </text:list-item>
        <text:list-item>
          <text:p text:style-name="P68">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538408883" text:style-name="WW8Num62">
        <text:list-item>
          <text:p text:style-name="P24"><text:span text:style-name="T3">MEANINGFULNESS</text:span>: the name is a meaningful and logical description of the resource and not of its physical path</text:p>
        </text:list-item>
        <text:list-item>
          <text:p text:style-name="P24"><text:span text:style-name="T3">PERMANENCE</text:span>: the name must be permanent and stable over time</text:p>
        </text:list-item>
        <text:list-item>
          <text:p text:style-name="P24"><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URI for the correct FRBR level of document. We describe here a few particularly frequent situations: </text:p>
      <text:list xml:id="list1409627836" text:style-name="WW8Num60">
        <text:list-item>
          <text:p text:style-name="P69">Legislative references will most probably refer to WORKs: acts referring to other acts do so regardless of the actual version, and references must be to something independent of all possible expressions, e.g., to the work. </text:p>
        </text:list-item>
        <text:list-item>
          <text:p text:style-name="P69">The list of attachments and schedules belong to a specific EXPRESSION, so references to ExpressionComponents is specific of the expression level. </text:p>
        </text:list-item>
        <text:list-item>
          <text:p text:style-name="P69">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69">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text:soft-page-break/>ManifestationComponent, and must be considered independently of the other. </text:p>
        </text:list-item>
        <text:list-item>
          <text:p text:style-name="P69">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69">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6">Absolute and relative URIs. </text:p>
      <text:p text:style-name="Standard">At all levels, the Akoma Ntoso URIs belong to the http:// scheme and are normally resolved using mechanisms widely available in browsers and web servers. Within documents, URIs are used as references to addressable resources, and are thus called <text:span text:style-name="T1">URI references</text:span>. </text:p>
      <text:p text:style-name="Standard">According to the authoritative source RFC 3986<text:span text:style-name="Footnote_20_Symbol"><text:note text:id="ftn3" text:note-class="footnote"><text:note-citation>3</text:note-citation><text:note-body><text:p text:style-name="Footnote"><text:s/>http://tools.ietf.org/html/rfc3986</text:p></text:note-body></text:note></text:span>, all http:// URI references are divided into <text:span text:style-name="T1">absolute URI</text:span> and <text:span text:style-name="T1">relative URI references</text:span>. An absolute U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p>
      <text:p text:style-name="Standard"><text:span text:style-name="T3">In XML manifestations of Akoma Ntoso documents, URI references shall always be expressed in relative forms</text:span>. This implies that any resolution is carried out by the source of the base document (e.g., the one where the URI reference is stored).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URI, it is the responsibility of the active application to provide a base U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URI is resolved out of a work-level, a expression-level or a manifestation-level URI reference. This in practice means that protocol and authority are, in resolution, not contributing information, and are thus interchangeable. Any party interested in absolute URIs for Akoma Ntoso are required to produce their own resolution engine and use its protocol and authority for the purpose. </text:p>
      <text:p text:style-name="Standard"><text:soft-page-break/>Another distinction is between <text:span text:style-name="T1">global</text:span> and <text:span text:style-name="T1">local</text:span> URI refs<text:span text:style-name="Footnote_20_Symbol"><text:note text:id="ftn4" text:note-class="footnote"><text:note-citation>4</text:note-citation><text:note-body><text:p text:style-name="Footnote"><text:change-start text:change-id="ct675356240"/>in fact, this is a simplification of RFC 3986, that call<text:change-end text:change-id="ct675356240"/><text:change-start text:change-id="ct675358000"/>s<text:change-end text:change-id="ct675358000"/><text:change-start text:change-id="ct675358848"/> <text:change-end text:change-id="ct675358848"/><text:change-start text:change-id="ct675358288"/>global URI refs as <text:change-end text:change-id="ct675358288"/><text:change-start text:change-id="ct675359808"/>“<text:change-end text:change-id="ct675359808"/><text:change-start text:change-id="ct675356336"/>a<text:change-end text:change-id="ct675356336"/><text:change-start text:change-id="ct675357904"/>bsolute<text:change-end text:change-id="ct675357904"/><text:change-start text:change-id="ct675359152"/> path reference<text:change-end text:change-id="ct675359152"/><text:change-start text:change-id="ct675358416"/>s<text:change-end text:change-id="ct675358416"/><text:change-start text:change-id="ct675358640"/>” <text:change-end text:change-id="ct675358640"/><text:change-start text:change-id="ct675358096"/>and<text:change-end text:change-id="ct675358096"/><text:change-start text:change-id="ct675359984"/> local URI refs as<text:change-end text:change-id="ct675359984"/><text:change-start text:change-id="ct675358944"/> “relative path reference<text:change-end text:change-id="ct675358944"/><text:change-start text:change-id="ct675359280"/>s<text:change-end text:change-id="ct675359280"/><text:change-start text:change-id="ct675358192"/>”. <text:change-end text:change-id="ct675358192"/></text:p></text:note-body></text:note></text:span>. A global URI ref is a relative URI ref where all parts are present except for protocol and authority (i.e., domain name). Thus a global URI ref <text:span text:style-name="T1">always</text:span> starts with a slash, to indicate that <text:span text:style-name="T1">all</text:span> other parts are explicitly specified. A local URI ref, on the other hand, may have one or more parts missing (necessarily from left to right), and the corresponding global (and, subsequently, absolute) URI reference is determined by adding the corresponding parts taken from the base document, as usual with relative URI refs with missing parts. In the following we will call all URI references as simply URI (they are <text:span text:style-name="T1">all</text:span> references, after all), and distinguish between absolute URIs, global URIs and local U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7">as specified in &lt;ref href="/kn/act/2006-08-10/123#sec12"&gt;section 12 of act 13/2006&lt;/ref&gt;</text:p>
      <text:p text:style-name="Standard"/>
      <text:p text:style-name="Standard">while a reference to a specific attachment of the same act is always local:</text:p>
      <text:p text:style-name="Standard"/>
      <text:p text:style-name="P27">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27">&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ext:soft-page-break/>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5">[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6">The URI of a Work</text:p>
      <text:p text:style-name="Standard">The URI for the WORK is the baseline for building the URI for the EXPRESSION, which is the baseline for the URI of the MANIFESTATION. </text:p>
      <text:p text:style-name="Standard"/>
      <text:p text:style-name="P52">The URI for the WORK consists of the following pieces:</text:p>
      <text:list xml:id="list1411931797" text:style-name="WW8Num35">
        <text:list-item>
          <text:p text:style-name="P28">The base URL of a naming authority with URI-resolving capabilities <text:span text:style-name="T1">(not relevant for the Naming Convention)</text:span></text:p>
        </text:list-item>
        <text:list-item>
          <text:p text:style-name="P28">A detail fragment organizing in a hierarchical fashion the additional data:</text:p>
        </text:list-item>
      </text:list>
      <text:p text:style-name="P76"/>
      <text:list xml:id="list2024363568" text:continue-numbering="true" text:style-name="WW8Num35">
        <text:list-item>
          <text:p text:style-name="P77">Country (a two-letter code according to ISO 3166-1 alpha-2) – in case of an Akoma Ntoso XML representation, this value must correspond to the content of element FRBRcountry in the metadata. </text:p>
        </text:list-item>
        <text:list-item>
          <text:p text:style-name="P77">Type of document – in case of an Akoma Ntoso XML representation, this value must correspond to the element immediately below the akomaNtoso root element (e.g., act, bill, debateReport, etc.).</text:p>
        </text:list-item>
        <text:list-item>
          <text:p text:style-name="P77"><text:soft-page-break/>Any specification of document subtype, if appropriate – in case of an Akoma Ntoso XML representation, this value must correspond to the content of element FRBRsubtype in the metadata.</text:p>
        </text:list-item>
        <text:list-item>
          <text:p text:style-name="P77">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7">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7">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URIs in references.</text:p>
      <text:list xml:id="list761570870" text:style-name="WW8Num52">
        <text:list-item>
          <text:p text:style-name="P29"><text:span text:style-name="T15">[http://www.authority.org]</text:span><text:span text:style-name="T13">/dz/debaterecord/2004-12-21</text:span><text:a xlink:type="simple" xlink:href="http://www.authority.org/dz/debaterecord/2004-12-21"><text:span text:style-name="Internet_20_link_20__28_user_29_"><text:line-break/></text:span></text:a><text:span text:style-name="T14">Algerian parliamentary debate record, 21</text:span><text:span text:style-name="T16">st</text:span><text:span text:style-name="T14"> December 2004. </text:span></text:p>
        </text:list-item>
        <text:list-item>
          <text:p text:style-name="P29"><text:span text:style-name="T15">[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29"><text:span text:style-name="T15">[http://www.authority.org]</text:span><text:span text:style-name="T13">/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29"><text:span text:style-name="T15">[http://www.authority.org]</text:span><text:span text:style-name="T13">/mg/act/2003-03-12/3</text:span><text:a xlink:type="simple" xlink:href="http://www.authority.org/mg/act/2003-03-12/3"><text:span text:style-name="Internet_20_link_20__28_user_29_"><text:line-break/></text:span></text:a><text:span text:style-name="T14">Madagascar. Act 3 from 2003</text:span></text:p>
        </text:list-item>
        <text:list-item>
          <text:p text:style-name="P29"><text:span text:style-name="T15">[http://www.authority.org]</text:span><text:span text:style-name="T13">/ke/act/decree/MinistryForeignAffairs/2005-07-12/3</text:span><text:span text:style-name="Internet_20_link_20__28_user_29_">: </text:span><text:span text:style-name="T14">Kenya, Decree n. 3 of 2005 by the Ministry of Foreign Affairs</text:span></text:p>
        </text:list-item>
        <text:list-item>
          <text:p text:style-name="P29"/>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text:soft-page-break/>level URI fragment.</text:p>
      <text:p text:style-name="Standard">But since:</text:p>
      <text:list xml:id="list2174755429" text:style-name="WW8Num29">
        <text:list-item>
          <text:p text:style-name="P30">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0">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140107612" text:style-name="WW8Num15">
        <text:list-item>
          <text:p text:style-name="P31"><text:span text:style-name="T15">[http://www.authority.org]</text:span><text:span text:style-name="T12">/kn/act/2007-01-01/1/schedule1</text:span></text:p>
        </text:list-item>
      </text:list>
      <text:p text:style-name="P79">Kenya, schedule 1 of act 1 from 2007 (WorkComponent)</text:p>
      <text:h text:style-name="Heading_20_2" text:outline-level="2">The URI of an Expression</text:h>
      <text:p text:style-name="P25">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1762897957" text:style-name="WW8Num7">
        <text:list-item>
          <text:p text:style-name="P62">The URI of the corresponding WORK </text:p>
        </text:list-item>
        <text:list-item>
          <text:p text:style-name="P62">The character “/”</text:p>
        </text:list-item>
        <text:list-item>
          <text:p text:style-name="P62">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2">The “@” character (required)</text:p>
        </text:list-item>
        <text:list-item>
          <text:p text:style-name="P62">Zero or more comma-separated version identifiers as follows:</text:p>
          <text:list>
            <text:list-item>
              <text:p text:style-name="P70">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0">If a bill, the presentation date is appropriate, or the stage in the approval process that the current draft is the result of.</text:p>
            </text:list-item>
          </text:list>
        </text:list-item>
        <text:list-item>
          <text:p text:style-name="P62">The “#” character (required only if an optional part is added)</text:p>
        </text:list-item>
        <text:list-item>
          <text:p text:style-name="P62">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2">Any content-specification date (as opposed to validity dates) (optional)</text:p>
        </text:list-item>
      </text:list>
      <text:p text:style-name="Standard">The absence of the version identifiers signals two different situations depending on the type of document: </text:p>
      <text:list xml:id="list137416771" text:continue-numbering="true" text:style-name="WW8Num7">
        <text:list-item>
          <text:p text:style-name="P62"><text:soft-page-break/>If the document is not versioned (e.g., the debate record of an assembly) then version identifier need not and cannot be present.</text:p>
        </text:list-item>
        <text:list-item>
          <text:p text:style-name="P62">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32"/>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743575103" text:style-name="WW8Num8">
        <text:list-item>
          <text:p text:style-name="P81"><text:span text:style-name="T15">[http://www.authority.org]</text:span><text:span text:style-name="T7">/dz/debaterecord/2004-12-21/fra</text:span><text:line-break/>Algerian parliamentary debate record, 21st December 2004., French version </text:p>
        </text:list-item>
        <text:list-item>
          <text:p text:style-name="P81"><text:span text:style-name="T15">[http://www.authority.org]</text:span><text:span text:style-name="T7">/sl/act/2004-02-13/2/eng</text:span><text:line-break/>Sierra Leone enacted Legislation. Act number 2 of 2004. <text:s/>English version, current version (as accessed today [according to the reader])</text:p>
        </text:list-item>
        <text:list-item>
          <text:p text:style-name="P81"><text:span text:style-name="T15">[http://www.authority.org]</text:span><text:span text:style-name="T7">/sl/act/2004-02-13/2/eng@</text:span><text:line-break/>Sierra Leone enacted Legislation. Act number 2 of 2004. <text:s/>English version, original version</text:p>
        </text:list-item>
        <text:list-item>
          <text:p text:style-name="P81"><text:span text:style-name="T15">[http://www.authority.org]</text:span><text:span text:style-name="T7">/sl/act/2004-02-13/2/eng@2004-07-21</text:span><text:line-break/>Sierra Leone enacted Legislation. Act number 2 of 2004. <text:s/>English version, as amended on July 2004</text:p>
        </text:list-item>
        <text:list-item>
          <text:p text:style-name="P81"><text:span text:style-name="T15">[http://www.authority.org]</text:span><text:span text:style-name="T7">/ng/bill/2003-05-14/19/eng@first</text:span><text:line-break/>Namibia Bill number 19 of 2003, first stage, English version</text:p>
        </text:list-item>
        <text:list-item>
          <text:p text:style-name="P81"><text:span text:style-name="T15">[http://www.authority.org]</text:span><text:span text:style-name="T7">/mg/act/2003-03-12/3/mul</text:span><text:line-break/>Madagascar. Act 3 from 2003 in French and Malagasy.</text:p>
        </text:list-item>
        <text:list-item>
          <text:p text:style-name="P81"><text:span text:style-name="T15">[http://www.</text:span><text:span text:style-name="T15">auth.org]</text:span><text:span text:style-name="T7">/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03" text:outline-level="4">The expression is only composed of one component</text:h>
      <text:p text:style-name="Standard">In this case, the URI for the expression as a whole and for its main component are identical plus the name “main”.</text:p>
      <text:h text:style-name="Heading_20_4" text:outline-level="4"><text:soft-page-break/>The expression is composed of many components</text:h>
      <text:h text:style-name="P103" text:outline-level="4">The expression is composed of many components</text:h>
      <text:p text:style-name="Standard">The URI for each ExpressionComponent consist in this case of the following pieces: </text:p>
      <text:list xml:id="list1802508789" text:style-name="WW8Num6">
        <text:list-item>
          <text:p text:style-name="P63">The URI of the corresponding EXPRESSION as a whole</text:p>
        </text:list-item>
        <text:list-item>
          <text:p text:style-name="P63">The character “/”</text:p>
        </text:list-item>
        <text:list-item>
          <text:p text:style-name="P63">Either</text:p>
        </text:list-item>
      </text:list>
      <text:p text:style-name="P82"><text:span text:style-name="T17">1.<text:tab/></text:span>A unique name for the attachment </text:p>
      <text:p text:style-name="P82"><text:span text:style-name="T17">2.<text:tab/></text:span>The name “main” which is reserved for the main document. It we have different main they are numbered sequentially: main1, main2, etc.</text:p>
      <text:p text:style-name="Standard"/>
      <text:list xml:id="list261098488" text:continue-list="list1743575103" text:style-name="WW8Num8">
        <text:list-item>
          <text:p text:style-name="P81"><text:span text:style-name="T15">[http://www.authority.org]</text:span><text:span text:style-name="T7">/dz/minutes/2004-12-21/fra/main</text:span><text:line-break/>Algerian parliamentary debate record, 21st December 2004., French version, main document</text:p>
        </text:list-item>
        <text:list-item>
          <text:p text:style-name="P81"><text:span text:style-name="T15">[http://www.authority.org]</text:span><text:span text:style-name="T7">/sl/act/2004-02-13/2/eng/main</text:span><text:line-break/>Main body of the Sierra Leone enacted Legislation. Act number 2 of 2004. <text:s/>English version, current version (as accessed today)</text:p>
        </text:list-item>
        <text:list-item>
          <text:p text:style-name="P81"><text:span text:style-name="T15">[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81"><text:span text:style-name="T15">[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684240373" text:style-name="WW8Num5">
        <text:list-item>
          <text:p text:style-name="P64">if the attachment does not have further attachments, its URI is provided as detailed in the previous section, without further addenda. </text:p>
        </text:list-item>
        <text:list-item>
          <text:p text:style-name="P64">If the attachment has further attachments, the URI as detailed in the previous section refers to the whole attachment, including its own attachments.</text:p>
        </text:list-item>
        <text:list-item>
          <text:p text:style-name="P64">To refer to the main document of an attachment that has further attachments, a further “/main” part should be added. </text:p>
        </text:list-item>
        <text:list-item>
          <text:p text:style-name="P64">To refer to any further attachment of an attachment, a further “/” followed by a unique name for the attachment must be added to the attachment itself. </text:p>
        </text:list-item>
      </text:list>
      <text:p text:style-name="Standard"/>
      <text:list xml:id="list215545811" text:continue-list="list261098488" text:style-name="WW8Num8">
        <text:list-item>
          <text:p text:style-name="P81"><text:span text:style-name="T15">[http://www.authority.org]</text:span><text:span text:style-name="T7">/sl/act/2004-02-13/2/eng@2004-07-21/main/schedule1</text:span><text:line-break/>Whole attachment “schedule01” of the Sierra Leone enacted Legislation. Act number 2 of 2004. <text:s/>English version, English version, as amended on July 2004. </text:p>
        </text:list-item>
        <text:list-item>
          <text:p text:style-name="P81"><text:span text:style-name="T15">[http://www.authority.org]</text:span><text:span text:style-name="T7">/sl/act/2004-02-13/2/eng@2004-07-21/main/schedule1/main</text:span><text:line-break/><text:soft-page-break/>Main document of the attachment “schedule01” of Sierra Leone enacted Legislation. Act number 2 of 2004. <text:s/>English version, as amended on July 2004</text:p>
        </text:list-item>
        <text:list-item>
          <text:p text:style-name="P81"><text:span text:style-name="T15">[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81"><text:span text:style-name="T15">[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text:change-start text:change-id="ct676356912"/>information such as the <text:change-end text:change-id="ct676356912"/>actual enter-in-force date of the expression<text:change-start text:change-id="ct676356784"/> or the language<text:change-end text:change-id="ct676356784"/> is not known in advance, and it is necessary to create references or mentions of documents whose U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text:change text:change-id="ct676357168"/><text:change-start text:change-id="ct676357040"/>is <text:change-end text:change-id="ct676357040"/>made available).</text:p>
      <text:p text:style-name="P25"/>
      <text:p text:style-name="Standard">There are at least three cases where such situation may take place: </text:p>
      <text:list xml:id="list1005140037" text:style-name="WW8Num4">
        <text:list-item>
          <text:p text:style-name="P65">the information is not known by the author of the expression (e.g., the legislator), in which case the act of actually retrieving the correct information is in itself an act of interpretation; </text:p>
        </text:list-item>
        <text:list-item>
          <text:p text:style-name="P65">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5">the information is not know by the query system.</text:p>
        </text:list-item>
      </text:list>
      <text:p text:style-name="P32"/>
      <text:p text:style-name="Standard">In <text:change text:change-id="ct676357296"/>these cases, the syntax for the URI of the virtual expression uses a similar syntax to the specification of the actual expression, but the character “:” is used <text:change-start text:change-id="ct676357552"/>before each unknown value and <text:change-end text:change-id="ct676357552"/>instead of the “@” <text:change text:change-id="ct676357680"/><text:change-start text:change-id="ct676357424"/>at the end of <text:change-end text:change-id="ct676357424"/>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263365451" text:continue-list="list215545811" text:style-name="WW8Num8">
        <text:list-item>
          <text:p text:style-name="P71"><text:span text:style-name="T15">[http://www.authority.org]</text:span><text:span text:style-name="T7">/sl/act/2004-02-13/2/eng:2004-07-21</text:span><text:line-break/>Sierra Leone enacted Legislation. Act number 2 of 2004. <text:s/>English version, as amended on the closest date before July 21, 2004<text:change-start text:change-id="ct676358320"/></text:p>
        </text:list-item>
      </text:list>
      <text:p text:style-name="Standard">Similarly, if we need to refer <text:change-end text:change-id="ct676358320"/><text:change-start text:change-id="ct676359856"/>dynamically <text:change-end text:change-id="ct676359856"/><text:change-start text:change-id="ct676358192"/>to <text:change-end text:change-id="ct676358192"/><text:change-start text:change-id="ct676359984"/>the<text:change-end text:change-id="ct676359984"/><text:change-start text:change-id="ct676359472"/> <text:change-end text:change-id="ct676359472"/><text:change-start text:change-id="ct676357808"/>expression<text:change-end text:change-id="ct676357808"/><text:change-start text:change-id="ct676359344"/>s in <text:change-end text:change-id="ct676359344"/><text:change-start text:change-id="ct676360112"/>German<text:change-end text:change-id="ct676360112"/><text:change-start text:change-id="ct676357936"/> of a<text:change-end text:change-id="ct676357936"/><text:change-start text:change-id="ct676359216"/> specific<text:change-end text:change-id="ct676359216"/><text:change-start text:change-id="ct676358064"/> act, we need to<text:change-end text:change-id="ct676358064"/><text:change-start text:change-id="ct676359600"/> make a virtual reference <text:change-end text:change-id="ct676359600"/><text:change-start text:change-id="ct676360240"/>whose date is left unspecified, and the language is forced to be German, as follows (<text:span text:style-name="Macchina_20_da_20_scrivere_20_HTML">deu</text:span> is <text:change-end text:change-id="ct676360240"/><text:change-start text:change-id="ct676360880"/>SO 639-2 alpha-3 code for German)<text:change-end text:change-id="ct676360880"/><text:change-start text:change-id="ct676358448"/>. </text:p>
      <text:p text:style-name="Standard"/>
      <text:list xml:id="list454665884" text:continue-numbering="true" text:style-name="WW8Num8">
        <text:list-item>
          <text:p text:style-name="P71"><text:span text:style-name="T15">[http://www.authority.org]</text:span><text:span text:style-name="T7">/ch/act/200</text:span><text:change-end text:change-id="ct676358448"/><text:change-start text:change-id="ct676360368"/><text:span text:style-name="T7">9</text:span><text:change-end text:change-id="ct676360368"/><text:change-start text:change-id="ct676358576"/><text:span text:style-name="T7">-0</text:span><text:change-end text:change-id="ct676358576"/><text:change-start text:change-id="ct676360496"/><text:span text:style-name="T7">5</text:span><text:change-end text:change-id="ct676360496"/><text:change-start text:change-id="ct676358704"/><text:span text:style-name="T7">-</text:span><text:change-end text:change-id="ct676358704"/><text:change-start text:change-id="ct676360624"/><text:span text:style-name="T7">09</text:span><text:change-end text:change-id="ct676360624"/><text:change-start text:change-id="ct676358832"/><text:span text:style-name="T7">/</text:span><text:change-end text:change-id="ct676358832"/><text:change-start text:change-id="ct676360752"/><text:span text:style-name="T7">43</text:span><text:change-end text:change-id="ct676360752"/><text:change-start text:change-id="ct676358960"/><text:span text:style-name="T7">2/</text:span><text:change-end text:change-id="ct676358960"/><text:change-start text:change-id="ct676359728"/><text:span text:style-name="T7">:</text:span><text:change-end text:change-id="ct676359728"/><text:change-start text:change-id="ct676359088"/><text:span text:style-name="T7">deu</text:span><text:line-break/><text:change-end text:change-id="ct676359088"/><text:change-start text:change-id="ct676361008"/>Swiss enacted Legislation. Act number 432 of 2009. <text:s/>Dynamic reference to any of the German versions.<text:change-end text:change-id="ct676361008"/></text:p>
        </text:list-item>
        <text:list-item>
          <text:p text:style-name="P71"/>
        </text:list-item>
      </text:list>
      <text:h text:style-name="Heading_20_2" text:outline-level="2"><text:soft-page-break/>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65045178" text:continue-list="list137416771" text:style-name="WW8Num7">
        <text:list-item>
          <text:p text:style-name="P62">The URI of the corresponding EXPRESSION as a whole</text:p>
        </text:list-item>
        <text:list-item>
          <text:p text:style-name="P62">The character “#” (only required if any of the optional parts is added)</text:p>
        </text:list-item>
        <text:list-item>
          <text:p text:style-name="P62">The <text:span text:style-name="T19">markup authoring information</text:span> (useful to determine the authoritativeness of the<text:span text:style-name="T20"> markup and metadata) (optional)</text:span> – in case of an Akoma Ntoso XML representation, this value must correspond to the content of element FRBRauthor in the FRBRManifestation section of the metadata.</text:p>
        </text:list-item>
        <text:list-item>
          <text:p text:style-name="P62">Any relevant <text:span text:style-name="T19">markup-specific date (optional)</text:span> – in case of an Akoma Ntoso XML representation, this value must correspond to the content of element FRBRdate in the FRBRManifestation section of the metadata.</text:p>
        </text:list-item>
        <text:list-item>
          <text:p text:style-name="P62">Any additional <text:span text:style-name="T19">markup-related annotation</text:span> (e.g., the existence of multiple versions, of annotations, etc.) (optional)</text:p>
        </text:list-item>
        <text:list-item>
          <text:p text:style-name="P62">The character “.” (required)</text:p>
        </text:list-item>
        <text:list-item>
          <text:p text:style-name="P62">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0"/>
      <text:list xml:id="list1534962786" text:continue-list="list454665884" text:style-name="WW8Num8">
        <text:list-item>
          <text:p text:style-name="P81"><text:span text:style-name="T15">[http://www.authority.org]</text:span><text:span text:style-name="T7">/dz/debaterecord/2004-12-21/fra/main.doc</text:span><text:line-break/>Word version of the Algerian parliamentary debate record, 21st December 2004., French version</text:p>
        </text:list-item>
        <text:list-item>
          <text:p text:style-name="P81"><text:span text:style-name="T15">[http://www.authority.org]</text:span><text:span text:style-name="T7">/sl/act/2004-02-13/2/eng/main.pdf</text:span><text:line-break/>PDF version of the Sierra Leone enacted Legislation. Act number 2 of 2004. <text:s/>English version, current version (as accessed today)</text:p>
        </text:list-item>
        <text:list-item>
          <text:p text:style-name="P81"><text:span text:style-name="T15">[http://www.authority.org]</text:span><text:span text:style-name="T7">/sl/act/2004-02-13/2/eng@2004-07-21/main.akn</text:span><text:line-break/>Package of all documents including XML versions of the Sierra Leone enacted Legislation. Act number 2 of 2004. <text:s/>English version, as amended in July 2004</text:p>
        </text:list-item>
        <text:list-item>
          <text:p text:style-name="P81"><text:span text:style-name="T15">[http://www.authority.org]</text:span><text:span text:style-name="T7">/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URIs for ManifestationComponents</text:h>
      <text:p text:style-name="Standard">Each ManifestationComponent is an independent electronic structure (e.g., a file) in a <text:soft-page-break/>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1700884034" text:style-name="WW8Num3">
        <text:list-item>
          <text:p text:style-name="P66">The URI of the corresponding EXPRESSION as a whole</text:p>
        </text:list-item>
        <text:list-item>
          <text:p text:style-name="P66">The character “#” (only required if any of the optional parts is added)</text:p>
        </text:list-item>
        <text:list-item>
          <text:p text:style-name="P66">The <text:span text:style-name="T19">markup authoring information</text:span> to determine the authoritativeness of the<text:span text:style-name="T20"> markup and metadata (optional)</text:span></text:p>
        </text:list-item>
        <text:list-item>
          <text:p text:style-name="P66">Any relevant <text:span text:style-name="T19">markup-specific date (optional)</text:span></text:p>
        </text:list-item>
        <text:list-item>
          <text:p text:style-name="P66">Any additional <text:span text:style-name="T19">markup-related annotation</text:span> (e.g., the existence of multiple versions, of annotations, etc.) (optional)</text:p>
        </text:list-item>
        <text:list-item>
          <text:p text:style-name="P66">The character “/”</text:p>
        </text:list-item>
        <text:list-item>
          <text:p text:style-name="P66">Some unique identification of the ManifestationComponent with respect either to the manifestation as a whole or to the ExpressionComponent the component is the manifestation of. </text:p>
        </text:list-item>
        <text:list-item>
          <text:p text:style-name="P66">The character “.“</text:p>
        </text:list-item>
        <text:list-item>
          <text:p text:style-name="P66">A unique extension of the data format in which the manifestation is drafted. The acronym can be “pdf” for PDF, “doc” for MS Word, “xml” for XML documents, “tif” for image formats, etc. </text:p>
        </text:list-item>
      </text:list>
      <text:p text:style-name="P83"/>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890924132" text:style-name="WW8Num2">
        <text:list-item>
          <text:p text:style-name="P67">If the document is just composed of text and does not refer to any multimedia fragment of any form, then the ZIP package contains a single document called “main.xml”. </text:p>
        </text:list-item>
        <text:list-item>
          <text:p text:style-name="P67">If the document is composed of many ManifestationComponents but does not refer to 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67">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text:soft-page-break/>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788325354" text:continue-list="list1534962786" text:style-name="WW8Num8">
        <text:list-item>
          <text:p text:style-name="P84">attachment1.xml<text:line-break/>Manifestation of the first attachment of the current document</text:p>
        </text:list-item>
        <text:list-item>
          <text:p text:style-name="P84">schedule3.xml<text:line-break/>Manifestation of the third attachment of the current document</text:p>
        </text:list-item>
        <text:list-item>
          <text:p text:style-name="P84">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327119627" text:style-name="WW8Num1">
        <text:list-item>
          <text:p text:style-name="P85">The URI of the corresponding EXPRESSION as a whole</text:p>
        </text:list-item>
        <text:list-item>
          <text:p text:style-name="P85">The character “/”</text:p>
        </text:list-item>
        <text:list-item>
          <text:p text:style-name="P86">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ext:soft-page-break/>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1592933729" text:continue-list="list1788325354" text:style-name="WW8Num8">
        <text:list-item>
          <text:p text:style-name="P22">The base URL of a naming authority with URI-resolving capabilities</text:p>
        </text:list-item>
        <text:list-item>
          <text:p text:style-name="P22">A detail fragment organizing in a hierarchical fashion the additional data:</text:p>
          <text:list>
            <text:list-item>
              <text:p text:style-name="P23">The string “/ontology”</text:p>
            </text:list-item>
            <text:list-item>
              <text:p text:style-name="P23">The official name of the appropriate TLC</text:p>
            </text:list-item>
            <text:list-item>
              <text:p text:style-name="P23">Any number (including none) of slash-separated subclasses of the TLC, as long as <text:soft-page-break/>they all refer to correct properties of the corresponding instance </text:p>
            </text:list-item>
            <text:list-item>
              <text:p text:style-name="P23">The ID of the instance, guaranteed to be unique within the TLC. </text:p>
            </text:list-item>
          </text:list>
        </text:list-item>
      </text:list>
      <text:p text:style-name="P33"/>
      <text:p text:style-name="Standard">All components are separated by forward slashes (“/”) so as to exploit relative URIs in references. </text:p>
      <text:p text:style-name="P80"/>
      <text:list xml:id="list1148388617" text:continue-numbering="true" text:style-name="WW8Num8">
        <text:list-item>
          <text:p text:style-name="P81"><text:span text:style-name="T15">[http://www.authority.org]</text:span><text:span text:style-name="T7">/ontology/person/kn.joe.smith.1964-12-22</text:span><text:line-break/>Joe Smith </text:p>
        </text:list-item>
        <text:list-item>
          <text:p text:style-name="P81"><text:span text:style-name="T15">[http://www.authority.org]</text:span><text:span text:style-name="T7">/ontology/person/kn/kn.joe.smith.1964-12-22</text:span><text:line-break/>Joe Smith (implying that he is a Kenyan)</text:p>
        </text:list-item>
        <text:list-item>
          <text:p text:style-name="P81"><text:span text:style-name="T15">[http://www.authority.org]</text:span><text:span text:style-name="T7">/ontology/person/kn/judge/kn.joe.smith.1964-12-22</text:span><text:line-break/>Joe Smith (implying that he is a Kenyan who is a judge)</text:p>
        </text:list-item>
        <text:list-item>
          <text:p text:style-name="P81"><text:span text:style-name="T15">[http://www.authority.org]</text:span><text:span text:style-name="T7">/ontology/person/judge/kn/kn.joe.smith.1964-12-22</text:span><text:line-break/>Joe Smith (implying that he is a judge who is a Kenyan)</text:p>
        </text:list-item>
        <text:list-item>
          <text:p text:style-name="P81"><text:span text:style-name="T15">[http://www.authority.org]</text:span><text:span text:style-name="T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774299146" text:continue-numbering="true" text:style-name="WW8Num8">
        <text:list-item>
          <text:p text:style-name="P81"><text:span text:style-name="T15">[http://www.authority.org]</text:span>/sl/act/2004-02-13/2<text:line-break/><text:span text:style-name="T15">[http://www.authority.org]</text:span>/ontology/work/sl.act.2004-02-13.2</text:p>
        </text:list-item>
        <text:list-item>
          <text:p text:style-name="P81"><text:span text:style-name="T15">[http://www.authority.org]</text:span>/sl/act/2004-02-13/2/eng@2004-07-21<text:line-break/><text:span text:style-name="T15">[http://www.authority.org]</text:span>/ontology/expression/sl.act.2004-02-13.2.eng@2004-07-21</text:p>
        </text:list-item>
        <text:list-item>
          <text:p text:style-name="P81"><text:span text:style-name="T15">[http://www.authority.org]</text:span>/sl/act/2004-02-13/2/eng@2004-07-21/main/schedule1<text:line-break/><text:span text:style-name="T15">[http://www.authority.org]</text:span>/ontology/expression.component/sl.act.2004-02-13.2.eng@2004-07-21.main.schedule1</text:p>
        </text:list-item>
        <text:list-item>
          <text:p text:style-name="P81"><text:span text:style-name="T15">[http://www.authority.org]</text:span>/sl/act/2004-02-13/2/eng@2004-07-21/main.akn<text:line-break/><text:span text:style-name="T15">[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ext:soft-page-break/>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896063467" text:style-name="WW8Num41">
        <text:list-item>
          <text:p text:style-name="P34"><text:span text:style-name="T7">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284678465" text:continue-numbering="true" text:style-name="WW8Num41">
        <text:list-item>
          <text:p text:style-name="P34"><text:span text:style-name="T7">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2180206780" text:continue-numbering="true" text:style-name="WW8Num41">
        <text:list-item>
          <text:p text:style-name="P34"><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611715162" text:continue-numbering="true" text:style-name="WW8Num41">
        <text:list-item>
          <text:p text:style-name="P34"><text:span text:style-name="Macchina_20_da_20_scrivere_20_HTML"><text:span text:style-name="T13">wikipedia.weapon</text:span></text:span><text:span text:style-name="Macchina_20_da_20_scrivere_20_HTML"><text:span text:style-name="T14"><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text:soft-page-break/></text:p>
      <text:list xml:id="list1127836939" text:continue-numbering="true" text:style-name="WW8Num41">
        <text:list-item>
          <text:p text:style-name="P34"><text:span text:style-name="Macchina_20_da_20_scrivere_20_HTML"><text:span text:style-name="T13">wikipedia.world.war.ii</text:span></text:span><text:span text:style-name="Macchina_20_da_20_scrivere_20_HTML"><text:span text:style-name="T14"><text:line-break/></text:span></text:span><text:span text:style-name="T10">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107114167" text:continue-numbering="true" text:style-name="WW8Num41">
        <text:list-item>
          <text:p text:style-name="P34"><text:span text:style-name="Macchina_20_da_20_scrivere_20_HTML"><text:span text:style-name="T13">wikipedia.rome</text:span></text:span><text:span text:style-name="Macchina_20_da_20_scrivere_20_HTML"><text:span text:style-name="T14"><text:line-break/></text:span></text:span><text:span text:style-name="T10">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711835977" text:continue-numbering="true" text:style-name="WW8Num41">
        <text:list-item>
          <text:p text:style-name="P34"><text:span text:style-name="Macchina_20_da_20_scrivere_20_HTML"><text:span text:style-name="T13">wikipedia.kn.promulgation</text:span></text:span><text:span text:style-name="Macchina_20_da_20_scrivere_20_HTML"><text:span text:style-name="T14"><text:line-break/></text:span></text:span><text:span text:style-name="T10">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585700465" text:continue-numbering="true" text:style-name="WW8Num41">
        <text:list-item>
          <text:p text:style-name="P34"><text:span text:style-name="Macchina_20_da_20_scrivere_20_HTML"><text:span text:style-name="T13">wikipedia.kn.speaker</text:span></text:span><text:span text:style-name="Macchina_20_da_20_scrivere_20_HTML"><text:span text:style-name="T14"><text:line-break/></text:span></text:span><text:span text:style-name="T10">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1985488448" text:continue-numbering="true" text:style-name="WW8Num41">
        <text:list-item>
          <text:p text:style-name="P34"><text:span text:style-name="Macchina_20_da_20_scrivere_20_HTML"><text:span text:style-name="T13">wikipedia.eng.speaker</text:span></text:span><text:span text:style-name="Macchina_20_da_20_scrivere_20_HTML"><text:span text:style-name="T14"><text:line-break/></text:span></text:span><text:soft-page-break/><text:span text:style-name="T10">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1745787266" text:continue-numbering="true" text:style-name="WW8Num41">
        <text:list-item>
          <text:p text:style-name="P34"><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767343164" text:continue-numbering="true" text:style-name="WW8Num41">
        <text:list-item>
          <text:p text:style-name="P34"><text:span text:style-name="T7">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1132584507" text:continue-numbering="true" text:style-name="WW8Num41">
        <text:list-item>
          <text:p text:style-name="P34"><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1442594604" text:continue-numbering="true" text:style-name="WW8Num41">
        <text:list-item>
          <text:p text:style-name="P34"><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1986967261" text:continue-numbering="true" text:style-name="WW8Num41">
        <text:list-item>
          <text:p text:style-name="P34"><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soft-page-break/>Differences from previous releases</text:h>
      <text:h text:style-name="Heading_20_2" text:outline-level="2"><text:change-start text:change-id="ct676341072"/>Differences between release <text:change-end text:change-id="ct676341072"/><text:change-start text:change-id="ct676361904"/>20<text:change-end text:change-id="ct676361904"/><text:change-start text:change-id="ct676341744"/>/1/2013 <text:change-end text:change-id="ct676341744"/><text:change-start text:change-id="ct676361264"/>(CSD01 AN 3.0) <text:change-end text:change-id="ct676361264"/><text:change-start text:change-id="ct676341840"/>and <text:change-end text:change-id="ct676341840"/><text:change-start text:change-id="ct57627760"/>27/07/2012<text:change-end text:change-id="ct57627760"/><text:change-start text:change-id="ct676361136"/> (AN 2.0)<text:change-end text:change-id="ct676361136"/></text:h>
      <text:p text:style-name="Standard"><text:change-start text:change-id="ct676341936"/>This release is the first to be created as a deliverable of the OASIS LegalDocML Technical Committee. <text:change-end text:change-id="ct676341936"/><text:change-start text:change-id="ct676342992"/>It contains answers to a number of requirements by the European Parliament, by the Library of Congress<text:change-end text:change-id="ct676342992"/><text:change-start text:change-id="ct676343088"/> of Chile, <text:change-end text:change-id="ct676343088"/><text:change-start text:change-id="ct676343216"/>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change-end text:change-id="ct676343216"/><text:change-start text:change-id="ct676343472"/><text:a xlink:type="simple" xlink:href="http://docs.oasis-open.org/specGuidelines/ndr/namingDirectives-v1.3.html#xml-namespaces"><text:span text:style-name="Internet_20_link">http://docs.oasis-open.org/specGuidelines/ndr/namingDirectives-v1.3.html#xml-namespaces</text:span></text:a> . In particular, <text:change-end text:change-id="ct676343472"/><text:change-start text:change-id="ct676343888"/>this means<text:change-end text:change-id="ct676343888"/><text:change-start text:change-id="ct676343344"/> that namespaces from now on will have the form: <text:a xlink:type="simple" xlink:href="http://docs.oasis-open.org/legaldocml/ns/akn/xxx"><text:span text:style-name="Internet_20_link">http://docs.oasis-open.org/legaldocml/ns/</text:span></text:a><text:change-end text:change-id="ct676343344"/><text:change-start text:change-id="ct676343600"/><text:a xlink:type="simple" xlink:href="http://docs.oasis-open.org/legaldocml/ns/akn/xxx"><text:span text:style-name="Internet_20_link">akn/xxx</text:span></text:a><text:change-end text:change-id="ct676343600"/><text:change-start text:change-id="ct676343792"/> <text:change-end text:change-id="ct676343792"/><text:change-start text:change-id="ct676344496"/>, where xxx is one of <text:change-end text:change-id="ct676344496"/></text:p>
      <text:list xml:id="list45418645" text:style-name="WW8Num36">
        <text:list-item>
          <text:list>
            <text:list-item>
              <text:p text:style-name="P87"><text:change-start text:change-id="ct676353584"/><text:span text:style-name="Internet_20_link"><text:span text:style-name="T21">Working Draft (WD)</text:span></text:span></text:p>
            </text:list-item>
            <text:list-item>
              <text:p text:style-name="P72"><text:span text:style-name="Internet_20_link"><text:span text:style-name="T21">Committee Specification Draft (CSD)</text:span></text:span><text:change-end text:change-id="ct676353584"/></text:p>
            </text:list-item>
            <text:list-item>
              <text:p text:style-name="P74"><text:change-start text:change-id="ct676344368"/>Committee Specification Public Review Draft (CSPRD)</text:p>
            </text:list-item>
            <text:list-item>
              <text:p text:style-name="P74">Committee Specification (CS)</text:p>
            </text:list-item>
            <text:list-item>
              <text:p text:style-name="P74">Candidate OASIS Standard (COS)</text:p>
            </text:list-item>
            <text:list-item>
              <text:p text:style-name="P74">OASIS Standard (OS)</text:p>
            </text:list-item>
            <text:list-item>
              <text:p text:style-name="P88">Approved Errata (Errata)<text:change-end text:change-id="ct676344368"/></text:p>
            </text:list-item>
          </text:list>
        </text:list-item>
      </text:list>
      <text:p text:style-name="Standard"><text:change-start text:change-id="ct676344752"/>, <text:change-end text:change-id="ct676344752"/><text:change-start text:change-id="ct676344624"/>followed by a sequential number<text:change-end text:change-id="ct676344624"/><text:change-start text:change-id="ct676343984"/>. Finally, the objective of this stage of the OASIS LegalDocML <text:change-end text:change-id="ct676343984"/><text:change-start text:change-id="ct676344112"/>TC at this stage is to deliver the <text:change-end text:change-id="ct676344112"/><text:change-start text:change-id="ct676344240"/>3<text:span text:style-name="T11">rd</text:span> version of Akoma Ntoso. <text:change-end text:change-id="ct676344240"/><text:change-start text:change-id="ct676344880"/>Therefore, the namespace of this release will be <text:change-end text:change-id="ct676344880"/><text:change-start text:change-id="ct676345008"/><text:a xlink:type="simple" xlink:href="http://docs.oasis-open.org/legaldocml/ns/akn/3.0/CSD01"><text:span text:style-name="Internet_20_link"><text:span text:style-name="T18">http://docs.oasis-open.org/legaldocml/ns/akn/3.0/CSD01</text:span></text:span></text:a><text:span text:style-name="T24"> .</text:span></text:p>
      <text:p text:style-name="Standard"><text:span text:style-name="T23">Additional differences include</text:span><text:change-end text:change-id="ct676345008"/><text:change-start text:change-id="ct676345136"/><text:span text:style-name="T23">: </text:span></text:p>
      <text:list xml:id="list830393593" text:continue-list="list1070010269" text:style-name="WW8Num50">
        <text:list-item>
          <text:p text:style-name="P21"><text:span text:style-name="T23">A new element has been included in speech sections, called </text:span><text:span text:style-name="Macchina_20_da_20_scrivere_20_HTML">speechGroup</text:span><text:span text:style-name="T23">. This is meant for collecting within a single, annotated group an otherwise unmarked sequence of individual speeches, of which </text:span><text:change-end text:change-id="ct676345136"/><text:change-start text:change-id="ct676345264"/><text:span text:style-name="T23">there is one main flow of speeches (by an appointed speaker, possibly introduced by the chair, interrupted by the audience and followed by a debate. </text:span><text:change-end text:change-id="ct676345264"/><text:change-start text:change-id="ct676345392"/><text:span text:style-name="T23">In this case, the </text:span><text:span text:style-name="Macchina_20_da_20_scrivere_20_HTML">speechGr</text:span><text:change-end text:change-id="ct676345392"/><text:change-start text:change-id="ct676346672"/><text:span text:style-name="Macchina_20_da_20_scrivere_20_HTML">o</text:span><text:change-end text:change-id="ct676346672"/><text:change-start text:change-id="ct676345520"/><text:span text:style-name="Macchina_20_da_20_scrivere_20_HTML">up</text:span><text:span text:style-name="T23"> </text:span><text:change-end text:change-id="ct676345520"/><text:change-start text:change-id="ct676346800"/><text:span text:style-name="T23">element </text:span><text:change-end text:change-id="ct676346800"/><text:change-start text:change-id="ct676345648"/><text:span text:style-name="T23">will help identify the main speaker (</text:span><text:change-end text:change-id="ct676345648"/><text:change-start text:change-id="ct676346928"/><text:span text:style-name="T23">attribute </text:span><text:change-end text:change-id="ct676346928"/><text:change-start text:change-id="ct676345776"/><text:span text:style-name="Macchina_20_da_20_scrivere_20_HTML">by</text:span><text:span text:style-name="T23">), the role of the main speaker (</text:span><text:change-end text:change-id="ct676345776"/><text:change-start text:change-id="ct676346160"/><text:span text:style-name="T23">attribute </text:span><text:change-end text:change-id="ct676346160"/><text:change-start text:change-id="ct676345904"/><text:span text:style-name="Macchina_20_da_20_scrivere_20_HTML">as</text:span><text:span text:style-name="T23">) and the addressees (</text:span><text:change-end text:change-id="ct676345904"/><text:change-start text:change-id="ct676347056"/><text:span text:style-name="T23">attribute </text:span><text:change-end text:change-id="ct676347056"/><text:change-start text:change-id="ct676346032"/><text:span text:style-name="Macchina_20_da_20_scrivere_20_HTML">to</text:span><text:span text:style-name="T23">) as well as the individual speech elements that the overall discussion is composed by. </text:span><text:change-end text:change-id="ct676346032"/></text:p>
        </text:list-item>
        <text:list-item>
          <text:p text:style-name="P21"><text:change-start text:change-id="ct676346544"/><text:span text:style-name="T23">Elements </text:span><text:span text:style-name="Macchina_20_da_20_scrivere_20_HTML">recitals</text:span><text:span text:style-name="T23">, </text:span><text:span text:style-name="Macchina_20_da_20_scrivere_20_HTML">citations</text:span><text:span text:style-name="T23"> and </text:span><text:span text:style-name="Macchina_20_da_20_scrivere_20_HTML">toc</text:span><text:span text:style-name="T23"> are now provided with a list of optional heading elements (such as </text:span><text:span text:style-name="Macchina_20_da_20_scrivere_20_HTML">header</text:span><text:span text:style-name="T23">, </text:span><text:span text:style-name="Macchina_20_da_20_scrivere_20_HTML">subheader</text:span><text:span text:style-name="T23">, </text:span><text:span text:style-name="Macchina_20_da_20_scrivere_20_HTML">num</text:span><text:span text:style-name="T23">, etc.) in case </text:span><text:change-end text:change-id="ct676346544"/><text:change-start text:change-id="ct676347184"/><text:span text:style-name="T23">the structure of the section</text:span><text:change-end text:change-id="ct676347184"/><text:change-start text:change-id="ct676346416"/><text:span text:style-name="T23"> </text:span><text:change-end text:change-id="ct676346416"/><text:change-start text:change-id="ct676347312"/><text:span text:style-name="T23">becomes</text:span><text:change-end text:change-id="ct676347312"/><text:change-start text:change-id="ct676346288"/><text:span text:style-name="T23"> fairly </text:span><text:change-end text:change-id="ct676346288"/><text:change-start text:change-id="ct676347440"/><text:span text:style-name="T23">complicated. This also implies that </text:span><text:span text:style-name="Macchina_20_da_20_scrivere_20_HTML">toc</text:span><text:span text:style-name="T23">, previously a block element, has been upgraded to container. </text:span></text:p>
        </text:list-item>
        <text:list-item>
          <text:p text:style-name="P21"><text:span text:style-name="T23">Two new elements from HTML have been added, </text:span><text:span text:style-name="Macchina_20_da_20_scrivere_20_HTML">abbr</text:span><text:span text:style-name="T23"> and </text:span><text:span text:style-name="Macchina_20_da_20_scrivere_20_HTML">br</text:span><text:span text:style-name="T23"> (an inline and a marker, respectively). With </text:span><text:change-end text:change-id="ct676347440"/><text:change-start text:change-id="ct676347568"/><text:span text:style-name="T23">the same use and semantics as in HTML. </text:span></text:p>
        </text:list-item>
        <text:list-item>
          <text:p text:style-name="P21"><text:span text:style-name="T23">Two new elements have been added to </text:span><text:span text:style-name="Macchina_20_da_20_scrivere_20_HTML">judgements</text:span><text:span text:style-name="T23">, namely </text:span><text:span text:style-name="Macchina_20_da_20_scrivere_20_HTML">arguments</text:span><text:span text:style-name="T23"> and </text:span><text:span text:style-name="Macchina_20_da_20_scrivere_20_HTML">remedies</text:span><text:span text:style-name="T23">. </text:span><text:change-end text:change-id="ct676347568"/></text:p>
        </text:list-item>
        <text:list-item>
          <text:p text:style-name="P21"><text:change-start text:change-id="ct676347696"/><text:span text:style-name="T23">Type </text:span><text:span text:style-name="Macchina_20_da_20_scrivere_20_HTML">YesNoType</text:span><text:span text:style-name="T23"> data type has been removed and unified with the plain </text:span><text:span text:style-name="Macchina_20_da_20_scrivere_20_HTML">xsd:Boolean</text:span><text:span text:style-name="T23"> data type. Attributes that used </text:span><text:change-end text:change-id="ct676347696"/><text:change-start text:change-id="ct676347824"/><text:span text:style-name="Macchina_20_da_20_scrivere_20_HTML">“yes”/”no”</text:span><text:span text:style-name="T23"> values need now to use </text:span><text:span text:style-name="Macchina_20_da_20_scrivere_20_HTML">“true”/”false”</text:span><text:span text:style-name="T23"> values. </text:span><text:change-end text:change-id="ct676347824"/></text:p>
        </text:list-item>
        <text:list-item>
          <text:p text:style-name="P21"><text:change-start text:change-id="ct676353712"/>Attribute <text:span text:style-name="Macchina_20_da_20_scrivere_20_HTML">status</text:span> has been clarified and streamlined. It<text:change-end text:change-id="ct676353712"/><text:change-start text:change-id="ct676353840"/>s values <text:change-end text:change-id="ct676353840"/><text:change-start text:change-id="ct676354608"/>now express the justification for the difference between the actual content of the manifestation and the <text:soft-page-break/>content of the corresponding expression. In particular, the new values for the attribute are as follows: </text:p>
          <text:list>
            <text:list-item>
              <text:p text:style-name="P21"><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1"><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1"><text:span text:style-name="T1">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1"><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1"><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1"><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1"><text:span text:style-name="T1">incomplete</text:span>: the content of the element or the value of a require<text:change-end text:change-id="ct676354608"/><text:change-start text:change-id="ct676355120"/>d<text:change-end text:change-id="ct676355120"/><text:change-start text:change-id="ct676354480"/>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1"><text:span text:style-name="T1">unknown</text:span>: the content of the element or the value of a require<text:change-end text:change-id="ct676354480"/><text:change-start text:change-id="ct676355376"/>d<text:change-end text:change-id="ct676355376"/><text:change-start text:change-id="ct676354352"/> attribute is NOT present in the markup (manifestation), although it should, because the author of the manifestation does not know it.</text:p>
            </text:list-item>
            <text:list-item>
              <text:p text:style-name="P21"><text:span text:style-name="T1">undefined</text:span>: the content of the element or the value of a require<text:change-end text:change-id="ct676354352"/><text:change-start text:change-id="ct676355248"/>d<text:change-end text:change-id="ct676355248"/><text:change-start text:change-id="ct676354224"/>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change-end text:change-id="ct676354224"/><text:change-start text:change-id="ct676354736"/>,<text:change-end text:change-id="ct676354736"/></text:p>
            </text:list-item>
            <text:list-item>
              <text:p text:style-name="P21"><text:change-start text:change-id="ct676354096"/><text:span text:style-name="T1">ignored</text:span>: the content of the element or the value of a require<text:change-end text:change-id="ct676354096"/><text:change-start text:change-id="ct676354992"/>d<text:change-end text:change-id="ct676354992"/><text:change-start text:change-id="ct676353968"/> attribute is NOT present in the markup (manifestation) because the information exists but the author of the manifestation is not interested in reporting it (e.g., omitted parts of the document due to editorial reasons, etc.).<text:change-end text:change-id="ct676353968"/></text:p>
            </text:list-item>
          </text:list>
        </text:list-item>
        <text:list-item>
          <text:p text:style-name="P21"><text:change-start text:change-id="ct676354864"/>A new element, <text:span text:style-name="Macchina_20_da_20_scrivere_20_HTML">documentRef</text:span>, has been added <text:change-end text:change-id="ct676354864"/><text:change-start text:change-id="ct676355632"/>to side pre-existing <text:span text:style-name="Macchina_20_da_20_scrivere_20_HTML">componentRef</text:span>. This should clarify and streamline the use of each: <text:span text:style-name="Macchina_20_da_20_scrivere_20_HTML">componentRef</text:span> is <text:change-end text:change-id="ct676355632"/><text:change-start text:change-id="ct676356144"/>now only <text:change-end text:change-id="ct676356144"/><text:change-start text:change-id="ct676355504"/>a manifestation-level placeholder for content that is placed in a separate file<text:change-end text:change-id="ct676355504"/><text:change-start text:change-id="ct676356016"/>, and can be placed instead of any structural element of the body of the document. Element <text:span text:style-name="Macchina_20_da_20_scrivere_20_HTML">documentref</text:span>, on <text:change-end text:change-id="ct676356016"/><text:change-start text:change-id="ct676356272"/>t<text:change-end text:change-id="ct676356272"/><text:change-start text:change-id="ct676355888"/>he other hand<text:change-end text:change-id="ct676355888"/><text:change-start text:change-id="ct676356400"/>, is meant as a work-level or expression-level placeholder to a whole document that is available at a different URI. <text:change-end text:change-id="ct676356400"/><text:change-start text:change-id="ct676356528"/>It can be only placed as members <text:soft-page-break/>of a document collection, as an attachment, or as an included document within <text:span text:style-name="Macchina_20_da_20_scrivere_20_HTML">quotedStructure</text:span> and <text:span text:style-name="Macchina_20_da_20_scrivere_20_HTML">extractStructure</text:span> elements. <text:change-end text:change-id="ct676356528"/><text:change-start text:change-id="ct676355760"/><text:s/><text:change-end text:change-id="ct676355760"/></text:p>
        </text:list-item>
        <text:list-item>
          <text:p text:style-name="P21"><text:change-start text:change-id="ct676347952"/><text:span text:style-name="T23">All containers and hcontainers can now be empty. </text:span><text:change-end text:change-id="ct676347952"/><text:change-start text:change-id="ct676348080"/><text:span text:style-name="T23">This is meant to help in using </text:span><text:span text:style-name="Macchina_20_da_20_scrivere_20_HTML">status=”omissis”</text:span><text:span text:style-name="T23"> on</text:span><text:change-end text:change-id="ct676348080"/><text:change-start text:change-id="ct676353456"/><text:span text:style-name="T23"> </text:span><text:change-end text:change-id="ct676353456"/><text:change-start text:change-id="ct676348208"/><text:span text:style-name="T23">a structure, or any other situation in which content exist but is not represented in the XML document. </text:span><text:change-end text:change-id="ct676348208"/></text:p>
        </text:list-item>
        <text:list-item>
          <text:p text:style-name="P21"><text:change-start text:change-id="ct676348720"/><text:span text:style-name="T23">Element</text:span><text:change-end text:change-id="ct676348720"/><text:change-start text:change-id="ct676350512"/><text:span text:style-name="T23">s</text:span><text:change-end text:change-id="ct676350512"/><text:change-start text:change-id="ct676348592"/><text:span text:style-name="T23"> </text:span><text:span text:style-name="Macchina_20_da_20_scrivere_20_HTML">formula</text:span><text:span text:style-name="T23"> </text:span><text:change-end text:change-id="ct676348592"/><text:change-start text:change-id="ct676350384"/><text:span text:style-name="T23">and </text:span><text:span text:style-name="Macchina_20_da_20_scrivere_20_HTML">FRBRAlias</text:span><text:span text:style-name="T23"> </text:span><text:change-end text:change-id="ct676350384"/><text:change-start text:change-id="ct676348464"/><text:span text:style-name="T23">ha</text:span><text:change-end text:change-id="ct676348464"/><text:change-start text:change-id="ct676350256"/><text:span text:style-name="T23">ve</text:span><text:change-end text:change-id="ct676350256"/><text:change-start text:change-id="ct676348336"/><text:span text:style-name="T23"> now a </text:span><text:span text:style-name="Macchina_20_da_20_scrivere_20_HTML">name</text:span><text:span text:style-name="T23"> attribute to help identify the kind of formula it is. </text:span><text:change-end text:change-id="ct676348336"/></text:p>
        </text:list-item>
        <text:list-item>
          <text:p text:style-name="P21"><text:change-start text:change-id="ct676348848"/>Element<text:change-end text:change-id="ct676348848"/><text:change-start text:change-id="ct676350128"/>s<text:change-end text:change-id="ct676350128"/><text:change-start text:change-id="ct676348976"/> <text:span text:style-name="Macchina_20_da_20_scrivere_20_HTML">docDate</text:span><text:change-end text:change-id="ct676348976"/><text:change-start text:change-id="ct676350000"/>, <text:span text:style-name="Macchina_20_da_20_scrivere_20_HTML">publication</text:span><text:change-end text:change-id="ct676350000"/><text:change-start text:change-id="ct676351408"/>, <text:span text:style-name="Macchina_20_da_20_scrivere_20_HTML">step</text:span><text:change-end text:change-id="ct676351408"/><text:change-start text:change-id="ct676349232"/> <text:change-end text:change-id="ct676349232"/><text:change-start text:change-id="ct676351280"/>and <text:span text:style-name="Macchina_20_da_20_scrivere_20_HTML">eventRef</text:span> <text:change-end text:change-id="ct676351280"/><text:change-start text:change-id="ct676349360"/>now accept a <text:span text:style-name="Macchina_20_da_20_scrivere_20_HTML">dateTime</text:span>, in its norm attribute, which allows the (optional) specification of a time as well as a date, if present.<text:change-end text:change-id="ct676349360"/></text:p>
        </text:list-item>
        <text:list-item>
          <text:p text:style-name="P21"><text:change-start text:change-id="ct676349104"/>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1">Elements <text:span text:style-name="Macchina_20_da_20_scrivere_20_HTML">quotedText</text:span><text:change-end text:change-id="ct676349104"/><text:change-start text:change-id="ct676349744"/>, <text:span text:style-name="Macchina_20_da_20_scrivere_20_HTML">extractText</text:span><text:change-end text:change-id="ct676349744"/><text:change-start text:change-id="ct676349488"/>, <text:span text:style-name="Macchina_20_da_20_scrivere_20_HTML">quotedStructure</text:span><text:change-end text:change-id="ct676349488"/><text:change-start text:change-id="ct676349872"/> and <text:span text:style-name="Macchina_20_da_20_scrivere_20_HTML">extractStructure</text:span><text:change-end text:change-id="ct676349872"/><text:change-start text:change-id="ct676349616"/> now allow a new attribute <text:span text:style-name="Macchina_20_da_20_scrivere_20_HTML">quote</text:span>, which is used to specify the quote character used (if any) in the text. <text:change-end text:change-id="ct676349616"/></text:p>
        </text:list-item>
        <text:list-item>
          <text:p text:style-name="P21"><text:change-start text:change-id="ct676350768"/><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text:change-end text:change-id="ct676350768"/><text:change-start text:change-id="ct676351536"/>m<text:change-end text:change-id="ct676351536"/><text:change-start text:change-id="ct676350896"/>ed to <text:change-end text:change-id="ct676350896"/><text:change-start text:change-id="ct676351664"/>refer<text:change-end text:change-id="ct676351664"/><text:change-start text:change-id="ct676351024"/> to the whole <text:change-end text:change-id="ct676351024"/><text:change-start text:change-id="ct676351792"/>document<text:change-end text:change-id="ct676351792"/><text:change-start text:change-id="ct676350640"/>.<text:change-end text:change-id="ct676350640"/><text:change-start text:change-id="ct676351152"/> </text:p>
        </text:list-item>
        <text:list-item>
          <text:p text:style-name="P21">Two new textual modifications have been added to the analysis section of the metadata, <text:span text:style-name="Macchina_20_da_20_scrivere_20_HTML">join</text:span> and <text:span text:style-name="Macchina_20_da_20_scrivere_20_HTML">split</text:span>, to identify operations that respectively <text:change-end text:change-id="ct676351152"/><text:change-start text:change-id="ct676352048"/>create a single structure out of two adjoining ones, and that create two <text:change-end text:change-id="ct676352048"/><text:change-start text:change-id="ct676352304"/>adjoining <text:change-end text:change-id="ct676352304"/><text:change-start text:change-id="ct676351920"/>structures by separa<text:change-end text:change-id="ct676351920"/><text:change-start text:change-id="ct676352176"/>ting one. </text:p>
        </text:list-item>
        <text:list-item>
          <text:p text:style-name="P21">Elements <text:span text:style-name="Macchina_20_da_20_scrivere_20_HTML">old</text:span> and <text:span text:style-name="Macchina_20_da_20_scrivere_20_HTML">new</text:span><text:change-end text:change-id="ct676352176"/><text:change-start text:change-id="ct676352432"/> can now be contained multiple times within the same textual modification. This allows for the same modification to affect multiple parts of a document. Additional attribute<text:change-end text:change-id="ct676352432"/><text:change-start text:change-id="ct676352816"/>s <text:span text:style-name="Macchina_20_da_20_scrivere_20_HTML">id</text:span> and<text:change-end text:change-id="ct676352816"/><text:change-start text:change-id="ct676352560"/> <text:span text:style-name="Macchina_20_da_20_scrivere_20_HTML">href</text:span> allows <text:change-end text:change-id="ct676352560"/><text:change-start text:change-id="ct676352688"/>to specify which new refers to which old part. <text:change-end text:change-id="ct676352688"/></text:p>
        </text:list-item>
        <text:list-item>
          <text:p text:style-name="P21"><text:change-start text:change-id="ct676352944"/>Element <text:span text:style-name="Macchina_20_da_20_scrivere_20_HTML">attachments</text:span> can now contain either a <text:span text:style-name="Macchina_20_da_20_scrivere_20_HTML">documentRef</text:span> (as previously) or any o<text:change-end text:change-id="ct676352944"/><text:change-start text:change-id="ct676353328"/>f<text:change-end text:change-id="ct676353328"/><text:change-start text:change-id="ct676353072"/> the document<text:change-end text:change-id="ct676353072"/><text:change-start text:change-id="ct676353200"/> types. This allows for each manifestation to decide whether an attachment should be placed outside of the main XML flow or within it on a document by document basis. <text:change-end text:change-id="ct676353200"/></text:p>
        </text:list-item>
        <text:list-item>
          <text:p text:style-name="P21"><text:change-start text:change-id="ct676361392"/>A specification has been added to the Akoma Ntoso naming convention with regard to virtual expressions (i.e., expressions where <text:change-end text:change-id="ct676361392"/><text:change-start text:change-id="ct676361648"/>some<text:change-end text:change-id="ct676361648"/><text:change-start text:change-id="ct676361520"/> of the information is unknown or unavailable). <text:change-end text:change-id="ct676361520"/><text:change-start text:change-id="ct676361776"/>This is specified in section 8.4.4 of these Release Notes. <text:change-end text:change-id="ct676361776"/></text:p>
        </text:list-item>
      </text:list>
      <text:h text:style-name="Heading_20_2" text:outline-level="2">Differences between release 27/07/2012 and 29/06/2012</text:h>
      <text:p text:style-name="Standard">This release contains just two small modifications: </text:p>
      <text:list xml:id="list1318728161" text:continue-numbering="true" text:style-name="WW8Num50">
        <text:list-item>
          <text:p text:style-name="P21">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1">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1">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1075313703" text:continue-numbering="true" text:style-name="WW8Num50">
        <text:list-item>
          <text:p text:style-name="P21">Element <text:span text:style-name="Macchina_20_da_20_scrivere_20_HTML">preambleSubdivision</text:span> has been replaced with the generic element <text:soft-page-break/><text:span text:style-name="Macchina_20_da_20_scrivere_20_HTML">container</text:span>, which seems more appropriate since it is allowed in many more contexts than preambles alone. </text:p>
        </text:list-item>
        <text:list-item>
          <text:p text:style-name="P21">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1">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1">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1">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1">Element <text:span text:style-name="Macchina_20_da_20_scrivere_20_HTML">fragment</text:span> is now available as a document type, for fragments physically stored elsewhere than their main document. </text:p>
        </text:list-item>
        <text:list-item>
          <text:p text:style-name="P21">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964865632" text:continue-numbering="true" text:style-name="WW8Num50">
        <text:list-item>
          <text:p text:style-name="P21"><text:span text:style-name="T3">anyAttribute</text:span>: All elements now allow any attribute as long as they are specified in a different namespace than Akoma Ntoso. </text:p>
        </text:list-item>
        <text:list-item>
          <text:p text:style-name="P21">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1">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1">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text:soft-page-break/>Expression-level references).</text:p>
        </text:list-item>
        <text:list-item>
          <text:p text:style-name="P21">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1">A new preface inline element, <text:span text:style-name="Macchina_20_da_20_scrivere_20_HTML">shortTitle</text:span>, has been added for the identification of the short Title of an act. </text:p>
        </text:list-item>
        <text:list-item>
          <text:p text:style-name="P21">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1">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1">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1">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1">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1"><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1"><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1"><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1"><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1"><text:span text:style-name="T1">Bug fix</text:span>: the automatically generated documentation within the XML Schema does not report spurious Akoma Ntoso 1.0 namespace declarations everywhere. <text:s/></text:p>
        </text:list-item>
        <text:list-item>
          <text:p text:style-name="P21"><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text:soft-page-break/>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90007343" text:continue-numbering="true" text:style-name="WW8Num50">
        <text:list-item>
          <text:p text:style-name="P21">A new attribute, <text:span text:style-name="Macchina_20_da_20_scrivere_20_HTML">number</text:span>, has been specified for the metadata <text:span text:style-name="Macchina_20_da_20_scrivere_20_HTML">publication</text:span> element</text:p>
        </text:list-item>
        <text:list-item>
          <text:p text:style-name="P21">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1">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1">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1">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1">Element <text:span text:style-name="Macchina_20_da_20_scrivere_20_HTML">subheading</text:span> can now be placed within a <text:span text:style-name="Macchina_20_da_20_scrivere_20_HTML">quotedStructure</text:span></text:p>
        </text:list-item>
        <text:list-item>
          <text:p text:style-name="P21">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1">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General changes</text:h>
      <text:list xml:id="list1330661220" text:style-name="WW8Num18">
        <text:list-item>
          <text:p text:style-name="P35">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5">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352351519" text:style-name="WW8Num51">
        <text:list-item>
          <text:p text:style-name="P36"><text:span text:style-name="T7">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text:soft-page-break/>codes of RFC 4646. If more than one language are present in this specific expression, then the <text:span text:style-name="Macchina_20_da_20_scrivere_20_HTML">FRBRlanguage</text:span> element can be repeated. </text:p>
        </text:list-item>
        <text:list-item>
          <text:p text:style-name="P36"><text:span text:style-name="T7">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6"><text:span text:style-name="T7">Specifying translations</text:span>:<text:span text:style-name="T7">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6">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4"/>
      <text:p text:style-name="P58"><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span><text:soft-page-break/><text:span text:style-name="Macchina_20_da_20_scrivere_20_HTML"><text:tab/><text:tab/><text:tab/><text:tab/>&lt;p&gt;Any text is in the collection but</text:span></text:p>
      <text:p text:style-name="P58"><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8"><text:span text:style-name="Macchina_20_da_20_scrivere_20_HTML"><text:tab/><text:tab/>&lt;/collectionContent&gt;<text:line-break/><text:tab/>&lt;/documentCollection&gt;<text:line-break/>&lt;/akomaNtoso&gt;</text:span></text:p>
      <text:list xml:id="list167275129" text:continue-list="list1330661220" text:style-name="WW8Num18">
        <text:list-item>
          <text:p text:style-name="P35">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5">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New Amendment document type</text:h>
      <text:list xml:id="list1726831643" text:continue-numbering="true" text:style-name="WW8Num18">
        <text:list-item>
          <text:p text:style-name="P35">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7">Before: </text:p>
      <text:p text:style-name="P73"><text:span text:style-name="Macchina_20_da_20_scrivere_20_HTML">&lt;metadata&gt;</text:span></text:p>
      <text:p text:style-name="P73"><text:span text:style-name="Macchina_20_da_20_scrivere_20_HTML"><text:s text:c="2"/>&lt;lifecycle source="#fv"&gt;</text:span></text:p>
      <text:p text:style-name="P73"><text:span text:style-name="Macchina_20_da_20_scrivere_20_HTML"><text:s text:c="4"/>&lt;event id="e1" date="1997-08-29" source="#ro1" type="generation" refersTo="#LegislativeCreation"/&gt;</text:span></text:p>
      <text:p text:style-name="P60"><text:span text:style-name="Macchina_20_da_20_scrivere_20_HTML">    &lt;event id="e2" date="2003-12-19" source="#rp1" type="modification" </text:span><text:soft-page-break/><text:span text:style-name="Macchina_20_da_20_scrivere_20_HTML">refersTo="#LegislativeModification"/&gt;</text:span></text:p>
      <text:p text:style-name="P73"><text:span text:style-name="Macchina_20_da_20_scrivere_20_HTML"><text:s text:c="2"/>&lt;/lifecycle&gt;</text:span></text:p>
      <text:p text:style-name="P73"><text:span text:style-name="Macchina_20_da_20_scrivere_20_HTML">...</text:span></text:p>
      <text:p text:style-name="P73"><text:span text:style-name="Macchina_20_da_20_scrivere_20_HTML">&lt;/metadata&gt;</text:span></text:p>
      <text:p text:style-name="P73"><text:span text:style-name="Macchina_20_da_20_scrivere_20_HTML">&lt;body&gt;</text:span></text:p>
      <text:p text:style-name="P73"><text:span text:style-name="Macchina_20_da_20_scrivere_20_HTML">...</text:span></text:p>
      <text:p text:style-name="P73"><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73"><text:span text:style-name="Macchina_20_da_20_scrivere_20_HTML">...</text:span></text:p>
      <text:p text:style-name="P73"><text:span text:style-name="Macchina_20_da_20_scrivere_20_HTML">&lt;/body&gt;</text:span></text:p>
      <text:p text:style-name="P17">After: </text:p>
      <text:p text:style-name="P73"><text:span text:style-name="Macchina_20_da_20_scrivere_20_HTML">&lt;metadata&gt;</text:span></text:p>
      <text:p text:style-name="P73"><text:span text:style-name="Macchina_20_da_20_scrivere_20_HTML"><text:s text:c="2"/>&lt;temporalData source="#FV"&gt;</text:span></text:p>
      <text:p text:style-name="P73"><text:span text:style-name="Macchina_20_da_20_scrivere_20_HTML"><text:s text:c="4"/>&lt;temporalGroup id="p1"&gt;</text:span></text:p>
      <text:p text:style-name="P73"><text:span text:style-name="Macchina_20_da_20_scrivere_20_HTML"><text:s text:c="6"/>&lt;timeInterval start="#e1" end="#e2" refersTo="#inforce"/&gt;</text:span></text:p>
      <text:p text:style-name="P73"><text:span text:style-name="Macchina_20_da_20_scrivere_20_HTML"><text:s text:c="4"/>&lt;/temporalGroup&gt;</text:span></text:p>
      <text:p text:style-name="P73"><text:span text:style-name="Macchina_20_da_20_scrivere_20_HTML"><text:s text:c="2"/>&lt;/temporalData&gt;</text:span></text:p>
      <text:p text:style-name="P73"><text:span text:style-name="Macchina_20_da_20_scrivere_20_HTML"><text:s text:c="2"/>&lt;lifecycle source="#fv"&gt;</text:span></text:p>
      <text:p text:style-name="P73"><text:span text:style-name="Macchina_20_da_20_scrivere_20_HTML"><text:s text:c="4"/>&lt;event id="e1" date="1997-08-29" source="#ro1" type="generation" refersTo="#LegislativeCreation"/&gt;</text:span></text:p>
      <text:p text:style-name="P60"><text:span text:style-name="Macchina_20_da_20_scrivere_20_HTML">    &lt;event id="e2" date="2003-12-19" source="#rp1" type="modification" refersTo="#LegislativeModification"/&gt;</text:span></text:p>
      <text:p text:style-name="P73"><text:span text:style-name="Macchina_20_da_20_scrivere_20_HTML"><text:s text:c="2"/>&lt;/lifecycle&gt;</text:span></text:p>
      <text:p text:style-name="P73"><text:span text:style-name="Macchina_20_da_20_scrivere_20_HTML">...</text:span></text:p>
      <text:p text:style-name="P73"><text:span text:style-name="Macchina_20_da_20_scrivere_20_HTML">&lt;/metadata&gt;</text:span></text:p>
      <text:p text:style-name="P73"><text:span text:style-name="Macchina_20_da_20_scrivere_20_HTML">&lt;body&gt;</text:span></text:p>
      <text:p text:style-name="P73"><text:span text:style-name="Macchina_20_da_20_scrivere_20_HTML">...</text:span></text:p>
      <text:p text:style-name="P73"><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73"><text:span text:style-name="Macchina_20_da_20_scrivere_20_HTML">...</text:span></text:p>
      <text:p text:style-name="P73"><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007767159" text:continue-list="list1986967261" text:style-name="WW8Num41">
        <text:list-item>
          <text:p text:style-name="P34">It is possible to introduce time intervals with either two dates, or a start date and a duration or an end date and a duration.</text:p>
        </text:list-item>
        <text:list-item>
          <text:p text:style-name="P34">It is possible to specify in force intervals, efficacy intervals and any other type of time information without cluttering the actual content of the document with more and more start and end attributes.</text:p>
        </text:list-item>
        <text:list-item>
          <text:p text:style-name="P34">Time information shared by many different elements in the document are grouped in a single collection, so that it becomes possible to understand at a glance how many intervals are relevant for the document. </text:p>
        </text:list-item>
        <text:list-item>
          <text:p text:style-name="P34">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1728949887" text:continue-list="list1726831643" text:style-name="WW8Num18">
        <text:list-item>
          <text:p text:style-name="P35">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text:soft-page-break/>convey authoritative content. For this reason, the notes’ model has been simplified: </text:p>
        </text:list-item>
        <text:list-item>
          <text:p text:style-name="P35">inlineNote are now called authorialNote, </text:p>
        </text:list-item>
        <text:list-item>
          <text:p text:style-name="P35">outOfLineNotes have been removed. </text:p>
        </text:list-item>
        <text:list-item>
          <text:p text:style-name="P35">Attribute <text:span text:style-name="Macchina_20_da_20_scrivere_20_HTML">placement</text:span> has been added. </text:p>
        </text:list-item>
        <text:list-item>
          <text:p text:style-name="P35">Attribute num has been renamed <text:span text:style-name="Macchina_20_da_20_scrivere_20_HTML">marker</text:span> and has become optional, given that sometimes one does not have any marker whatsoever for the note. </text:p>
        </text:list-item>
        <text:list-item>
          <text:p text:style-name="P35">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78">To summarize: </text:p>
      <text:list xml:id="list101872068" text:continue-numbering="true" text:style-name="WW8Num18">
        <text:list-item>
          <text:list>
            <text:list-item>
              <text:p text:style-name="P89">To place a note at the end of page, <text:span text:style-name="Macchina_20_da_20_scrivere_20_HTML">placement="bottom"</text:span> and no <text:span text:style-name="Macchina_20_da_20_scrivere_20_HTML">placementBase</text:span></text:p>
            </text:list-item>
            <text:list-item>
              <text:p text:style-name="P89">To place a note at the end of a document, <text:span text:style-name="Macchina_20_da_20_scrivere_20_HTML">placement="bottom"</text:span> and <text:span text:style-name="Macchina_20_da_20_scrivere_20_HTML">placementBase="#[document ID]"</text:span></text:p>
            </text:list-item>
            <text:list-item>
              <text:p text:style-name="P89">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89">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89">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89">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89">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0">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popup pattern </text:h>
      <text:list xml:id="list2009212680" text:continue-list="list352351519" text:style-name="WW8Num51">
        <text:list-item>
          <text:p text:style-name="P36">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1723907271" text:style-name="WW8Num59">
        <text:list-item>
          <text:p text:style-name="P91">Support for parallel speech elements was added. This happens through new values for the attribute status (that now include “translated”, “edited”, “verbatim”, <text:soft-page-break/>“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2178341499" text:style-name="WW8Num42">
        <text:list-item>
          <text:p text:style-name="P37">multi-lingual documents that contain the same structures in different languages</text:p>
        </text:list-item>
        <text:list-item>
          <text:p text:style-name="P37">multi-version documents that contain the same structures in different versions</text:p>
        </text:list-item>
        <text:list-item>
          <text:p text:style-name="P37">multiple transcriptions, that contain the same speech in different transcriptions. For instance: </text:p>
        </text:list-item>
      </text:list>
      <text:p text:style-name="P93"><text:span text:style-name="Macchina_20_da_20_scrivere_20_HTML">&lt;speech id="sp1" by="#fv" status="verbatim"&gt;</text:span></text:p>
      <text:p text:style-name="P93"><text:span text:style-name="Macchina_20_da_20_scrivere_20_HTML"><text:s text:c="3"/>&lt;from&gt;Fabio Vitali&lt;/from&gt;</text:span></text:p>
      <text:p text:style-name="P93"><text:span text:style-name="Macchina_20_da_20_scrivere_20_HTML"><text:s text:c="3"/>&lt;p&gt;Questo è il mio discorso in Italiano&lt;/p&gt;</text:span></text:p>
      <text:p text:style-name="P93"><text:span text:style-name="Macchina_20_da_20_scrivere_20_HTML">&lt;/speech&gt;</text:span></text:p>
      <text:p text:style-name="P93"><text:span text:style-name="Macchina_20_da_20_scrivere_20_HTML">&lt;speech id="sp1-alt1" by="#fv" status="translated" alternativeTo="#sp1"&gt;</text:span></text:p>
      <text:p text:style-name="P93"><text:span text:style-name="Macchina_20_da_20_scrivere_20_HTML"><text:s text:c="3"/>&lt;from&gt;Fabio Vitali&lt;/from&gt;</text:span></text:p>
      <text:p text:style-name="P93"><text:span text:style-name="Macchina_20_da_20_scrivere_20_HTML"><text:s text:c="3"/>&lt;p&gt;This is my speech in Italian&lt;/p&gt;</text:span></text:p>
      <text:p text:style-name="P93"><text:span text:style-name="Macchina_20_da_20_scrivere_20_HTML">&lt;/speech&gt;</text:span></text:p>
      <text:h text:style-name="Heading_20_3" text:outline-level="3">Votes and quorum </text:h>
      <text:list xml:id="list1046996148" text:continue-list="list101872068" text:style-name="WW8Num18">
        <text:list-item>
          <text:p text:style-name="P35">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5">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4"><text:span text:style-name="Macchina_20_da_20_scrivere_20_HTML">&lt;parliamentary&gt;</text:span></text:p>
      <text:p text:style-name="P94"><text:span text:style-name="Macchina_20_da_20_scrivere_20_HTML"><text:s text:c="2"/>&lt;voting id="vot1" href="#smr1" refersTo="#billAppr" outcome="#approved"&gt;</text:span></text:p>
      <text:p text:style-name="P94"><text:span text:style-name="Macchina_20_da_20_scrivere_20_HTML"><text:tab/>&lt;quorum id="vot1-quo1" refersTo="#majority" value="50"/&gt;</text:span></text:p>
      <text:p text:style-name="P94"><text:span text:style-name="Macchina_20_da_20_scrivere_20_HTML"><text:tab/>&lt;count id="vot1-cnt1" refersTo="#yeah" href="#qt1" value="41"/&gt;</text:span></text:p>
      <text:p text:style-name="P94"><text:span text:style-name="Macchina_20_da_20_scrivere_20_HTML"><text:tab/>&lt;count id="vot1-cnt2" refersTo="#nay" href="#qt2" value="34"/&gt;</text:span></text:p>
      <text:p text:style-name="P94"><text:span text:style-name="Macchina_20_da_20_scrivere_20_HTML"><text:tab/>&lt;count id="vot1-cnt3" refersTo="#nulls" href="#span147" value="23"/&gt;</text:span></text:p>
      <text:p text:style-name="P94"><text:span text:style-name="Macchina_20_da_20_scrivere_20_HTML"><text:s text:c="2"/>&lt;/voting&gt;</text:span></text:p>
      <text:p text:style-name="P94"><text:span text:style-name="Macchina_20_da_20_scrivere_20_HTML">&lt;/parliamentary&gt;</text:span></text:p>
      <text:p text:style-name="P94"><text:span text:style-name="Macchina_20_da_20_scrivere_20_HTML">...</text:span></text:p>
      <text:p text:style-name="P94"><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773088381" text:continue-numbering="true" text:style-name="WW8Num18">
        <text:list-item>
          <text:p text:style-name="P35">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text:soft-page-break/>Changes in metadata sections</text:h>
      <text:list xml:id="list1055682511" text:continue-numbering="true" text:style-name="WW8Num18">
        <text:list-item>
          <text:p text:style-name="P35">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5">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5">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5">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5">Element publication in the metadata is now optional (to allow for unpublished documents such as individual amendments).</text:p>
        </text:list-item>
        <text:list-item>
          <text:p text:style-name="P35">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5">A new attribute pos has been added in all argument elements so that they can now make a more precise reference to the elements to which they are attached. </text:p>
        </text:list-item>
      </text:list>
      <text:p text:style-name="Standard"/>
      <text:h text:style-name="Heading_20_3" text:outline-level="3">Changes in introductory elements</text:h>
      <text:list xml:id="list548563588" text:style-name="WW8Num16">
        <text:list-item>
          <text:p text:style-name="P92">New preface-level elements: Some new elements have been added to use in prefaces: <text:span text:style-name="Macchina_20_da_20_scrivere_20_HTML">docCommittee, docIntroducer, docStage, docStatus, docJurisdiction</text:span><text:span text:style-name="T22">,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2">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2">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731862051" text:style-name="WW8Num27">
        <text:list-item>
          <text:p text:style-name="P38">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8">A new inline element, <text:span text:style-name="Macchina_20_da_20_scrivere_20_HTML">placeholder</text:span>, has been added to specify formulaic text <text:soft-page-break/>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8">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8">Element <text:span text:style-name="Macchina_20_da_20_scrivere_20_HTML">entity</text:span> is now fully a generic element and requires a <text:span text:style-name="Macchina_20_da_20_scrivere_20_HTML">name</text:span> attribute.</text:p>
        </text:list-item>
        <text:list-item>
          <text:p text:style-name="P38">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8">A new preface inline element has been added, affectedDoc, to specify the document which is affected by this amendment. </text:p>
        </text:list-item>
        <text:list-item>
          <text:p text:style-name="P38">A new inline element, <text:span text:style-name="Macchina_20_da_20_scrivere_20_HTML">relatedDoc</text:span>, has been added for the document discussed within report documents. </text:p>
        </text:list-item>
        <text:list-item>
          <text:p text:style-name="P38">A new inline element, <text:span text:style-name="Macchina_20_da_20_scrivere_20_HTML">change</text:span>, has been added for the changes contained in the face-to-face text of an amendment. </text:p>
        </text:list-item>
        <text:list-item>
          <text:p text:style-name="P38">A new HTML element, <text:span text:style-name="Macchina_20_da_20_scrivere_20_HTML">u</text:span>, has been added with similar use as in HTML, namely, to specify an underline. </text:p>
        </text:list-item>
        <text:list-item>
          <text:p text:style-name="P38">Element <text:span text:style-name="Macchina_20_da_20_scrivere_20_HTML">recordedTime</text:span> is now an inline element and not a marker anymore.</text:p>
        </text:list-item>
        <text:list-item>
          <text:p text:style-name="P38">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1735903426" text:continue-list="list1055682511" text:style-name="WW8Num18">
        <text:list-item>
          <text:p text:style-name="P35">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5">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5">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1004204503" text:continue-numbering="true" text:style-name="WW8Num18">
        <text:list-item>
          <text:p text:style-name="P35">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text:soft-page-break/>reasons. E.g.: “Question put and agreed to”. </text:p>
        </text:list-item>
        <text:list-item>
          <text:p text:style-name="P35">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4">.</text:span></text:p>
        </text:list-item>
        <text:list-item>
          <text:p text:style-name="P35">Element <text:span text:style-name="Macchina_20_da_20_scrivere_20_HTML">from</text:span> was made optional. </text:p>
        </text:list-item>
        <text:list-item>
          <text:p text:style-name="P35">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979252011" text:continue-list="list1723907271" text:style-name="WW8Num59">
        <text:list-item>
          <text:p text:style-name="P95">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5">Element <text:span text:style-name="Macchina_20_da_20_scrivere_20_HTML">intro</text:span> does not belong to the content model of element<text:span text:style-name="Macchina_20_da_20_scrivere_20_HTML"> component</text:span> anymore. </text:p>
        </text:list-item>
      </text:list>
      <text:list xml:id="list2155008710" text:continue-list="list1004204503" text:style-name="WW8Num18">
        <text:list-item>
          <text:p text:style-name="P96">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160350531" text:continue-list="list1979252011" text:style-name="WW8Num59">
        <text:list-item>
          <text:p text:style-name="P95"><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5"><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2100527973" text:continue-list="list1007767159" text:style-name="WW8Num41">
        <text:list-item>
          <text:p text:style-name="P34">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4">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330637394" text:continue-numbering="true" text:style-name="WW8Num41">
        <text:list-item>
          <text:p text:style-name="P34">A new inline element, <text:span text:style-name="tt">docketNumber</text:span>, has been introduced to handle the <text:soft-page-break/>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4">Speech-related containers such as <text:span text:style-name="tt">administrationOfOaths, declarationOfVote,</text:span> etc. have been added to the list of containers that can be specified anywhere. </text:p>
        </text:list-item>
        <text:list-item>
          <text:p text:style-name="P34">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4">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4">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4">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723154385" text:continue-numbering="true" text:style-name="WW8Num41">
        <text:list-item>
          <text:p text:style-name="P34">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4">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4">Complex types anyOther and anyOtherType, which were identical, have been brought together into one type, anyOtherType. All elements and attributes have been updated accordingly. </text:p>
        </text:list-item>
        <text:list-item>
          <text:p text:style-name="P34">Several reshuffles of relative position of definitions have been made. No difference <text:soft-page-break/>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7">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59"><text:span text:style-name="Macchina_20_da_20_scrivere_20_HTML"><text:span text:style-name="T4">&lt;akomaNtoso xmlns="http://www.akomantoso.org/1.0"&gt;</text:span></text:span></text:p>
      <text:p text:style-name="P59"><text:span text:style-name="Macchina_20_da_20_scrivere_20_HTML"><text:span text:style-name="T4"><text:s text:c="4"/>&lt;act&gt;</text:span></text:span></text:p>
      <text:p text:style-name="P59"><text:span text:style-name="Macchina_20_da_20_scrivere_20_HTML"><text:span text:style-name="T4"><text:s text:c="8"/>...</text:span></text:span></text:p>
      <text:p text:style-name="P59"><text:span text:style-name="Macchina_20_da_20_scrivere_20_HTML"><text:span text:style-name="T4"><text:s text:c="8"/>&lt;body&gt;</text:span></text:span></text:p>
      <text:p text:style-name="P59"><text:span text:style-name="Macchina_20_da_20_scrivere_20_HTML"><text:span text:style-name="T4"><text:s text:c="12"/>&lt;section id="sect54.a"&gt;</text:span></text:span></text:p>
      <text:p text:style-name="P59"><text:span text:style-name="Macchina_20_da_20_scrivere_20_HTML"><text:span text:style-name="T4"><text:s text:c="16"/>&lt;num&gt;54A&lt;/num&gt;</text:span></text:span></text:p>
      <text:p text:style-name="P59"><text:span text:style-name="Macchina_20_da_20_scrivere_20_HTML"><text:span text:style-name="T4"><text:s text:c="16"/>&lt;heading&gt;Conduct of prosecutions.&lt;/heading&gt;</text:span></text:span></text:p>
      <text:p text:style-name="P59"><text:span text:style-name="Macchina_20_da_20_scrivere_20_HTML"><text:span text:style-name="T4"><text:s text:c="16"/>&lt;clause id="sect54.a-cla1"&gt;</text:span></text:span></text:p>
      <text:p text:style-name="P59"><text:span text:style-name="Macchina_20_da_20_scrivere_20_HTML"><text:span text:style-name="T4"><text:s text:c="20"/>&lt;num&gt;(1)&lt;/num&gt;</text:span></text:span></text:p>
      <text:p text:style-name="P59"><text:span text:style-name="Macchina_20_da_20_scrivere_20_HTML"><text:span text:style-name="T5"><text:s text:c="20"/>&lt;sideNote&gt;Cap 75.&lt;/sideNote&gt;</text:span></text:span></text:p>
      <text:p text:style-name="P59"><text:span text:style-name="Macchina_20_da_20_scrivere_20_HTML"><text:span text:style-name="T4"><text:s text:c="20"/>&lt;content&gt;</text:span></text:span></text:p>
      <text:p text:style-name="P59"><text:span text:style-name="Macchina_20_da_20_scrivere_20_HTML"><text:span text:style-name="T4"><text:s text:c="24"/>&lt;p&gt; Blah blah&lt;/p&gt;</text:span></text:span></text:p>
      <text:p text:style-name="P59"><text:span text:style-name="Macchina_20_da_20_scrivere_20_HTML"><text:span text:style-name="T4"><text:s text:c="20"/>&lt;/content&gt;</text:span></text:span></text:p>
      <text:p text:style-name="P59"><text:span text:style-name="Macchina_20_da_20_scrivere_20_HTML"><text:span text:style-name="T4"><text:s text:c="16"/>&lt;/clause&gt;</text:span></text:span></text:p>
      <text:p text:style-name="P59"><text:span text:style-name="Macchina_20_da_20_scrivere_20_HTML"><text:span text:style-name="T4"><text:s text:c="12"/>&lt;/section&gt;</text:span></text:span></text:p>
      <text:p text:style-name="P59"><text:span text:style-name="Macchina_20_da_20_scrivere_20_HTML"><text:span text:style-name="T4"><text:s text:c="8"/>&lt;/body&gt;</text:span></text:span></text:p>
      <text:p text:style-name="P59"><text:span text:style-name="Macchina_20_da_20_scrivere_20_HTML"><text:span text:style-name="T4"><text:s text:c="5"/>&lt;/act&gt;</text:span></text:span></text:p>
      <text:p text:style-name="P59"><text:span text:style-name="Macchina_20_da_20_scrivere_20_HTML"><text:span text:style-name="T4">&lt;/akomaNtoso&gt;</text:span></text:span></text:p>
      <text:p text:style-name="Standard">needs to become: </text:p>
      <text:p text:style-name="P59"><text:span text:style-name="Macchina_20_da_20_scrivere_20_HTML"><text:span text:style-name="T4">&lt;akomaNtoso xmlns="http://www.akomantoso.org/1.0"&gt;</text:span></text:span></text:p>
      <text:p text:style-name="P59"><text:span text:style-name="Macchina_20_da_20_scrivere_20_HTML"><text:span text:style-name="T4"><text:s text:c="4"/>&lt;act&gt;</text:span></text:span></text:p>
      <text:p text:style-name="P59"><text:span text:style-name="Macchina_20_da_20_scrivere_20_HTML"><text:span text:style-name="T4"><text:s text:c="8"/>...</text:span></text:span></text:p>
      <text:p text:style-name="P59"><text:span text:style-name="Macchina_20_da_20_scrivere_20_HTML"><text:span text:style-name="T4"><text:s text:c="8"/>&lt;body&gt;</text:span></text:span></text:p>
      <text:p text:style-name="P59"><text:span text:style-name="Macchina_20_da_20_scrivere_20_HTML"><text:span text:style-name="T4"><text:s text:c="12"/>&lt;section id="sect54.a"&gt;</text:span></text:span></text:p>
      <text:p text:style-name="P59"><text:span text:style-name="Macchina_20_da_20_scrivere_20_HTML"><text:span text:style-name="T4"><text:s text:c="16"/>&lt;num&gt;54A&lt;/num&gt;</text:span></text:span></text:p>
      <text:p text:style-name="P59"><text:span text:style-name="Macchina_20_da_20_scrivere_20_HTML"><text:span text:style-name="T4"><text:s text:c="16"/>&lt;heading&gt;Conduct of prosecutions.&lt;/heading&gt;</text:span></text:span></text:p>
      <text:p text:style-name="P59"><text:span text:style-name="Macchina_20_da_20_scrivere_20_HTML"><text:span text:style-name="T4"><text:s text:c="16"/>&lt;clause </text:span></text:span><text:span text:style-name="Macchina_20_da_20_scrivere_20_HTML"><text:span text:style-name="T5">id="sect54.a-cla1"</text:span></text:span><text:span text:style-name="Macchina_20_da_20_scrivere_20_HTML"><text:span text:style-name="T4">&gt;</text:span></text:span></text:p>
      <text:p text:style-name="P59"><text:span text:style-name="Macchina_20_da_20_scrivere_20_HTML"><text:span text:style-name="T4"><text:s text:c="20"/>&lt;num&gt;(1)&lt;/num&gt;</text:span></text:span></text:p>
      <text:p text:style-name="P59"><text:span text:style-name="Macchina_20_da_20_scrivere_20_HTML"><text:span text:style-name="T4"><text:s text:c="20"/>&lt;content&gt;</text:span></text:span></text:p>
      <text:p text:style-name="P59"><text:span text:style-name="Macchina_20_da_20_scrivere_20_HTML"><text:span text:style-name="T4"><text:s text:c="24"/>&lt;p&gt; Blah blah&lt;/p&gt;</text:span></text:span></text:p>
      <text:p text:style-name="P59"><text:span text:style-name="Macchina_20_da_20_scrivere_20_HTML"><text:span text:style-name="T4"><text:s text:c="20"/>&lt;/content&gt;</text:span></text:span></text:p>
      <text:p text:style-name="P59"><text:span text:style-name="Macchina_20_da_20_scrivere_20_HTML"><text:span text:style-name="T4"><text:s text:c="16"/>&lt;/clause&gt;</text:span></text:span></text:p>
      <text:p text:style-name="P59"><text:span text:style-name="Macchina_20_da_20_scrivere_20_HTML"><text:span text:style-name="T4"><text:s text:c="12"/>&lt;/section&gt;</text:span></text:span></text:p>
      <text:p text:style-name="P59"><text:span text:style-name="Macchina_20_da_20_scrivere_20_HTML"><text:span text:style-name="T4"><text:s text:c="8"/>&lt;/body&gt;</text:span></text:span></text:p>
      <text:p text:style-name="P59"><text:soft-page-break/><text:span text:style-name="Macchina_20_da_20_scrivere_20_HTML"><text:span text:style-name="T5"><text:s text:c="8"/>&lt;outOfLines&gt;</text:span></text:span></text:p>
      <text:p text:style-name="P59"><text:span text:style-name="Macchina_20_da_20_scrivere_20_HTML"><text:span text:style-name="T5"><text:s text:c="12"/>&lt;outOfLine id="out01" type="sideNote" href="#sect54.a-cla1"&gt;</text:span></text:span></text:p>
      <text:p text:style-name="P59"><text:span text:style-name="Macchina_20_da_20_scrivere_20_HTML"><text:span text:style-name="T5"><text:s text:c="16"/>&lt;p&gt;Cap 75.&lt;/p&gt;</text:span></text:span></text:p>
      <text:p text:style-name="P59"><text:span text:style-name="Macchina_20_da_20_scrivere_20_HTML"><text:span text:style-name="T5"><text:s text:c="12"/>&lt;/outOfLine&gt;</text:span></text:span></text:p>
      <text:p text:style-name="P59"><text:span text:style-name="Macchina_20_da_20_scrivere_20_HTML"><text:span text:style-name="T5"><text:s text:c="8"/>&lt;/outOfLines&gt;</text:span></text:span></text:p>
      <text:p text:style-name="P59"><text:span text:style-name="Macchina_20_da_20_scrivere_20_HTML"><text:span text:style-name="T4"><text:s text:c="4"/>&lt;/act&gt;</text:span></text:span></text:p>
      <text:p text:style-name="P59"><text:span text:style-name="Macchina_20_da_20_scrivere_20_HTML"><text:span text:style-name="T4">&lt;/akomaNtoso&gt;</text:span></text:span></text:p>
      <text:p text:style-name="Standard">Please note three issues: </text:p>
      <text:list xml:id="list686458538" text:continue-numbering="true" text:style-name="WW8Num41">
        <text:list-item>
          <text:p text:style-name="P34">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4">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4">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7">NOT backward-compatible. Elements have been removed and a whole new section created in all types of documents.</text:span></text:p>
      <text:h text:style-name="Heading_20_3" text:outline-level="3">Content model reorganization for speeches</text:h>
      <text:p text:style-name="P52">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756569409" text:style-name="WW8Num54">
        <text:list-item>
          <text:p text:style-name="P39">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9">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9">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9">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9">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text:soft-page-break/>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7">NOT backward-compatible. Element names have been changed.</text:span></text:p>
      <text:h text:style-name="Heading_20_3" text:outline-level="3">Bug fixes</text:h>
      <text:list xml:id="list727444419" text:style-name="WW8Num22">
        <text:list-item>
          <text:p text:style-name="P40">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40">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7">Content differences:</text:p>
      <text:list xml:id="list267164698" text:continue-list="list140107612" text:style-name="WW8Num15">
        <text:list-item>
          <text:p text:style-name="P31">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1"><text:soft-page-break/>All Top Level Classes have now a proposed syntax for IDs (that was up to this day only mentioned as TBD). </text:p>
        </text:list-item>
        <text:list-item>
          <text:p text:style-name="P31">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1">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1">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1">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3">Case differences (specific to the camelCase release):</text:p>
      <text:list xml:id="list1236925272" text:continue-numbering="true" text:style-name="WW8Num15">
        <text:list-item>
          <text:p text:style-name="P31">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401044701" text:style-name="WW8Num33">
        <text:list-item>
          <text:p text:style-name="P41">A name that is composed of a simple term is all in lowercase (e.g., <text:span text:style-name="Macchina_20_da_20_scrivere_20_HTML">section, act, publication</text:span>).</text:p>
        </text:list-item>
        <text:list-item>
          <text:p text:style-name="P41">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1">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602011760" text:continue-list="list1236925272" text:style-name="WW8Num15">
        <text:list-item>
          <text:p text:style-name="P31">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1">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97"><text:soft-page-break/>Most of the modifications accept and organize the proposal from Monica Palmirani in a document called “Common Open Standard for Judgments”. </text:p>
      <text:p text:style-name="Standard">Modifications unrelated to the judgment we find: </text:p>
      <text:list xml:id="list456857519" text:continue-numbering="true" text:style-name="WW8Num15">
        <text:list-item>
          <text:p text:style-name="P31">A new element for debate documents called <text:span text:style-name="Macchina_20_da_20_scrivere_20_HTML">DeclarationofVote</text:span></text:p>
        </text:list-item>
        <text:list-item>
          <text:p text:style-name="P31">A new element <text:span text:style-name="Macchina_20_da_20_scrivere_20_HTML">this</text:span> is added in all FRBR levels to report the URI of the specific component where the metadata block is found</text:p>
        </text:list-item>
        <text:list-item>
          <text:p text:style-name="P31">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98">Modifications related to the judgment as specified in Palmirani’s document are: </text:p>
      <text:list xml:id="list2108080863" text:style-name="WW8Num26">
        <text:list-item>
          <text:p text:style-name="P42">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2">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2">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2">An additional metadata element, <text:span text:style-name="Macchina_20_da_20_scrivere_20_HTML">workflow</text:span>, and its repeatable child <text:span text:style-name="Macchina_20_da_20_scrivere_20_HTML">action</text:span> have been added. </text:p>
        </text:list-item>
      </text:list>
      <text:p text:style-name="P99">Some modifications diverge from Palmirani’s proposal, as follows:</text:p>
      <text:list xml:id="list1046728176" text:style-name="WW8Num58">
        <text:list-item>
          <text:p text:style-name="P43">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3">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3">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99">Open issues are as follows: </text:p>
      <text:list xml:id="list1091497586" text:style-name="WW8Num63">
        <text:list-item>
          <text:p text:style-name="P44">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5">http://en.wikipedia.org/wiki/Judgment_%28law%29</text:span></text:span></text:a><text:span text:style-name="T25">: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4">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text:soft-page-break/>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392853583" text:style-name="WW8Num21">
        <text:list-item>
          <text:p text:style-name="P45">Element <text:span text:style-name="Macchina_20_da_20_scrivere_20_HTML">clauses</text:span> has been renamed into <text:span text:style-name="Macchina_20_da_20_scrivere_20_HTML">body</text:span>. NOT BACKWARD COMPATIBLE</text:p>
        </text:list-item>
        <text:list-item>
          <text:p text:style-name="P45">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0">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5">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5">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5">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5">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5">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5">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5">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text:soft-page-break/>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5">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5">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5">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5">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5">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5">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5">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text:soft-page-break/>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7">Please note: </text:span>an intermediate, non official release dated 30/11/2006 already contains some of these modifications). </text:p>
      <text:list xml:id="list678263896" text:style-name="WW8Num14">
        <text:list-item>
          <text:p text:style-name="P46">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6">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6">Element <text:span text:style-name="Macchina_20_da_20_scrivere_20_HTML">ActDate</text:span> now has a <text:span text:style-name="Macchina_20_da_20_scrivere_20_HTML">date</text:span> attribute for normalized dates. </text:p>
        </text:list-item>
        <text:list-item>
          <text:p text:style-name="P46">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390952024" text:continue-numbering="true" text:style-name="WW8Num14">
        <text:list-item>
          <text:p text:style-name="P46">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6"><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6"><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6"><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6">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6">A new textual modification has been added, <text:span text:style-name="Macchina_20_da_20_scrivere_20_HTML">Renumbering</text:span>. </text:p>
        </text:list-item>
        <text:list-item>
          <text:p text:style-name="P46">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6">The element <text:span text:style-name="Macchina_20_da_20_scrivere_20_HTML">condition</text:span> has now a new <text:span text:style-name="Macchina_20_da_20_scrivere_20_HTML">frozen</text:span> attribute. </text:p>
        </text:list-item>
      </text:list>
      <text:h text:style-name="Heading_20_2" text:outline-level="2"><text:soft-page-break/>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423413905" text:style-name="WW8Num44">
        <text:list-item>
          <text:p text:style-name="P47">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7">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7">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7">The attribute <text:span text:style-name="Macchina_20_da_20_scrivere_20_HTML">numbering</text:span> has been removed because of doubts of its real usefulness. Can be reinstated if found needed. </text:p>
        </text:list-item>
        <text:list-item>
          <text:p text:style-name="P47">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7">The content model of all metadata elements has been simplified removing the attributes for style and enactment that made little sense for them. </text:p>
        </text:list-item>
        <text:list-item>
          <text:p text:style-name="P47">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7">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7">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7">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7">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7"><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text:soft-page-break/>and <text:span text:style-name="Macchina_20_da_20_scrivere_20_HTML">preservation</text:span>. </text:p>
        </text:list-item>
        <text:list-item>
          <text:p text:style-name="P47"><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2012929668" text:style-name="WW8Num32">
        <text:list-item>
          <text:p text:style-name="P48">The <text:span text:style-name="Macchina_20_da_20_scrivere_20_HTML">mod</text:span> element has been included in the list of inline elements and now can actually be used.</text:p>
        </text:list-item>
        <text:list-item>
          <text:p text:style-name="P48">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8">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635006088" text:style-name="WW8Num40">
        <text:list-item>
          <text:p text:style-name="P49">The content model of the debate now has also answers and others and comments. </text:p>
        </text:list-item>
        <text:list-item>
          <text:p text:style-name="P49">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9">Ids in speeches, questions, answers, and others is now optional instead of required. </text:p>
        </text:list-item>
        <text:list-item>
          <text:p text:style-name="P49">The <text:span text:style-name="T26">li</text:span> element now allows also paragraphs (<text:span text:style-name="T26">p</text:span> elements)</text:p>
        </text:list-item>
        <text:list-item>
          <text:p text:style-name="P49">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9">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9">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1507529144" text:style-name="WW8Num38">
        <text:list-item>
          <text:p text:style-name="P50">All references to PAPI have been removed and substituted with Akoma Ntoso, both in the schema documents and the documentation (in the following forms: <text:span text:style-name="code">akomantoso</text:span>, AKOMA NTOSO, and AN). </text:p>
        </text:list-item>
        <text:list-item>
          <text:p text:style-name="P50">After registering the proper domain name, the namespace for Akoma Ntoso documents is now <text:span text:style-name="code">http://www.akomantoso.org/1.0</text:span>. </text:p>
        </text:list-item>
        <text:list-item>
          <text:p text:style-name="P50">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281318217" text:style-name="WW8Num46">
        <text:list-item>
          <text:p text:style-name="P51">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51"><text:soft-page-break/>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1">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1">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1">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1">A new element <text:span text:style-name="code">&lt;subtitle&gt;</text:span> has been added for hierarchical structures that contain subtitles in addition to number and title. </text:p>
        </text:list-item>
        <text:list-item>
          <text:p text:style-name="P51">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1">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1">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818859411" text:continue-numbering="true" text:style-name="WW8Num46">
        <text:list-item>
          <text:p text:style-name="P51">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1">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1">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1">A new marker element has been added, <text:span text:style-name="code">recordedTime</text:span>, to handle the specification, anywhere in the text, of the moment in which the remark, agenda item or question was proposed. </text:p>
        </text:list-item>
        <text:list-item>
          <text:p text:style-name="P51">A new section of meta elements has been added, <text:span text:style-name="code">persons</text:span>, to list all the people <text:soft-page-break/>whose remarks have been recorded in the minutes or reports. </text:p>
        </text:list-item>
        <text:list-item>
          <text:p text:style-name="P51">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ucida Sans1" svg:font-family="'Lucida Sans'"/>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Footnote" style:family="paragraph" style:parent-style-name="Standard" style:class="extra">
      <style:paragraph-properties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2" style:family="text">
      <style:text-properties style:font-name="Wingding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1" style:family="text">
      <style:text-properties style:font-name="Symbol"/>
    </style:style>
    <style:style style:name="WW8Num33z2" style:family="text">
      <style:text-properties style:font-name="Wingdings"/>
    </style:style>
    <style:style style:name="WW8Num33z4" style:family="text">
      <style:text-properties style:font-name="Courier New"/>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fo:font-size="10pt" style:font-size-asian="10pt"/>
    </style:style>
    <style:style style:name="WW8Num36z2" style:family="text">
      <style:text-properties style:font-name="Wingdings" fo:font-size="10pt" style:font-size-asian="10pt"/>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4z0" style:family="text">
      <style:text-properties style:font-name="Wingdings"/>
    </style:style>
    <style:style style:name="WW8Num44z1" style:family="text">
      <style:text-properties style:font-name="Courier New"/>
    </style:style>
    <style:style style:name="WW8Num44z3" style:family="text">
      <style:text-properties style:font-name="Symbol"/>
    </style:style>
    <style:style style:name="WW8Num46z0" style:family="text">
      <style:text-properties style:font-name="Wingdings"/>
    </style:style>
    <style:style style:name="WW8Num46z1" style:family="text">
      <style:text-properties style:font-name="Courier New"/>
    </style:style>
    <style:style style:name="WW8Num46z3"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1z0" style:family="text">
      <style:text-properties style:font-name="Wingdings"/>
    </style:style>
    <style:style style:name="WW8Num51z1" style:family="text">
      <style:text-properties style:font-name="Courier New"/>
    </style:style>
    <style:style style:name="WW8Num51z3" style:family="text">
      <style:text-properties style:font-name="Symbol"/>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Wingdings"/>
    </style:style>
    <style:style style:name="WW8Num53z1" style:family="text">
      <style:text-properties style:font-name="Courier New"/>
    </style:style>
    <style:style style:name="WW8Num53z3" style:family="text">
      <style:text-properties style:font-name="Symbol"/>
    </style:style>
    <style:style style:name="WW8Num54z0" style:family="text">
      <style:text-properties style:font-name="Wingdings"/>
    </style:style>
    <style:style style:name="WW8Num54z1" style:family="text">
      <style:text-properties style:font-name="Courier New"/>
    </style:style>
    <style:style style:name="WW8Num54z3" style:family="text">
      <style:text-properties style:font-name="Symbol"/>
    </style:style>
    <style:style style:name="WW8Num56z0" style:family="text">
      <style:text-properties style:font-name="Wingdings"/>
    </style:style>
    <style:style style:name="WW8Num56z1" style:family="text">
      <style:text-properties style:font-name="Courier New"/>
    </style:style>
    <style:style style:name="WW8Num56z3" style:family="text">
      <style:text-properties style:font-name="Symbol"/>
    </style:style>
    <style:style style:name="WW8Num57z0" style:family="text">
      <style:text-properties style:font-name="Wingdings"/>
    </style:style>
    <style:style style:name="WW8Num57z1" style:family="text">
      <style:text-properties style:font-name="Courier New"/>
    </style:style>
    <style:style style:name="WW8Num57z3"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1z1" style:family="text">
      <style:text-properties style:font-name="Courier New" style:font-name-complex="Courier New"/>
    </style:style>
    <style:style style:name="WW8Num61z2" style:family="text">
      <style:text-properties style:font-name="Wingdings"/>
    </style:style>
    <style:style style:name="WW8Num61z3" style:family="text">
      <style:text-properties style:font-name="Symbol"/>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Wingdings"/>
    </style:style>
    <style:style style:name="WW8Num64z1" style:family="text">
      <style:text-properties style:font-name="Courier New"/>
    </style:style>
    <style:style style:name="WW8Num64z3" style:family="text">
      <style:text-properties style:font-name="Symbol"/>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style>
    <style:style style:name="WW8Num25z1"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Testo_20_fumetto_20_Carattere" style:display-name="Testo fumetto Carattere" style:family="text">
      <style:text-properties style:font-name="Lucida Grande" fo:font-size="9pt" fo:language="en" fo:country="US" style:font-size-asian="9pt" style:font-size-complex="9pt"/>
    </style:style>
    <style:style style:name="tt" style:family="text">
      <style:text-properties style:font-name="Courier New"/>
    </style:style>
    <style:style style:name="Testo_20_nota_20_a_20_piè_20_di_20_pagina_20_Carattere" style:display-name="Testo nota a piè di pagina Carattere" style:family="text">
      <style:text-properties style:font-name="Times New Roman" fo:language="en" fo:country="US"/>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Fabio Vitali</dc:creator>
    <dc:date>2013-01-20T19:27:00</dc:date>
    <meta:editing-cycles>16</meta:editing-cycles>
    <meta:editing-duration>P3DT23H3M</meta:editing-duration>
    <meta:document-statistic meta:table-count="1" meta:image-count="0" meta:object-count="0" meta:page-count="58" meta:paragraph-count="980" meta:word-count="26133" meta:character-count="167668"/>
    <meta:generator>OpenOffice.org/3.3$Unix OpenOffice.org_project/330m20$Build-9567</meta:generator>
  </office:meta>
</office:document-meta>
</file>